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7">h</text:span><text:span text:style-name="_32_686">e</text:span><text:span text:style-name="_32_"> </text:span><text:span text:style-name="_31_561">D</text:span><text:span text:style-name="_32_395">e</text:span><text:span text:style-name="_33_46">c</text:span><text:span text:style-name="_31_525">l</text:span><text:span text:style-name="_32_266">a</text:span><text:span text:style-name="_36_37">r</text:span><text:span text:style-name="_31_615">a</text:span><text:span text:style-name="_32_077">t</text:span><text:span text:style-name="_34_93">i</text:span><text:span text:style-name="_31_315">o</text:span><text:span text:style-name="_32_086">n</text:span><text:span text:style-name="_33_"> </text:span><text:span text:style-name="_31_609">o</text:span><text:span text:style-name="_32_257">f</text:span><text:span text:style-name="_32_"> </text:span><text:span text:style-name="_31_129">I</text:span><text:span text:style-name="_32_623">n</text:span><text:span text:style-name="_37_90">d</text:span><text:span text:style-name="_31_399">e</text:span><text:span text:style-name="_32_578">p</text:span><text:span text:style-name="_36_10">e</text:span><text:span text:style-name="_31_747">n</text:span><text:span text:style-name="_32_683">d</text:span><text:span text:style-name="_37_78">e</text:span><text:span text:style-name="_31_426">n</text:span><text:span text:style-name="_32_332">c</text:span><text:span text:style-name="_32_41">e</text:span></text:p>
      <text:p text:style-name="P1"><text:span text:style-name="_32_317">I</text:span><text:span text:style-name="_37_69">N</text:span><text:span text:style-name="_39_02"> </text:span><text:span text:style-name="_32_437">C</text:span><text:span text:style-name="_33_37">O</text:span><text:span text:style-name="_31_777">N</text:span><text:span text:style-name="_32_065">G</text:span><text:span text:style-name="_37_09">R</text:span><text:span text:style-name="_31_309">E</text:span><text:span text:style-name="_32_281">S</text:span><text:span text:style-name="_34_93">S</text:span><text:span text:style-name="_31_393">,</text:span><text:span text:style-name="_31_803"> </text:span><text:span text:style-name="_34_81">J</text:span><text:span text:style-name="_31_543">u</text:span><text:span text:style-name="_32_317">l</text:span><text:span text:style-name="_36_10">y</text:span><text:span text:style-name="_39_03"> </text:span><text:span text:style-name="_32_209">4</text:span><text:span text:style-name="_35_89">,</text:span><text:span text:style-name="_39_03"> </text:span><text:span text:style-name="_32_317">1</text:span><text:span text:style-name="_32_65">7</text:span><text:span text:style-name="_31_777">7</text:span><text:span text:style-name="_32_149">6</text:span><text:span text:style-name="_36_73">.</text:span></text:p>
      <text:p text:style-name="P1"><text:span text:style-name="_32_689">T</text:span><text:span text:style-name="_37_18">h</text:span><text:span text:style-name="_31_183">e</text:span><text:span text:style-name="_31_803"> </text:span><text:span text:style-name="_32_38">u</text:span><text:span text:style-name="_31_219">n</text:span><text:span text:style-name="_32_302">a</text:span><text:span text:style-name="_37_03">n</text:span><text:span text:style-name="_31_213">i</text:span><text:span text:style-name="_32_101">m</text:span><text:span text:style-name="_38_98">o</text:span><text:span text:style-name="_31_579">u</text:span><text:span text:style-name="_32_149">s</text:span><text:span text:style-name="_33_"> </text:span><text:span text:style-name="_31_417">D</text:span><text:span text:style-name="_32_662">e</text:span><text:span text:style-name="_34_12">c</text:span><text:span text:style-name="_31_141">l</text:span><text:span text:style-name="_32_290">a</text:span><text:span text:style-name="_33_49">r</text:span><text:span text:style-name="_31_603">a</text:span><text:span text:style-name="_32_497">t</text:span><text:span text:style-name="_36_37">i</text:span><text:span text:style-name="_31_426">o</text:span><text:span text:style-name="_32_623">n</text:span><text:span text:style-name="_33_"> </text:span><text:span text:style-name="_31_669">o</text:span><text:span text:style-name="_32_149">f</text:span><text:span text:style-name="_33_"> </text:span><text:span text:style-name="_31_777">t</text:span><text:span text:style-name="_32_479">h</text:span><text:span text:style-name="_35_26">e</text:span><text:span text:style-name="_39_03"> </text:span><text:span text:style-name="_32_113">t</text:span><text:span text:style-name="_35_38">h</text:span><text:span text:style-name="_31_525">i</text:span><text:span text:style-name="_32_245">r</text:span><text:span text:style-name="_34_57">t</text:span><text:span text:style-name="_31_615">e</text:span><text:span text:style-name="_32_050">e</text:span><text:span text:style-name="_32_47">n</text:span><text:span text:style-name="_39_03"> </text:span><text:span text:style-name="_32_686">u</text:span><text:span text:style-name="_37_75">n</text:span><text:span text:style-name="_31_381">i</text:span><text:span text:style-name="_32_677">t</text:span><text:span text:style-name="_38_95">e</text:span><text:span text:style-name="_31_726">d</text:span><text:span text:style-name="_31_803"> </text:span><text:span text:style-name="_38_41">S</text:span><text:span text:style-name="_31_381">t</text:span><text:span text:style-name="_32_107">a</text:span><text:span text:style-name="_34_45">t</text:span><text:span text:style-name="_31_138">e</text:span><text:span text:style-name="_32_077">s</text:span><text:span text:style-name="_33_"> </text:span><text:span text:style-name="_31_201">o</text:span><text:span text:style-name="_32_509">f</text:span><text:span text:style-name="_33_"> </text:span><text:span text:style-name="_31_213">A</text:span><text:span text:style-name="_32_041">m</text:span><text:span text:style-name="_37_78">e</text:span><text:span text:style-name="_31_165">r</text:span><text:span text:style-name="_32_605">i</text:span><text:span text:style-name="_34_24">c</text:span><text:span text:style-name="_31_213">a</text:span><text:span text:style-name="_32_077">,</text:span></text:p>
      <text:p text:style-name="P1"><text:span text:style-name="_31_201">W</text:span><text:span text:style-name="_32_467">h</text:span><text:span text:style-name="_34_90">e</text:span><text:span text:style-name="_31_381">n</text:span><text:span text:style-name="_31_802"> </text:span><text:span text:style-name="_35_29">i</text:span><text:span text:style-name="_31_237">n</text:span><text:span text:style-name="_31_802"> </text:span><text:span text:style-name="_38_89">t</text:span><text:span text:style-name="_31_726">h</text:span><text:span text:style-name="_32_575">e</text:span><text:span text:style-name="_32_"> </text:span><text:span text:style-name="_31_393">C</text:span><text:span text:style-name="_32_119">o</text:span><text:span text:style-name="_33_58">u</text:span><text:span text:style-name="_31_417">r</text:span><text:span text:style-name="_32_518">s</text:span><text:span text:style-name="_37_87">e</text:span><text:span text:style-name="_39_03"> </text:span><text:span text:style-name="_32_317">o</text:span><text:span text:style-name="_35_17">f</text:span><text:span text:style-name="_39_03"> </text:span><text:span text:style-name="_32_431">h</text:span><text:span text:style-name="_32_38">u</text:span><text:span text:style-name="_31_597">m</text:span><text:span text:style-name="_32_287">a</text:span><text:span text:style-name="_33_46">n</text:span><text:span text:style-name="_39_03"> </text:span><text:span text:style-name="_32_662">e</text:span><text:span text:style-name="_35_92">v</text:span><text:span text:style-name="_31_531">e</text:span><text:span text:style-name="_32_398">n</text:span><text:span text:style-name="_34_93">t</text:span><text:span text:style-name="_31_393">s</text:span><text:span text:style-name="_32_077">,</text:span><text:span text:style-name="_33_"> </text:span><text:span text:style-name="_31_705">i</text:span><text:span text:style-name="_32_077">t</text:span><text:span text:style-name="_32_"> </text:span><text:span text:style-name="_31_786">b</text:span><text:span text:style-name="_32_395">e</text:span><text:span text:style-name="_34_66">c</text:span><text:span text:style-name="_31_363">o</text:span><text:span text:style-name="_32_041">m</text:span><text:span text:style-name="_38_86">e</text:span><text:span text:style-name="_31_240">s</text:span><text:span text:style-name="_31_802"> </text:span><text:span text:style-name="_38_47">n</text:span><text:span text:style-name="_31_546">e</text:span><text:span text:style-name="_32_590">c</text:span><text:span text:style-name="_36_43">e</text:span><text:span text:style-name="_31_510">s</text:span><text:span text:style-name="_32_464">s</text:span><text:span text:style-name="_36_67">a</text:span><text:span text:style-name="_31_177">r</text:span><text:span text:style-name="_32_086">y</text:span><text:span text:style-name="_33_"> </text:span><text:span text:style-name="_31_357">f</text:span><text:span text:style-name="_32_221">o</text:span><text:span text:style-name="_38_17">r</text:span><text:span text:style-name="_39_03"> </text:span><text:span text:style-name="_32_035">o</text:span><text:span text:style-name="_33_22">n</text:span><text:span text:style-name="_31_561">e</text:span><text:span text:style-name="_31_802"> </text:span><text:span text:style-name="_32_50">p</text:span><text:span text:style-name="_31_723">e</text:span><text:span text:style-name="_32_254">o</text:span><text:span text:style-name="_34_27">p</text:span><text:span text:style-name="_31_249">l</text:span><text:span text:style-name="_32_497">e</text:span><text:span text:style-name="_33_"> </text:span><text:span text:style-name="_31_717">t</text:span><text:span text:style-name="_32_653">o</text:span><text:span text:style-name="_33_"> </text:span><text:span text:style-name="_31_495">d</text:span><text:span text:style-name="_32_689">i</text:span><text:span text:style-name="_34_90">s</text:span><text:span text:style-name="_31_258">s</text:span><text:span text:style-name="_32_659">o</text:span><text:span text:style-name="_33_13">l</text:span><text:span text:style-name="_31_366">v</text:span><text:span text:style-name="_32_251">e</text:span><text:span text:style-name="_33_"> </text:span><text:span text:style-name="_31_429">t</text:span><text:span text:style-name="_32_431">h</text:span><text:span text:style-name="_36_70">e</text:span><text:span text:style-name="_39_02"> </text:span><text:span text:style-name="_32_647">p</text:span><text:span text:style-name="_38_86">o</text:span><text:span text:style-name="_31_381">l</text:span><text:span text:style-name="_32_509">i</text:span><text:span text:style-name="_34_21">t</text:span><text:span text:style-name="_31_537">i</text:span><text:span text:style-name="_32_650">c</text:span><text:span text:style-name="_32_83">a</text:span><text:span text:style-name="_31_705">l</text:span><text:span text:style-name="_31_803"> </text:span><text:span text:style-name="_38_26">b</text:span><text:span text:style-name="_31_183">a</text:span><text:span text:style-name="_32_578">n</text:span><text:span text:style-name="_35_35">d</text:span><text:span text:style-name="_31_381">s</text:span><text:span text:style-name="_31_803"> </text:span><text:span text:style-name="_32_65">w</text:span><text:span text:style-name="_31_678">h</text:span><text:span text:style-name="_32_401">i</text:span><text:span text:style-name="_35_92">c</text:span><text:span text:style-name="_31_669">h</text:span><text:span text:style-name="_31_803"> </text:span><text:span text:style-name="_34_30">h</text:span><text:span text:style-name="_31_399">a</text:span><text:span text:style-name="_32_086">v</text:span><text:span text:style-name="_34_15">e</text:span><text:span text:style-name="_39_02"> </text:span><text:span text:style-name="_32_608">c</text:span><text:span text:style-name="_37_78">o</text:span><text:span text:style-name="_31_147">n</text:span><text:span text:style-name="_32_290">n</text:span><text:span text:style-name="_35_98">e</text:span><text:span text:style-name="_31_324">c</text:span><text:span text:style-name="_32_293">t</text:span><text:span text:style-name="_38_62">e</text:span><text:span text:style-name="_31_723">d</text:span><text:span text:style-name="_31_802"> </text:span><text:span text:style-name="_36_01">t</text:span><text:span text:style-name="_31_750">h</text:span><text:span text:style-name="_32_515">e</text:span><text:span text:style-name="_35_17">m</text:span><text:span text:style-name="_39_03"> </text:span><text:span text:style-name="_32_617">w</text:span><text:span text:style-name="_35_29">i</text:span><text:span text:style-name="_31_669">t</text:span><text:span text:style-name="_32_041">h</text:span><text:span text:style-name="_33_"> </text:span><text:span text:style-name="_31_510">a</text:span><text:span text:style-name="_32_215">n</text:span><text:span text:style-name="_38_98">o</text:span><text:span text:style-name="_31_717">t</text:span><text:span text:style-name="_32_611">h</text:span><text:span text:style-name="_38_17">e</text:span><text:span text:style-name="_31_609">r</text:span><text:span text:style-name="_32_077">,</text:span><text:span text:style-name="_32_"> </text:span><text:span text:style-name="_31_747">a</text:span><text:span text:style-name="_32_302">n</text:span><text:span text:style-name="_32_29">d</text:span><text:span text:style-name="_39_03"> </text:span><text:span text:style-name="_32_113">t</text:span><text:span text:style-name="_36_97">o</text:span><text:span text:style-name="_39_02"> </text:span><text:span text:style-name="_32_215">a</text:span><text:span text:style-name="_36_10">s</text:span><text:span text:style-name="_31_396">s</text:span><text:span text:style-name="_32_290">u</text:span><text:span text:style-name="_36_01">m</text:span><text:span text:style-name="_31_345">e</text:span><text:span text:style-name="_31_802"> </text:span><text:span text:style-name="_32_74">a</text:span><text:span text:style-name="_31_393">m</text:span><text:span text:style-name="_32_083">o</text:span><text:span text:style-name="_37_78">n</text:span><text:span text:style-name="_31_603">g</text:span><text:span text:style-name="_31_803"> </text:span><text:span text:style-name="_36_73">t</text:span><text:span text:style-name="_31_138">h</text:span><text:span text:style-name="_32_515">e</text:span><text:span text:style-name="_32_"> </text:span><text:span text:style-name="_31_783">p</text:span><text:span text:style-name="_32_650">o</text:span><text:span text:style-name="_38_77">w</text:span><text:span text:style-name="_31_399">e</text:span><text:span text:style-name="_32_437">r</text:span><text:span text:style-name="_35_38">s</text:span><text:span text:style-name="_39_03"> </text:span><text:span text:style-name="_32_077">o</text:span><text:span text:style-name="_36_61">f</text:span><text:span text:style-name="_39_02"> </text:span><text:span text:style-name="_32_257">t</text:span><text:span text:style-name="_35_02">h</text:span><text:span text:style-name="_31_675">e</text:span><text:span text:style-name="_31_802"> </text:span><text:span text:style-name="_32_38">e</text:span><text:span text:style-name="_31_603">a</text:span><text:span text:style-name="_32_029">r</text:span><text:span text:style-name="_38_05">t</text:span><text:span text:style-name="_31_789">h</text:span><text:span text:style-name="_32_617">,</text:span><text:span text:style-name="_33_"> </text:span><text:span text:style-name="_31_705">t</text:span><text:span text:style-name="_32_083">h</text:span><text:span text:style-name="_38_62">e</text:span><text:span text:style-name="_39_02"> </text:span><text:span text:style-name="_32_044">s</text:span><text:span text:style-name="_35_02">e</text:span><text:span text:style-name="_31_711">p</text:span><text:span text:style-name="_32_446">a</text:span><text:span text:style-name="_33_49">r</text:span><text:span text:style-name="_31_690">a</text:span><text:span text:style-name="_32_065">t</text:span><text:span text:style-name="_37_15">e</text:span><text:span text:style-name="_39_03"> </text:span><text:span text:style-name="_32_263">a</text:span><text:span text:style-name="_36_70">n</text:span><text:span text:style-name="_31_237">d</text:span><text:span text:style-name="_31_802"> </text:span><text:span text:style-name="_33_22">e</text:span><text:span text:style-name="_31_687">q</text:span><text:span text:style-name="_32_287">u</text:span><text:span text:style-name="_35_26">a</text:span><text:span text:style-name="_31_417">l</text:span><text:span text:style-name="_31_802"> </text:span><text:span text:style-name="_36_82">s</text:span><text:span text:style-name="_31_501">t</text:span><text:span text:style-name="_32_335">a</text:span><text:span text:style-name="_33_37">t</text:span><text:span text:style-name="_31_165">i</text:span><text:span text:style-name="_32_122">o</text:span><text:span text:style-name="_33_55">n</text:span><text:span text:style-name="_39_03"> </text:span><text:span text:style-name="_32_281">t</text:span><text:span text:style-name="_33_01">o</text:span><text:span text:style-name="_39_02"> </text:span><text:span text:style-name="_32_425">w</text:span><text:span text:style-name="_35_35">h</text:span><text:span text:style-name="_31_561">i</text:span><text:span text:style-name="_32_122">c</text:span><text:span text:style-name="_38_89">h</text:span><text:span text:style-name="_39_03"> </text:span><text:span text:style-name="_32_137">t</text:span><text:span text:style-name="_37_75">h</text:span><text:span text:style-name="_31_606">e</text:span><text:span text:style-name="_31_802"> </text:span><text:span text:style-name="_33_49">P</text:span><text:span text:style-name="_31_606">e</text:span><text:span text:style-name="_32_683">n</text:span><text:span text:style-name="_33_49">t</text:span><text:span text:style-name="_31_510">a</text:span><text:span text:style-name="_32_569">t</text:span><text:span text:style-name="_36_79">e</text:span><text:span text:style-name="_31_387">u</text:span><text:span text:style-name="_32_038">c</text:span><text:span text:style-name="_36_01">h</text:span><text:span text:style-name="_39_02"> </text:span><text:span text:style-name="_32_209">o</text:span><text:span text:style-name="_38_77">f</text:span><text:span text:style-name="_39_02"> </text:span><text:span text:style-name="_32_029">N</text:span><text:span text:style-name="_37_06">a</text:span><text:span text:style-name="_31_165">t</text:span><text:span text:style-name="_32_575">u</text:span><text:span text:style-name="_36_73">r</text:span><text:span text:style-name="_31_501">e</text:span><text:span text:style-name="_31_802"> </text:span><text:span text:style-name="_35_98">a</text:span><text:span text:style-name="_31_255">n</text:span><text:span text:style-name="_32_389">d</text:span><text:span text:style-name="_32_"> </text:span><text:span text:style-name="_31_573">o</text:span><text:span text:style-name="_32_641">f</text:span><text:span text:style-name="_32_"> </text:span><text:span text:style-name="_31_561">N</text:span><text:span text:style-name="_32_518">a</text:span><text:span text:style-name="_33_13">t</text:span><text:span text:style-name="_31_579">u</text:span><text:span text:style-name="_32_581">r</text:span><text:span text:style-name="_33_19">e</text:span><text:span text:style-name="_31_705">'</text:span><text:span text:style-name="_32_482">s</text:span><text:span text:style-name="_32_"> </text:span><text:span text:style-name="_31_249">G</text:span><text:span text:style-name="_32_518">o</text:span><text:span text:style-name="_34_99">d</text:span><text:span text:style-name="_39_03"> </text:span><text:span text:style-name="_32_035">e</text:span><text:span text:style-name="_36_10">n</text:span><text:span text:style-name="_31_501">t</text:span><text:span text:style-name="_32_029">i</text:span><text:span text:style-name="_36_37">t</text:span><text:span text:style-name="_31_249">l</text:span><text:span text:style-name="_32_293">e</text:span><text:span text:style-name="_33_"> </text:span><text:span text:style-name="_31_669">t</text:span><text:span text:style-name="_32_230">h</text:span><text:span text:style-name="_38_83">e</text:span><text:span text:style-name="_31_237">m</text:span><text:span text:style-name="_32_329">,</text:span><text:span text:style-name="_33_"> </text:span><text:span text:style-name="_31_705">a</text:span><text:span text:style-name="_31_802"> </text:span><text:span text:style-name="_36_31">d</text:span><text:span text:style-name="_31_606">e</text:span><text:span text:style-name="_32_626">c</text:span><text:span text:style-name="_37_03">e</text:span><text:span text:style-name="_31_609">n</text:span><text:span text:style-name="_32_221">t</text:span><text:span text:style-name="_32_"> </text:span><text:span text:style-name="_31_309">r</text:span><text:span text:style-name="_32_650">e</text:span><text:span text:style-name="_35_32">s</text:span><text:span text:style-name="_31_786">p</text:span><text:span text:style-name="_32_611">e</text:span><text:span text:style-name="_32_41">c</text:span><text:span text:style-name="_31_249">t</text:span><text:span text:style-name="_31_803"> </text:span><text:span text:style-name="_32_29">t</text:span><text:span text:style-name="_31_573">o</text:span><text:span text:style-name="_31_803"> </text:span><text:span text:style-name="_38_41">t</text:span><text:span text:style-name="_31_507">h</text:span><text:span text:style-name="_32_290">e</text:span><text:span text:style-name="_33_"> </text:span><text:span text:style-name="_31_390">o</text:span><text:span text:style-name="_32_287">p</text:span><text:span text:style-name="_32_77">i</text:span><text:span text:style-name="_31_207">n</text:span><text:span text:style-name="_32_641">i</text:span><text:span text:style-name="_33_58">o</text:span><text:span text:style-name="_31_579">n</text:span><text:span text:style-name="_32_470">s</text:span><text:span text:style-name="_32_"> </text:span><text:span text:style-name="_31_777">o</text:span><text:span text:style-name="_32_641">f</text:span><text:span text:style-name="_33_"> </text:span><text:span text:style-name="_31_618">h</text:span><text:span text:style-name="_32_287">u</text:span><text:span text:style-name="_34_21">m</text:span><text:span text:style-name="_31_798">a</text:span><text:span text:style-name="_32_323">n</text:span><text:span text:style-name="_37_84">k</text:span><text:span text:style-name="_31_705">i</text:span><text:span text:style-name="_32_662">n</text:span><text:span text:style-name="_32_29">d</text:span><text:span text:style-name="_39_02"> </text:span><text:span text:style-name="_32_077">r</text:span><text:span text:style-name="_36_43">e</text:span><text:span text:style-name="_31_186">q</text:span><text:span text:style-name="_32_614">u</text:span><text:span text:style-name="_35_89">i</text:span><text:span text:style-name="_31_789">r</text:span><text:span text:style-name="_32_335">e</text:span><text:span text:style-name="_32_41">s</text:span><text:span text:style-name="_39_02"> </text:span><text:span text:style-name="_32_113">t</text:span><text:span text:style-name="_35_98">h</text:span><text:span text:style-name="_31_351">a</text:span><text:span text:style-name="_32_401">t</text:span><text:span text:style-name="_32_"> </text:span><text:span text:style-name="_31_741">t</text:span><text:span text:style-name="_32_614">h</text:span><text:span text:style-name="_38_23">e</text:span><text:span text:style-name="_31_789">y</text:span><text:span text:style-name="_31_802"> </text:span><text:span text:style-name="_38_92">s</text:span><text:span text:style-name="_31_246">h</text:span><text:span text:style-name="_32_107">o</text:span><text:span text:style-name="_38_14">u</text:span><text:span text:style-name="_31_489">l</text:span><text:span text:style-name="_32_065">d</text:span><text:span text:style-name="_33_"> </text:span><text:span text:style-name="_31_534">d</text:span><text:span text:style-name="_32_215">e</text:span><text:span text:style-name="_38_08">c</text:span><text:span text:style-name="_31_345">l</text:span><text:span text:style-name="_32_326">a</text:span><text:span text:style-name="_37_69">r</text:span><text:span text:style-name="_31_669">e</text:span><text:span text:style-name="_31_803"> </text:span><text:span text:style-name="_35_89">t</text:span><text:span text:style-name="_31_690">h</text:span><text:span text:style-name="_32_227">e</text:span><text:span text:style-name="_32_"> </text:span><text:span text:style-name="_31_396">c</text:span><text:span text:style-name="_32_398">a</text:span><text:span text:style-name="_34_99">u</text:span><text:span text:style-name="_31_366">s</text:span><text:span text:style-name="_32_647">e</text:span><text:span text:style-name="_38_86">s</text:span><text:span text:style-name="_39_02"> </text:span><text:span text:style-name="_32_509">w</text:span><text:span text:style-name="_32_47">h</text:span><text:span text:style-name="_31_537">i</text:span><text:span text:style-name="_32_470">c</text:span><text:span text:style-name="_34_21">h</text:span><text:span text:style-name="_39_03"> </text:span><text:span text:style-name="_32_209">i</text:span><text:span text:style-name="_38_17">m</text:span><text:span text:style-name="_31_354">p</text:span><text:span text:style-name="_32_215">e</text:span><text:span text:style-name="_33_49">l</text:span><text:span text:style-name="_39_02"> </text:span><text:span text:style-name="_32_389">t</text:span><text:span text:style-name="_33_43">h</text:span><text:span text:style-name="_31_678">e</text:span><text:span text:style-name="_32_437">m</text:span><text:span text:style-name="_32_"> </text:span><text:span text:style-name="_31_393">t</text:span><text:span text:style-name="_32_293">o</text:span><text:span text:style-name="_33_"> </text:span><text:span text:style-name="_31_321">t</text:span><text:span text:style-name="_32_395">h</text:span><text:span text:style-name="_36_70">e</text:span><text:span text:style-name="_39_03"> </text:span><text:span text:style-name="_32_212">s</text:span><text:span text:style-name="_32_74">e</text:span><text:span text:style-name="_31_318">p</text:span><text:span text:style-name="_32_623">a</text:span><text:span text:style-name="_37_81">r</text:span><text:span text:style-name="_31_399">a</text:span><text:span text:style-name="_32_473">t</text:span><text:span text:style-name="_38_53">i</text:span><text:span text:style-name="_31_798">o</text:span><text:span text:style-name="_32_077">n</text:span><text:span text:style-name="_35_17">.</text:span></text:p>
      <text:p text:style-name="P1"><text:span text:style-name="_32_281">W</text:span><text:span text:style-name="_34_09">e</text:span><text:span text:style-name="_39_03"> </text:span><text:span text:style-name="_32_107">h</text:span><text:span text:style-name="_36_34">o</text:span><text:span text:style-name="_31_573">l</text:span><text:span text:style-name="_32_137">d</text:span><text:span text:style-name="_32_"> </text:span><text:span text:style-name="_31_717">t</text:span><text:span text:style-name="_32_119">h</text:span><text:span text:style-name="_33_46">e</text:span><text:span text:style-name="_31_360">s</text:span><text:span text:style-name="_32_614">e</text:span><text:span text:style-name="_33_"> </text:span><text:span text:style-name="_31_177">t</text:span><text:span text:style-name="_32_041">r</text:span><text:span text:style-name="_32_47">u</text:span><text:span text:style-name="_31_705">t</text:span><text:span text:style-name="_32_086">h</text:span><text:span text:style-name="_34_57">s</text:span><text:span text:style-name="_39_03"> </text:span><text:span text:style-name="_32_617">t</text:span><text:span text:style-name="_38_77">o</text:span><text:span text:style-name="_39_03"> </text:span><text:span text:style-name="_32_575">b</text:span><text:span text:style-name="_32_86">e</text:span><text:span text:style-name="_39_03"> </text:span><text:span text:style-name="_32_404">s</text:span><text:span text:style-name="_34_18">e</text:span><text:span text:style-name="_31_669">l</text:span><text:span text:style-name="_32_461">f</text:span>-<text:span text:style-name="_31_687">e</text:span><text:span text:style-name="_32_158">v</text:span><text:span text:style-name="_38_05">i</text:span><text:span text:style-name="_31_570">d</text:span><text:span text:style-name="_32_467">e</text:span><text:span text:style-name="_34_21">n</text:span><text:span text:style-name="_31_717">t</text:span><text:span text:style-name="_32_473">,</text:span><text:span text:style-name="_32_"> </text:span><text:span text:style-name="_31_177">t</text:span><text:span text:style-name="_32_515">h</text:span><text:span text:style-name="_37_90">a</text:span><text:span text:style-name="_31_789">t</text:span><text:span text:style-name="_31_802"> </text:span><text:span text:style-name="_38_17">a</text:span><text:span text:style-name="_31_321">l</text:span><text:span text:style-name="_32_509">l</text:span><text:span text:style-name="_32_"> </text:span><text:span text:style-name="_31_393">m</text:span><text:span text:style-name="_32_506">e</text:span><text:span text:style-name="_38_59">n</text:span><text:span text:style-name="_39_03"> </text:span><text:span text:style-name="_32_083">a</text:span><text:span text:style-name="_32_29">r</text:span><text:span text:style-name="_31_222">e</text:span><text:span text:style-name="_31_802"> </text:span><text:span text:style-name="_36_64">c</text:span><text:span text:style-name="_31_129">r</text:span><text:span text:style-name="_32_662">e</text:span><text:span text:style-name="_37_78">a</text:span><text:span text:style-name="_31_249">t</text:span><text:span text:style-name="_32_587">e</text:span><text:span text:style-name="_37_09">d</text:span><text:span text:style-name="_39_02"> </text:span><text:span text:style-name="_32_431">e</text:span><text:span text:style-name="_36_34">q</text:span><text:span text:style-name="_31_690">u</text:span><text:span text:style-name="_32_047">a</text:span><text:span text:style-name="_36_97">l</text:span><text:span text:style-name="_31_201">,</text:span><text:span text:style-name="_31_803"> </text:span><text:span text:style-name="_33_01">t</text:span><text:span text:style-name="_31_402">h</text:span><text:span text:style-name="_32_107">a</text:span><text:span text:style-name="_36_73">t</text:span><text:span text:style-name="_39_03"> </text:span><text:span text:style-name="_32_137">t</text:span><text:span text:style-name="_37_78">h</text:span><text:span text:style-name="_31_759">e</text:span><text:span text:style-name="_32_257">y</text:span><text:span text:style-name="_32_"> </text:span><text:span text:style-name="_31_762">a</text:span><text:span text:style-name="_32_317">r</text:span><text:span text:style-name="_35_35">e</text:span><text:span text:style-name="_39_03"> </text:span><text:span text:style-name="_32_038">e</text:span><text:span text:style-name="_36_07">n</text:span><text:span text:style-name="_31_366">d</text:span><text:span text:style-name="_32_407">o</text:span><text:span text:style-name="_34_81">w</text:span><text:span text:style-name="_31_567">e</text:span><text:span text:style-name="_32_626">d</text:span><text:span text:style-name="_33_"> </text:span><text:span text:style-name="_31_426">b</text:span><text:span text:style-name="_32_116">y</text:span><text:span text:style-name="_32_"> </text:span><text:span text:style-name="_31_357">t</text:span><text:span text:style-name="_32_659">h</text:span><text:span text:style-name="_36_10">e</text:span><text:span text:style-name="_31_525">i</text:span><text:span text:style-name="_32_209">r</text:span><text:span text:style-name="_32_"> </text:span><text:span text:style-name="_31_309">C</text:span><text:span text:style-name="_32_461">r</text:span><text:span text:style-name="_34_54">e</text:span><text:span text:style-name="_31_135">a</text:span><text:span text:style-name="_32_221">t</text:span><text:span text:style-name="_32_77">o</text:span><text:span text:style-name="_31_249">r</text:span><text:span text:style-name="_31_802"> </text:span><text:span text:style-name="_36_73">w</text:span><text:span text:style-name="_31_321">i</text:span><text:span text:style-name="_32_569">t</text:span><text:span text:style-name="_37_09">h</text:span><text:span text:style-name="_39_02"> </text:span><text:span text:style-name="_32_284">c</text:span><text:span text:style-name="_34_18">e</text:span><text:span text:style-name="_31_741">r</text:span><text:span text:style-name="_32_149">t</text:span><text:span text:style-name="_32_47">a</text:span><text:span text:style-name="_31_141">i</text:span><text:span text:style-name="_32_662">n</text:span><text:span text:style-name="_32_"> </text:span><text:span text:style-name="_31_723">u</text:span><text:span text:style-name="_32_410">n</text:span><text:span text:style-name="_32_83">a</text:span><text:span text:style-name="_31_129">l</text:span><text:span text:style-name="_32_221">i</text:span><text:span text:style-name="_36_10">e</text:span><text:span text:style-name="_31_246">n</text:span><text:span text:style-name="_32_407">a</text:span><text:span text:style-name="_34_30">b</text:span><text:span text:style-name="_31_177">l</text:span><text:span text:style-name="_32_659">e</text:span><text:span text:style-name="_33_"> </text:span><text:span text:style-name="_31_681">R</text:span><text:span text:style-name="_32_437">i</text:span><text:span text:style-name="_37_78">g</text:span><text:span text:style-name="_31_219">h</text:span><text:span text:style-name="_32_065">t</text:span><text:span text:style-name="_36_01">s</text:span><text:span text:style-name="_31_177">,</text:span><text:span text:style-name="_31_802"> </text:span><text:span text:style-name="_33_37">t</text:span><text:span text:style-name="_31_171">h</text:span><text:span text:style-name="_32_698">a</text:span><text:span text:style-name="_34_93">t</text:span><text:span text:style-name="_39_03"> </text:span><text:span text:style-name="_32_143">a</text:span><text:span text:style-name="_35_29">m</text:span><text:span text:style-name="_31_246">o</text:span><text:span text:style-name="_32_662">n</text:span><text:span text:style-name="_33_55">g</text:span><text:span text:style-name="_39_02"> </text:span><text:span text:style-name="_32_101">t</text:span><text:span text:style-name="_36_07">h</text:span><text:span text:style-name="_31_174">e</text:span><text:span text:style-name="_32_140">s</text:span><text:span text:style-name="_37_78">e</text:span><text:span text:style-name="_39_02"> </text:span><text:span text:style-name="_32_143">a</text:span><text:span text:style-name="_33_49">r</text:span><text:span text:style-name="_31_402">e</text:span><text:span text:style-name="_31_802"> </text:span><text:span text:style-name="_32_65">L</text:span><text:span text:style-name="_31_753">i</text:span><text:span text:style-name="_32_497">f</text:span><text:span text:style-name="_33_37">e</text:span><text:span text:style-name="_31_597">,</text:span><text:span text:style-name="_31_802"> </text:span><text:span text:style-name="_36_01">L</text:span><text:span text:style-name="_31_537">i</text:span><text:span text:style-name="_32_086">b</text:span><text:span text:style-name="_33_55">e</text:span><text:span text:style-name="_31_345">r</text:span><text:span text:style-name="_32_281">t</text:span><text:span text:style-name="_33_01">y</text:span><text:span text:style-name="_39_02"> </text:span><text:span text:style-name="_32_443">a</text:span><text:span text:style-name="_38_26">n</text:span><text:span text:style-name="_31_561">d</text:span><text:span text:style-name="_31_802"> </text:span><text:span text:style-name="_38_77">t</text:span><text:span text:style-name="_31_210">h</text:span><text:span text:style-name="_32_683">e</text:span><text:span text:style-name="_33_"> </text:span><text:span text:style-name="_31_687">p</text:span><text:span text:style-name="_32_482">u</text:span><text:span text:style-name="_34_81">r</text:span><text:span text:style-name="_31_600">s</text:span><text:span text:style-name="_32_434">u</text:span><text:span text:style-name="_32_77">i</text:span><text:span text:style-name="_31_201">t</text:span><text:span text:style-name="_31_803"> </text:span><text:span text:style-name="_34_57">o</text:span><text:span text:style-name="_31_417">f</text:span><text:span text:style-name="_31_802"> </text:span><text:span text:style-name="_34_21">H</text:span><text:span text:style-name="_31_426">a</text:span><text:span text:style-name="_32_143">p</text:span><text:span text:style-name="_34_90">p</text:span><text:span text:style-name="_31_537">i</text:span><text:span text:style-name="_32_443">n</text:span><text:span text:style-name="_36_70">e</text:span><text:span text:style-name="_31_168">s</text:span><text:span text:style-name="_32_656">s</text:span><text:span text:style-name="_37_69">.</text:span>--<text:span text:style-name="_36_97">T</text:span><text:span text:style-name="_31_390">h</text:span><text:span text:style-name="_32_677">a</text:span><text:span text:style-name="_36_25">t</text:span><text:span text:style-name="_39_02"> </text:span><text:span text:style-name="_32_293">t</text:span><text:span text:style-name="_38_05">o</text:span><text:span text:style-name="_39_02"> </text:span><text:span text:style-name="_32_392">s</text:span><text:span text:style-name="_34_54">e</text:span><text:span text:style-name="_31_402">c</text:span><text:span text:style-name="_32_611">u</text:span><text:span text:style-name="_36_01">r</text:span><text:span text:style-name="_31_237">e</text:span><text:span text:style-name="_31_803"> </text:span><text:span text:style-name="_34_81">t</text:span><text:span text:style-name="_31_210">h</text:span><text:span text:style-name="_32_263">e</text:span><text:span text:style-name="_38_92">s</text:span><text:span text:style-name="_31_690">e</text:span><text:span text:style-name="_31_803"> </text:span><text:span text:style-name="_34_57">r</text:span><text:span text:style-name="_31_789">i</text:span><text:span text:style-name="_32_587">g</text:span><text:span text:style-name="_33_22">h</text:span><text:span text:style-name="_31_573">t</text:span><text:span text:style-name="_32_113">s</text:span><text:span text:style-name="_38_41">,</text:span><text:span text:style-name="_39_03"> </text:span><text:span text:style-name="_32_041">G</text:span><text:span text:style-name="_37_15">o</text:span><text:span text:style-name="_31_318">v</text:span><text:span text:style-name="_32_263">e</text:span><text:span text:style-name="_38_41">r</text:span><text:span text:style-name="_31_330">n</text:span><text:span text:style-name="_32_401">m</text:span><text:span text:style-name="_34_99">e</text:span><text:span text:style-name="_31_150">n</text:span><text:span text:style-name="_32_581">t</text:span><text:span text:style-name="_38_53">s</text:span><text:span text:style-name="_39_03"> </text:span><text:span text:style-name="_32_578">a</text:span><text:span text:style-name="_36_01">r</text:span><text:span text:style-name="_31_543">e</text:span><text:span text:style-name="_31_803"> </text:span><text:span text:style-name="_34_93">i</text:span><text:span text:style-name="_31_690">n</text:span><text:span text:style-name="_32_680">s</text:span><text:span text:style-name="_34_09">t</text:span><text:span text:style-name="_31_141">i</text:span><text:span text:style-name="_32_401">t</text:span><text:span text:style-name="_38_95">u</text:span><text:span text:style-name="_31_489">t</text:span><text:span text:style-name="_32_614">e</text:span><text:span text:style-name="_36_73">d</text:span><text:span text:style-name="_39_02"> </text:span><text:span text:style-name="_32_479">a</text:span><text:span text:style-name="_36_61">m</text:span><text:span text:style-name="_31_582">o</text:span><text:span text:style-name="_32_302">n</text:span><text:span text:style-name="_34_99">g</text:span><text:span text:style-name="_39_03"> </text:span><text:span text:style-name="_32_401">M</text:span><text:span text:style-name="_35_98">e</text:span><text:span text:style-name="_31_723">n</text:span><text:span text:style-name="_32_401">,</text:span><text:span text:style-name="_33_"> </text:span><text:span text:style-name="_31_258">d</text:span><text:span text:style-name="_32_155">e</text:span><text:span text:style-name="_36_61">r</text:span><text:span text:style-name="_31_141">i</text:span><text:span text:style-name="_32_284">v</text:span><text:span text:style-name="_33_13">i</text:span><text:span text:style-name="_31_714">n</text:span><text:span text:style-name="_32_209">g</text:span><text:span text:style-name="_33_"> </text:span><text:span text:style-name="_31_393">t</text:span><text:span text:style-name="_32_590">h</text:span><text:span text:style-name="_32_71">e</text:span><text:span text:style-name="_31_309">i</text:span><text:span text:style-name="_32_209">r</text:span><text:span text:style-name="_32_"> </text:span><text:span text:style-name="_31_561">j</text:span><text:span text:style-name="_32_587">u</text:span><text:span text:style-name="_34_54">s</text:span><text:span text:style-name="_31_669">t</text:span><text:span text:style-name="_31_803"> </text:span><text:span text:style-name="_38_59">p</text:span><text:span text:style-name="_31_606">o</text:span><text:span text:style-name="_32_497">w</text:span><text:span text:style-name="_33_22">e</text:span><text:span text:style-name="_31_609">r</text:span><text:span text:style-name="_32_104">s</text:span><text:span text:style-name="_32_"> </text:span><text:span text:style-name="_31_201">f</text:span><text:span text:style-name="_32_065">r</text:span><text:span text:style-name="_36_01">o</text:span><text:span text:style-name="_31_501">m</text:span><text:span text:style-name="_31_802"> </text:span><text:span text:style-name="_34_93">t</text:span><text:span text:style-name="_31_567">h</text:span><text:span text:style-name="_32_254">e</text:span><text:span text:style-name="_32_"> </text:span><text:span text:style-name="_31_492">c</text:span><text:span text:style-name="_32_338">o</text:span><text:span text:style-name="_34_99">n</text:span><text:span text:style-name="_31_714">s</text:span><text:span text:style-name="_32_650">e</text:span><text:span text:style-name="_37_03">n</text:span><text:span text:style-name="_31_345">t</text:span><text:span text:style-name="_31_802"> </text:span><text:span text:style-name="_33_01">o</text:span><text:span text:style-name="_31_537">f</text:span><text:span text:style-name="_31_803"> </text:span><text:span text:style-name="_38_77">t</text:span><text:span text:style-name="_31_426">h</text:span><text:span text:style-name="_32_623">e</text:span><text:span text:style-name="_32_"> </text:span><text:span text:style-name="_31_759">g</text:span><text:span text:style-name="_32_086">o</text:span><text:span text:style-name="_34_54">v</text:span><text:span text:style-name="_31_219">e</text:span><text:span text:style-name="_32_461">r</text:span><text:span text:style-name="_32_47">n</text:span><text:span text:style-name="_31_390">e</text:span><text:span text:style-name="_32_677">d</text:span><text:span text:style-name="_33_01">,</text:span><text:span text:style-name="_39_02"> </text:span>--<text:span text:style-name="_31_141">T</text:span><text:span text:style-name="_32_254">h</text:span><text:span text:style-name="_35_23">a</text:span><text:span text:style-name="_31_429">t</text:span><text:span text:style-name="_31_803"> </text:span><text:span text:style-name="_34_21">w</text:span><text:span text:style-name="_31_762">h</text:span><text:span text:style-name="_32_479">e</text:span><text:span text:style-name="_38_50">n</text:span><text:span text:style-name="_31_135">e</text:span><text:span text:style-name="_32_332">v</text:span><text:span text:style-name="_33_58">e</text:span><text:span text:style-name="_31_201">r</text:span><text:span text:style-name="_31_802"> </text:span><text:span text:style-name="_36_70">a</text:span><text:span text:style-name="_31_219">n</text:span><text:span text:style-name="_32_149">y</text:span><text:span text:style-name="_32_"> </text:span><text:span text:style-name="_31_717">F</text:span><text:span text:style-name="_32_101">o</text:span><text:span text:style-name="_36_61">r</text:span><text:span text:style-name="_31_525">m</text:span><text:span text:style-name="_31_802"> </text:span><text:span text:style-name="_36_61">o</text:span><text:span text:style-name="_31_213">f</text:span><text:span text:style-name="_31_802"> </text:span><text:span text:style-name="_32_65">G</text:span><text:span text:style-name="_31_351">o</text:span><text:span text:style-name="_32_614">v</text:span><text:span text:style-name="_37_75">e</text:span><text:span text:style-name="_31_345">r</text:span><text:span text:style-name="_32_518">n</text:span><text:span text:style-name="_34_57">m</text:span><text:span text:style-name="_31_510">e</text:span><text:span text:style-name="_32_443">n</text:span><text:span text:style-name="_33_13">t</text:span><text:span text:style-name="_39_03"> </text:span><text:span text:style-name="_32_587">b</text:span><text:span text:style-name="_34_30">e</text:span><text:span text:style-name="_31_246">c</text:span><text:span text:style-name="_32_215">o</text:span><text:span text:style-name="_37_81">m</text:span><text:span text:style-name="_31_582">e</text:span><text:span text:style-name="_32_428">s</text:span><text:span text:style-name="_32_"> </text:span><text:span text:style-name="_31_798">d</text:span><text:span text:style-name="_32_659">e</text:span><text:span text:style-name="_38_98">s</text:span><text:span text:style-name="_31_705">t</text:span><text:span text:style-name="_32_473">r</text:span><text:span text:style-name="_36_79">u</text:span><text:span text:style-name="_31_708">c</text:span><text:span text:style-name="_32_677">t</text:span><text:span text:style-name="_32_29">i</text:span><text:span text:style-name="_31_798">v</text:span><text:span text:style-name="_32_509">e</text:span><text:span text:style-name="_32_"> </text:span><text:span text:style-name="_31_525">o</text:span><text:span text:style-name="_32_029">f</text:span><text:span text:style-name="_33_"> </text:span><text:span text:style-name="_31_597">t</text:span><text:span text:style-name="_32_122">h</text:span><text:span text:style-name="_38_95">e</text:span><text:span text:style-name="_31_690">s</text:span><text:span text:style-name="_32_299">e</text:span><text:span text:style-name="_32_"> </text:span><text:span text:style-name="_31_150">e</text:span><text:span text:style-name="_32_155">n</text:span><text:span text:style-name="_36_82">d</text:span><text:span text:style-name="_31_756">s</text:span><text:span text:style-name="_32_137">,</text:span><text:span text:style-name="_32_"> </text:span><text:span text:style-name="_31_609">i</text:span><text:span text:style-name="_32_113">t</text:span><text:span text:style-name="_33_"> </text:span><text:span text:style-name="_31_561">i</text:span><text:span text:style-name="_32_569">s</text:span><text:span text:style-name="_33_"> </text:span><text:span text:style-name="_31_381">t</text:span><text:span text:style-name="_32_086">h</text:span><text:span text:style-name="_35_23">e</text:span><text:span text:style-name="_39_03"> </text:span><text:span text:style-name="_32_329">R</text:span><text:span text:style-name="_34_57">i</text:span><text:span text:style-name="_31_534">g</text:span><text:span text:style-name="_32_215">h</text:span><text:span text:style-name="_35_89">t</text:span><text:span text:style-name="_39_02"> </text:span><text:span text:style-name="_32_281">o</text:span><text:span text:style-name="_38_05">f</text:span><text:span text:style-name="_39_02"> </text:span><text:span text:style-name="_32_209">t</text:span><text:span text:style-name="_38_62">h</text:span><text:span text:style-name="_31_315">e</text:span><text:span text:style-name="_31_802"> </text:span><text:span text:style-name="_36_01">P</text:span><text:span text:style-name="_31_351">e</text:span><text:span text:style-name="_32_446">o</text:span><text:span text:style-name="_35_26">p</text:span><text:span text:style-name="_31_573">l</text:span><text:span text:style-name="_32_287">e</text:span><text:span text:style-name="_33_"> </text:span><text:span text:style-name="_31_249">t</text:span><text:span text:style-name="_32_149">o</text:span><text:span text:style-name="_32_"> </text:span><text:span text:style-name="_31_570">a</text:span><text:span text:style-name="_32_473">l</text:span><text:span text:style-name="_38_41">t</text:span><text:span text:style-name="_31_435">e</text:span><text:span text:style-name="_32_605">r</text:span><text:span text:style-name="_33_"> </text:span><text:span text:style-name="_31_345">o</text:span><text:span text:style-name="_32_653">r</text:span><text:span text:style-name="_32_"> </text:span><text:span text:style-name="_31_525">t</text:span><text:span text:style-name="_32_653">o</text:span><text:span text:style-name="_33_"> </text:span><text:span text:style-name="_31_714">a</text:span><text:span text:style-name="_32_155">b</text:span><text:span text:style-name="_34_54">o</text:span><text:span text:style-name="_31_201">l</text:span><text:span text:style-name="_32_689">i</text:span><text:span text:style-name="_37_12">s</text:span><text:span text:style-name="_31_717">h</text:span><text:span text:style-name="_31_803"> </text:span><text:span text:style-name="_38_53">i</text:span><text:span text:style-name="_31_357">t</text:span><text:span text:style-name="_32_329">,</text:span><text:span text:style-name="_32_"> </text:span><text:span text:style-name="_31_318">a</text:span><text:span text:style-name="_32_659">n</text:span><text:span text:style-name="_38_17">d</text:span><text:span text:style-name="_39_03"> </text:span><text:span text:style-name="_32_209">t</text:span><text:span text:style-name="_32_41">o</text:span><text:span text:style-name="_39_02"> </text:span><text:span text:style-name="_32_281">i</text:span><text:span text:style-name="_33_19">n</text:span><text:span text:style-name="_31_174">s</text:span><text:span text:style-name="_32_473">t</text:span><text:span text:style-name="_36_01">i</text:span><text:span text:style-name="_31_741">t</text:span><text:span text:style-name="_32_071">u</text:span><text:span text:style-name="_38_77">t</text:span><text:span text:style-name="_31_750">e</text:span><text:span text:style-name="_31_803"> </text:span><text:span text:style-name="_34_51">n</text:span><text:span text:style-name="_31_390">e</text:span><text:span text:style-name="_32_425">w</text:span><text:span text:style-name="_32_"> </text:span><text:span text:style-name="_31_321">G</text:span><text:span text:style-name="_32_326">o</text:span><text:span text:style-name="_34_60">v</text:span><text:span text:style-name="_31_243">e</text:span><text:span text:style-name="_32_077">r</text:span><text:span text:style-name="_33_10">n</text:span><text:span text:style-name="_31_129">m</text:span><text:span text:style-name="_32_515">e</text:span><text:span text:style-name="_35_98">n</text:span><text:span text:style-name="_31_321">t</text:span><text:span text:style-name="_32_581">,</text:span><text:span text:style-name="_32_"> </text:span><text:span text:style-name="_31_417">l</text:span><text:span text:style-name="_32_647">a</text:span><text:span text:style-name="_38_26">y</text:span><text:span text:style-name="_31_753">i</text:span><text:span text:style-name="_32_110">n</text:span><text:span text:style-name="_36_07">g</text:span><text:span text:style-name="_39_02"> </text:span><text:span text:style-name="_32_101">i</text:span><text:span text:style-name="_33_13">t</text:span><text:span text:style-name="_31_249">s</text:span><text:span text:style-name="_31_803"> </text:span><text:span text:style-name="_38_41">f</text:span><text:span text:style-name="_31_759">o</text:span><text:span text:style-name="_32_086">u</text:span><text:span text:style-name="_33_46">n</text:span><text:span text:style-name="_31_315">d</text:span><text:span text:style-name="_32_146">a</text:span><text:span text:style-name="_37_81">t</text:span><text:span text:style-name="_31_177">i</text:span><text:span text:style-name="_32_047">o</text:span><text:span text:style-name="_38_05">n</text:span><text:span text:style-name="_39_02"> </text:span><text:span text:style-name="_32_467">o</text:span><text:span text:style-name="_34_18">n</text:span><text:span text:style-name="_39_03"> </text:span><text:span text:style-name="_32_650">s</text:span><text:span text:style-name="_33_07">u</text:span><text:span text:style-name="_31_786">c</text:span><text:span text:style-name="_32_659">h</text:span><text:span text:style-name="_33_"> </text:span><text:span text:style-name="_31_351">p</text:span><text:span text:style-name="_32_041">r</text:span><text:span text:style-name="_36_37">i</text:span><text:span text:style-name="_31_546">n</text:span><text:span text:style-name="_32_068">c</text:span><text:span text:style-name="_36_97">i</text:span><text:span text:style-name="_31_714">p</text:span><text:span text:style-name="_32_605">l</text:span><text:span text:style-name="_35_26">e</text:span><text:span text:style-name="_31_756">s</text:span><text:span text:style-name="_31_803"> </text:span><text:span text:style-name="_34_15">a</text:span><text:span text:style-name="_31_258">n</text:span><text:span text:style-name="_32_473">d</text:span><text:span text:style-name="_33_"> </text:span><text:span text:style-name="_31_726">o</text:span><text:span text:style-name="_32_041">r</text:span><text:span text:style-name="_32_47">g</text:span><text:span text:style-name="_31_219">a</text:span><text:span text:style-name="_32_614">n</text:span><text:span text:style-name="_34_81">i</text:span><text:span text:style-name="_31_504">z</text:span><text:span text:style-name="_32_689">i</text:span><text:span text:style-name="_35_26">n</text:span><text:span text:style-name="_31_669">g</text:span><text:span text:style-name="_31_803"> </text:span><text:span text:style-name="_36_37">i</text:span><text:span text:style-name="_31_237">t</text:span><text:span text:style-name="_32_497">s</text:span><text:span text:style-name="_32_"> </text:span><text:span text:style-name="_31_726">p</text:span><text:span text:style-name="_32_575">o</text:span><text:span text:style-name="_34_81">w</text:span><text:span text:style-name="_31_603">e</text:span><text:span text:style-name="_32_653">r</text:span><text:span text:style-name="_36_46">s</text:span><text:span text:style-name="_39_02"> </text:span><text:span text:style-name="_32_461">i</text:span><text:span text:style-name="_34_57">n</text:span><text:span text:style-name="_39_03"> </text:span><text:span text:style-name="_32_644">s</text:span><text:span text:style-name="_38_86">u</text:span><text:span text:style-name="_31_798">c</text:span><text:span text:style-name="_32_251">h</text:span><text:span text:style-name="_32_"> </text:span><text:span text:style-name="_31_489">f</text:span><text:span text:style-name="_32_509">o</text:span><text:span text:style-name="_32_29">r</text:span><text:span text:style-name="_31_777">m</text:span><text:span text:style-name="_32_401">,</text:span><text:span text:style-name="_32_"> </text:span><text:span text:style-name="_31_135">a</text:span><text:span text:style-name="_32_230">s</text:span><text:span text:style-name="_32_"> </text:span><text:span text:style-name="_31_741">t</text:span><text:span text:style-name="_32_329">o</text:span><text:span text:style-name="_33_"> </text:span><text:span text:style-name="_31_345">t</text:span><text:span text:style-name="_32_110">h</text:span><text:span text:style-name="_35_23">e</text:span><text:span text:style-name="_31_429">m</text:span><text:span text:style-name="_31_803"> </text:span><text:span text:style-name="_37_06">s</text:span><text:span text:style-name="_31_363">h</text:span><text:span text:style-name="_32_245">a</text:span><text:span text:style-name="_34_09">l</text:span><text:span text:style-name="_31_717">l</text:span><text:span text:style-name="_31_803"> </text:span><text:span text:style-name="_32_50">s</text:span><text:span text:style-name="_31_183">e</text:span><text:span text:style-name="_32_617">e</text:span><text:span text:style-name="_32_77">m</text:span><text:span text:style-name="_39_03"> </text:span><text:span text:style-name="_32_473">m</text:span><text:span text:style-name="_35_98">o</text:span><text:span text:style-name="_31_240">s</text:span><text:span text:style-name="_32_509">t</text:span><text:span text:style-name="_32_"> </text:span><text:span text:style-name="_31_141">l</text:span><text:span text:style-name="_32_137">i</text:span><text:span text:style-name="_34_48">k</text:span><text:span text:style-name="_31_510">e</text:span><text:span text:style-name="_32_257">l</text:span><text:span text:style-name="_38_41">y</text:span><text:span text:style-name="_39_03"> </text:span><text:span text:style-name="_32_113">t</text:span><text:span text:style-name="_33_37">o</text:span><text:span text:style-name="_39_02"> </text:span><text:span text:style-name="_32_035">e</text:span><text:span text:style-name="_35_89">f</text:span><text:span text:style-name="_31_561">f</text:span><text:span text:style-name="_32_686">e</text:span><text:span text:style-name="_37_81">c</text:span><text:span text:style-name="_31_777">t</text:span><text:span text:style-name="_31_802"> </text:span><text:span text:style-name="_33_49">t</text:span><text:span text:style-name="_31_207">h</text:span><text:span text:style-name="_32_614">e</text:span><text:span text:style-name="_34_57">i</text:span><text:span text:style-name="_31_489">r</text:span><text:span text:style-name="_31_802"> </text:span><text:span text:style-name="_38_53">S</text:span><text:span text:style-name="_31_606">a</text:span><text:span text:style-name="_32_293">f</text:span><text:span text:style-name="_36_79">e</text:span><text:span text:style-name="_31_789">t</text:span><text:span text:style-name="_32_149">y</text:span><text:span text:style-name="_32_"> </text:span><text:span text:style-name="_31_435">a</text:span><text:span text:style-name="_32_470">n</text:span><text:span text:style-name="_34_21">d</text:span><text:span text:style-name="_39_03"> </text:span><text:span text:style-name="_32_281">H</text:span><text:span text:style-name="_32_71">a</text:span><text:span text:style-name="_31_330">p</text:span><text:span text:style-name="_32_038">p</text:span><text:span text:style-name="_38_89">i</text:span><text:span text:style-name="_31_723">n</text:span><text:span text:style-name="_32_335">e</text:span><text:span text:style-name="_33_46">s</text:span><text:span text:style-name="_31_561">s</text:span><text:span text:style-name="_32_497">.</text:span><text:span text:style-name="_32_"> </text:span><text:span text:style-name="_31_345">P</text:span><text:span text:style-name="_32_137">r</text:span><text:span text:style-name="_37_78">u</text:span><text:span text:style-name="_31_351">d</text:span><text:span text:style-name="_32_302">e</text:span><text:span text:style-name="_32_83">n</text:span><text:span text:style-name="_31_618">c</text:span><text:span text:style-name="_32_323">e</text:span><text:span text:style-name="_33_37">,</text:span><text:span text:style-name="_39_02"> </text:span><text:span text:style-name="_32_245">i</text:span><text:span text:style-name="_33_10">n</text:span><text:span text:style-name="_31_531">d</text:span><text:span text:style-name="_32_662">e</text:span><text:span text:style-name="_32_47">e</text:span><text:span text:style-name="_31_345">d</text:span><text:span text:style-name="_32_041">,</text:span><text:span text:style-name="_32_"> </text:span><text:span text:style-name="_31_141">w</text:span><text:span text:style-name="_32_245">i</text:span><text:span text:style-name="_38_05">l</text:span><text:span text:style-name="_31_597">l</text:span><text:span text:style-name="_31_802"> </text:span><text:span text:style-name="_32_74">d</text:span><text:span text:style-name="_31_681">i</text:span><text:span text:style-name="_32_332">c</text:span><text:span text:style-name="_33_49">t</text:span><text:span text:style-name="_31_351">a</text:span><text:span text:style-name="_32_245">t</text:span><text:span text:style-name="_37_90">e</text:span><text:span text:style-name="_39_02"> </text:span><text:span text:style-name="_32_473">t</text:span><text:span text:style-name="_32_47">h</text:span><text:span text:style-name="_31_678">a</text:span><text:span text:style-name="_32_281">t</text:span><text:span text:style-name="_32_"> </text:span><text:span text:style-name="_31_741">G</text:span><text:span text:style-name="_32_035">o</text:span><text:span text:style-name="_34_30">v</text:span><text:span text:style-name="_31_543">e</text:span><text:span text:style-name="_32_401">r</text:span><text:span text:style-name="_33_22">n</text:span><text:span text:style-name="_31_141">m</text:span><text:span text:style-name="_32_251">e</text:span><text:span text:style-name="_34_54">n</text:span><text:span text:style-name="_31_393">t</text:span><text:span text:style-name="_32_137">s</text:span><text:span text:style-name="_33_"> </text:span><text:span text:style-name="_31_537">l</text:span><text:span text:style-name="_32_047">o</text:span><text:span text:style-name="_33_10">n</text:span><text:span text:style-name="_31_489">g</text:span><text:span text:style-name="_31_802"> </text:span><text:span text:style-name="_33_19">e</text:span><text:span text:style-name="_31_606">s</text:span><text:span text:style-name="_32_281">t</text:span><text:span text:style-name="_34_18">a</text:span><text:span text:style-name="_31_615">b</text:span><text:span text:style-name="_32_389">l</text:span><text:span text:style-name="_33_13">i</text:span><text:span text:style-name="_31_714">s</text:span><text:span text:style-name="_32_395">h</text:span><text:span text:style-name="_32_50">e</text:span><text:span text:style-name="_31_387">d</text:span><text:span text:style-name="_31_802"> </text:span><text:span text:style-name="_38_20">s</text:span><text:span text:style-name="_31_258">h</text:span><text:span text:style-name="_32_290">o</text:span><text:span text:style-name="_36_31">u</text:span><text:span text:style-name="_31_789">l</text:span><text:span text:style-name="_32_257">d</text:span><text:span text:style-name="_32_"> </text:span><text:span text:style-name="_31_387">n</text:span><text:span text:style-name="_32_122">o</text:span><text:span text:style-name="_38_89">t</text:span><text:span text:style-name="_39_03"> </text:span><text:span text:style-name="_32_683">b</text:span><text:span text:style-name="_34_18">e</text:span><text:span text:style-name="_39_02"> </text:span><text:span text:style-name="_32_476">c</text:span><text:span text:style-name="_38_62">h</text:span><text:span text:style-name="_31_210">a</text:span><text:span text:style-name="_32_647">n</text:span><text:span text:style-name="_33_19">g</text:span><text:span text:style-name="_31_426">e</text:span><text:span text:style-name="_32_041">d</text:span><text:span text:style-name="_32_"> </text:span><text:span text:style-name="_31_789">f</text:span><text:span text:style-name="_32_317">o</text:span><text:span text:style-name="_38_53">r</text:span><text:span text:style-name="_39_03"> </text:span><text:span text:style-name="_32_401">l</text:span><text:span text:style-name="_34_21">i</text:span><text:span text:style-name="_31_135">g</text:span><text:span text:style-name="_32_086">h</text:span><text:span text:style-name="_33_01">t</text:span><text:span text:style-name="_39_03"> </text:span><text:span text:style-name="_32_227">a</text:span><text:span text:style-name="_37_90">n</text:span><text:span text:style-name="_31_525">d</text:span><text:span text:style-name="_31_802"> </text:span><text:span text:style-name="_33_13">t</text:span><text:span text:style-name="_31_705">r</text:span><text:span text:style-name="_32_335">a</text:span><text:span text:style-name="_32_38">n</text:span><text:span text:style-name="_31_132">s</text:span><text:span text:style-name="_32_113">i</text:span><text:span text:style-name="_32_86">e</text:span><text:span text:style-name="_31_717">n</text:span><text:span text:style-name="_32_329">t</text:span><text:span text:style-name="_33_"> </text:span><text:span text:style-name="_31_420">c</text:span><text:span text:style-name="_32_254">a</text:span><text:span text:style-name="_37_15">u</text:span><text:span text:style-name="_31_750">s</text:span><text:span text:style-name="_32_443">e</text:span><text:span text:style-name="_37_78">s</text:span><text:span text:style-name="_31_141">;</text:span><text:span text:style-name="_31_803"> </text:span><text:span text:style-name="_32_47">a</text:span><text:span text:style-name="_31_498">n</text:span><text:span text:style-name="_32_293">d</text:span><text:span text:style-name="_32_"> </text:span><text:span text:style-name="_31_174">a</text:span><text:span text:style-name="_32_464">c</text:span><text:span text:style-name="_33_52">c</text:span><text:span text:style-name="_31_246">o</text:span><text:span text:style-name="_32_329">r</text:span><text:span text:style-name="_32_86">d</text:span><text:span text:style-name="_31_777">i</text:span><text:span text:style-name="_32_695">n</text:span><text:span text:style-name="_36_07">g</text:span><text:span text:style-name="_31_561">l</text:span><text:span text:style-name="_32_218">y</text:span><text:span text:style-name="_32_"> </text:span><text:span text:style-name="_31_357">a</text:span><text:span text:style-name="_32_065">l</text:span><text:span text:style-name="_38_77">l</text:span><text:span text:style-name="_39_03"> </text:span><text:span text:style-name="_32_650">e</text:span><text:span text:style-name="_36_76">x</text:span><text:span text:style-name="_31_498">p</text:span><text:span text:style-name="_32_695">e</text:span><text:span text:style-name="_37_09">r</text:span><text:span text:style-name="_31_393">i</text:span><text:span text:style-name="_32_647">e</text:span><text:span text:style-name="_33_46">n</text:span><text:span text:style-name="_31_348">c</text:span><text:span text:style-name="_32_086">e</text:span><text:span text:style-name="_33_"> </text:span><text:span text:style-name="_31_330">h</text:span><text:span text:style-name="_32_479">a</text:span><text:span text:style-name="_35_29">t</text:span><text:span text:style-name="_31_381">h</text:span><text:span text:style-name="_31_803"> </text:span><text:span text:style-name="_36_34">s</text:span><text:span text:style-name="_31_759">h</text:span><text:span text:style-name="_32_230">e</text:span><text:span text:style-name="_36_61">w</text:span><text:span text:style-name="_31_255">n</text:span><text:span text:style-name="_32_209">,</text:span><text:span text:style-name="_33_"> </text:span><text:span text:style-name="_31_237">t</text:span><text:span text:style-name="_32_119">h</text:span><text:span text:style-name="_34_18">a</text:span><text:span text:style-name="_31_237">t</text:span><text:span text:style-name="_31_803"> </text:span><text:span text:style-name="_34_63">h</text:span><text:span text:style-name="_31_714">u</text:span><text:span text:style-name="_32_041">m</text:span><text:span text:style-name="_35_26">a</text:span><text:span text:style-name="_31_435">n</text:span><text:span text:style-name="_32_326">k</text:span><text:span text:style-name="_34_93">i</text:span><text:span text:style-name="_31_603">n</text:span><text:span text:style-name="_32_077">d</text:span><text:span text:style-name="_32_"> </text:span><text:span text:style-name="_31_426">a</text:span><text:span text:style-name="_32_137">r</text:span><text:span text:style-name="_35_35">e</text:span><text:span text:style-name="_39_03"> </text:span><text:span text:style-name="_32_041">m</text:span><text:span text:style-name="_33_43">o</text:span><text:span text:style-name="_31_753">r</text:span><text:span text:style-name="_32_662">e</text:span><text:span text:style-name="_33_"> </text:span><text:span text:style-name="_31_327">d</text:span><text:span text:style-name="_32_281">i</text:span><text:span text:style-name="_38_86">s</text:span><text:span text:style-name="_31_795">p</text:span><text:span text:style-name="_32_410">o</text:span><text:span text:style-name="_34_60">s</text:span><text:span text:style-name="_31_762">e</text:span><text:span text:style-name="_32_317">d</text:span><text:span text:style-name="_32_"> </text:span><text:span text:style-name="_31_309">t</text:span><text:span text:style-name="_32_113">o</text:span><text:span text:style-name="_33_"> </text:span><text:span text:style-name="_31_690">s</text:span><text:span text:style-name="_32_467">u</text:span><text:span text:style-name="_34_57">f</text:span><text:span text:style-name="_31_309">f</text:span><text:span text:style-name="_32_041">e</text:span><text:span text:style-name="_36_61">r</text:span><text:span text:style-name="_31_417">,</text:span><text:span text:style-name="_31_802"> </text:span><text:span text:style-name="_36_97">w</text:span><text:span text:style-name="_31_618">h</text:span><text:span text:style-name="_32_461">i</text:span><text:span text:style-name="_38_05">l</text:span><text:span text:style-name="_31_711">e</text:span><text:span text:style-name="_31_802"> </text:span><text:span text:style-name="_36_07">e</text:span><text:span text:style-name="_31_798">v</text:span><text:span text:style-name="_32_137">i</text:span><text:span text:style-name="_32_29">l</text:span><text:span text:style-name="_31_309">s</text:span><text:span text:style-name="_31_802"> </text:span><text:span text:style-name="_34_15">a</text:span><text:span text:style-name="_31_201">r</text:span><text:span text:style-name="_32_038">e</text:span><text:span text:style-name="_33_"> </text:span><text:span text:style-name="_31_258">s</text:span><text:span text:style-name="_32_335">u</text:span><text:span text:style-name="_34_81">f</text:span><text:span text:style-name="_31_489">f</text:span><text:span text:style-name="_32_158">e</text:span><text:span text:style-name="_36_97">r</text:span><text:span text:style-name="_31_171">a</text:span><text:span text:style-name="_32_470">b</text:span><text:span text:style-name="_34_93">l</text:span><text:span text:style-name="_31_243">e</text:span><text:span text:style-name="_32_497">,</text:span><text:span text:style-name="_33_"> </text:span><text:span text:style-name="_31_609">t</text:span><text:span text:style-name="_32_335">h</text:span><text:span text:style-name="_38_86">a</text:span><text:span text:style-name="_31_741">n</text:span><text:span text:style-name="_31_802"> </text:span><text:span text:style-name="_32_65">t</text:span><text:span text:style-name="_31_165">o</text:span><text:span text:style-name="_31_803"> </text:span><text:span text:style-name="_38_05">r</text:span><text:span text:style-name="_31_741">i</text:span><text:span text:style-name="_32_650">g</text:span><text:span text:style-name="_34_87">h</text:span><text:span text:style-name="_31_777">t</text:span><text:span text:style-name="_31_803"> </text:span><text:span text:style-name="_37_09">t</text:span><text:span text:style-name="_31_675">h</text:span><text:span text:style-name="_32_590">e</text:span><text:span text:style-name="_38_41">m</text:span><text:span text:style-name="_31_708">s</text:span><text:span text:style-name="_32_446">e</text:span><text:span text:style-name="_37_81">l</text:span><text:span text:style-name="_31_258">v</text:span><text:span text:style-name="_32_683">e</text:span><text:span text:style-name="_38_89">s</text:span><text:span text:style-name="_39_03"> </text:span><text:span text:style-name="_32_467">b</text:span><text:span text:style-name="_38_26">y</text:span><text:span text:style-name="_39_02"> </text:span><text:span text:style-name="_32_575">a</text:span><text:span text:style-name="_32_74">b</text:span><text:span text:style-name="_31_786">o</text:span><text:span text:style-name="_32_077">l</text:span><text:span text:style-name="_36_73">i</text:span><text:span text:style-name="_31_600">s</text:span><text:span text:style-name="_32_086">h</text:span><text:span text:style-name="_34_57">i</text:span><text:span text:style-name="_31_579">n</text:span><text:span text:style-name="_32_317">g</text:span><text:span text:style-name="_33_"> </text:span><text:span text:style-name="_31_249">t</text:span><text:span text:style-name="_32_695">h</text:span><text:span text:style-name="_34_18">e</text:span><text:span text:style-name="_39_02"> </text:span><text:span text:style-name="_32_653">f</text:span><text:span text:style-name="_37_87">o</text:span><text:span text:style-name="_31_357">r</text:span><text:span text:style-name="_32_389">m</text:span><text:span text:style-name="_36_70">s</text:span><text:span text:style-name="_39_02"> </text:span><text:span text:style-name="_32_209">t</text:span><text:span text:style-name="_38_53">o</text:span><text:span text:style-name="_39_03"> </text:span><text:span text:style-name="_32_677">w</text:span><text:span text:style-name="_38_23">h</text:span><text:span text:style-name="_31_357">i</text:span><text:span text:style-name="_32_074">c</text:span><text:span text:style-name="_34_93">h</text:span><text:span text:style-name="_39_02"> </text:span><text:span text:style-name="_32_509">t</text:span><text:span text:style-name="_35_02">h</text:span><text:span text:style-name="_31_351">e</text:span><text:span text:style-name="_32_437">y</text:span><text:span text:style-name="_32_"> </text:span><text:span text:style-name="_31_690">a</text:span><text:span text:style-name="_32_461">r</text:span><text:span text:style-name="_34_63">e</text:span><text:span text:style-name="_39_03"> </text:span><text:span text:style-name="_32_251">a</text:span><text:span text:style-name="_36_10">c</text:span><text:span text:style-name="_31_384">c</text:span><text:span text:style-name="_32_326">u</text:span><text:span text:style-name="_38_44">s</text:span><text:span text:style-name="_31_141">t</text:span><text:span text:style-name="_32_050">o</text:span><text:span text:style-name="_33_37">m</text:span><text:span text:style-name="_31_222">e</text:span><text:span text:style-name="_32_587">d</text:span><text:span text:style-name="_33_01">.</text:span><text:span text:style-name="_39_03"> </text:span><text:span text:style-name="_32_281">B</text:span><text:span text:style-name="_36_25">u</text:span><text:span text:style-name="_31_573">t</text:span><text:span text:style-name="_31_802"> </text:span><text:span text:style-name="_33_49">w</text:span><text:span text:style-name="_31_762">h</text:span><text:span text:style-name="_32_155">e</text:span><text:span text:style-name="_35_17">n</text:span><text:span text:style-name="_39_02"> </text:span><text:span text:style-name="_32_401">a</text:span><text:span text:style-name="_32_"> </text:span><text:span text:style-name="_31_609">l</text:span><text:span text:style-name="_32_230">o</text:span><text:span text:style-name="_33_55">n</text:span><text:span text:style-name="_31_537">g</text:span><text:span text:style-name="_31_803"> </text:span><text:span text:style-name="_34_57">t</text:span><text:span text:style-name="_31_345">r</text:span><text:span text:style-name="_32_515">a</text:span><text:span text:style-name="_36_37">i</text:span><text:span text:style-name="_31_318">n</text:span><text:span text:style-name="_31_802"> </text:span><text:span text:style-name="_38_05">o</text:span><text:span text:style-name="_31_525">f</text:span><text:span text:style-name="_31_802"> </text:span><text:span text:style-name="_32_86">a</text:span><text:span text:style-name="_31_687">b</text:span><text:span text:style-name="_32_587">u</text:span><text:span text:style-name="_32_50">s</text:span><text:span text:style-name="_31_426">e</text:span><text:span text:style-name="_32_260">s</text:span><text:span text:style-name="_32_"> </text:span><text:span text:style-name="_31_615">a</text:span><text:span text:style-name="_32_446">n</text:span><text:span text:style-name="_36_97">d</text:span><text:span text:style-name="_39_03"> </text:span><text:span text:style-name="_32_614">u</text:span><text:span text:style-name="_37_84">s</text:span><text:span text:style-name="_31_798">u</text:span><text:span text:style-name="_32_461">r</text:span><text:span text:style-name="_38_47">p</text:span><text:span text:style-name="_31_354">a</text:span><text:span text:style-name="_32_041">t</text:span><text:span text:style-name="_36_37">i</text:span><text:span text:style-name="_31_783">o</text:span><text:span text:style-name="_32_626">n</text:span><text:span text:style-name="_32_44">s</text:span><text:span text:style-name="_31_741">,</text:span><text:span text:style-name="_31_803"> </text:span><text:span text:style-name="_38_50">p</text:span><text:span text:style-name="_31_171">u</text:span><text:span text:style-name="_32_677">r</text:span><text:span text:style-name="_34_24">s</text:span><text:span text:style-name="_31_318">u</text:span><text:span text:style-name="_32_389">i</text:span><text:span text:style-name="_33_55">n</text:span><text:span text:style-name="_31_510">g</text:span><text:span text:style-name="_31_802"> </text:span><text:span text:style-name="_38_53">i</text:span><text:span text:style-name="_31_426">n</text:span><text:span text:style-name="_32_440">v</text:span><text:span text:style-name="_32_86">a</text:span><text:span text:style-name="_31_141">r</text:span><text:span text:style-name="_32_425">i</text:span><text:span text:style-name="_35_35">a</text:span><text:span text:style-name="_31_714">b</text:span><text:span text:style-name="_32_653">l</text:span><text:span text:style-name="_36_40">y</text:span><text:span text:style-name="_39_03"> </text:span><text:span text:style-name="_32_473">t</text:span><text:span text:style-name="_35_35">h</text:span><text:span text:style-name="_31_174">e</text:span><text:span text:style-name="_31_802"> </text:span><text:span text:style-name="_35_92">s</text:span><text:span text:style-name="_31_678">a</text:span><text:span text:style-name="_32_653">m</text:span><text:span text:style-name="_34_93">e</text:span><text:span text:style-name="_39_02"> </text:span><text:span text:style-name="_32_113">O</text:span><text:span text:style-name="_32_35">b</text:span><text:span text:style-name="_31_393">j</text:span><text:span text:style-name="_32_266">e</text:span><text:span text:style-name="_37_69">c</text:span><text:span text:style-name="_31_141">t</text:span><text:span text:style-name="_31_803"> </text:span><text:span text:style-name="_38_50">e</text:span><text:span text:style-name="_31_132">v</text:span><text:span text:style-name="_32_509">i</text:span><text:span text:style-name="_33_58">n</text:span><text:span text:style-name="_31_132">c</text:span><text:span text:style-name="_32_470">e</text:span><text:span text:style-name="_36_64">s</text:span><text:span text:style-name="_39_02"> </text:span><text:span text:style-name="_32_101">a</text:span><text:span text:style-name="_32_"> </text:span><text:span text:style-name="_31_534">d</text:span><text:span text:style-name="_32_047">e</text:span><text:span text:style-name="_36_28">s</text:span><text:span text:style-name="_31_489">i</text:span><text:span text:style-name="_32_662">g</text:span><text:span text:style-name="_34_93">n</text:span><text:span text:style-name="_39_03"> </text:span><text:span text:style-name="_32_329">t</text:span><text:span text:style-name="_35_89">o</text:span><text:span text:style-name="_39_03"> </text:span><text:span text:style-name="_32_617">r</text:span><text:span text:style-name="_33_07">e</text:span><text:span text:style-name="_31_438">d</text:span><text:span text:style-name="_32_227">u</text:span><text:span text:style-name="_33_46">c</text:span><text:span text:style-name="_31_237">e</text:span><text:span text:style-name="_31_802"> </text:span><text:span text:style-name="_33_37">t</text:span><text:span text:style-name="_31_243">h</text:span><text:span text:style-name="_32_398">e</text:span><text:span text:style-name="_35_29">m</text:span><text:span text:style-name="_39_02"> </text:span><text:span text:style-name="_32_338">u</text:span><text:span text:style-name="_35_23">n</text:span><text:span text:style-name="_31_534">d</text:span><text:span text:style-name="_32_035">e</text:span><text:span text:style-name="_35_17">r</text:span><text:span text:style-name="_39_02"> </text:span><text:span text:style-name="_32_230">a</text:span><text:span text:style-name="_33_19">b</text:span><text:span text:style-name="_31_426">s</text:span><text:span text:style-name="_32_035">o</text:span><text:span text:style-name="_38_77">l</text:span><text:span text:style-name="_31_135">u</text:span><text:span text:style-name="_32_317">t</text:span><text:span text:style-name="_35_98">e</text:span><text:span text:style-name="_39_03"> </text:span><text:span text:style-name="_32_497">D</text:span><text:span text:style-name="_37_03">e</text:span><text:span text:style-name="_31_222">s</text:span><text:span text:style-name="_32_515">p</text:span><text:span text:style-name="_38_26">o</text:span><text:span text:style-name="_31_429">t</text:span><text:span text:style-name="_32_281">i</text:span><text:span text:style-name="_33_01">s</text:span><text:span text:style-name="_31_177">m</text:span><text:span text:style-name="_32_497">,</text:span><text:span text:style-name="_32_"> </text:span><text:span text:style-name="_31_213">i</text:span><text:span text:style-name="_32_041">t</text:span><text:span text:style-name="_33_"> </text:span><text:span text:style-name="_31_609">i</text:span><text:span text:style-name="_32_149">s</text:span><text:span text:style-name="_32_"> </text:span><text:span text:style-name="_31_417">t</text:span><text:span text:style-name="_32_302">h</text:span><text:span text:style-name="_38_11">e</text:span><text:span text:style-name="_31_309">i</text:span><text:span text:style-name="_32_389">r</text:span><text:span text:style-name="_33_"> </text:span><text:span text:style-name="_31_165">r</text:span><text:span text:style-name="_32_317">i</text:span><text:span text:style-name="_36_34">g</text:span><text:span text:style-name="_31_255">h</text:span><text:span text:style-name="_32_065">t</text:span><text:span text:style-name="_36_37">,</text:span><text:span text:style-name="_39_02"> </text:span><text:span text:style-name="_32_653">i</text:span><text:span text:style-name="_36_37">t</text:span><text:span text:style-name="_39_03"> </text:span><text:span text:style-name="_32_221">i</text:span><text:span text:style-name="_34_09">s</text:span><text:span text:style-name="_39_03"> </text:span><text:span text:style-name="_32_605">t</text:span><text:span text:style-name="_36_10">h</text:span><text:span text:style-name="_31_351">e</text:span><text:span text:style-name="_32_137">i</text:span><text:span text:style-name="_34_09">r</text:span><text:span text:style-name="_39_02"> </text:span><text:span text:style-name="_32_227">d</text:span><text:span text:style-name="_33_22">u</text:span><text:span text:style-name="_31_525">t</text:span><text:span text:style-name="_32_209">y</text:span><text:span text:style-name="_36_61">,</text:span><text:span text:style-name="_39_02"> </text:span><text:span text:style-name="_32_113">t</text:span><text:span text:style-name="_34_81">o</text:span><text:span text:style-name="_39_03"> </text:span><text:span text:style-name="_32_653">t</text:span><text:span text:style-name="_34_90">h</text:span><text:span text:style-name="_31_213">r</text:span><text:span text:style-name="_32_695">o</text:span><text:span text:style-name="_37_09">w</text:span><text:span text:style-name="_39_03"> </text:span><text:span text:style-name="_32_113">o</text:span><text:span text:style-name="_33_37">f</text:span><text:span text:style-name="_31_753">f</text:span><text:span text:style-name="_31_802"> </text:span><text:span text:style-name="_38_50">s</text:span><text:span text:style-name="_31_567">u</text:span><text:span text:style-name="_32_482">c</text:span><text:span text:style-name="_38_23">h</text:span><text:span text:style-name="_39_03"> </text:span><text:span text:style-name="_32_221">G</text:span><text:span text:style-name="_34_30">o</text:span><text:span text:style-name="_31_396">v</text:span><text:span text:style-name="_32_431">e</text:span><text:span text:style-name="_33_37">r</text:span><text:span text:style-name="_31_222">n</text:span><text:span text:style-name="_32_473">m</text:span><text:span text:style-name="_32_47">e</text:span><text:span text:style-name="_31_714">n</text:span><text:span text:style-name="_32_329">t</text:span><text:span text:style-name="_36_97">,</text:span><text:span text:style-name="_39_02"> </text:span><text:span text:style-name="_32_515">a</text:span><text:span text:style-name="_32_38">n</text:span><text:span text:style-name="_31_141">d</text:span><text:span text:style-name="_31_802"> </text:span><text:span text:style-name="_33_13">t</text:span><text:span text:style-name="_31_321">o</text:span><text:span text:style-name="_31_803"> </text:span><text:span text:style-name="_32_83">p</text:span><text:span text:style-name="_31_309">r</text:span><text:span text:style-name="_32_470">o</text:span><text:span text:style-name="_33_52">v</text:span><text:span text:style-name="_31_741">i</text:span><text:span text:style-name="_32_038">d</text:span><text:span text:style-name="_34_81">e</text:span><text:span text:style-name="_39_03"> </text:span><text:span text:style-name="_32_251">n</text:span><text:span text:style-name="_38_26">e</text:span><text:span text:style-name="_31_129">w</text:span><text:span text:style-name="_31_802"> </text:span><text:span text:style-name="_38_05">G</text:span><text:span text:style-name="_31_399">u</text:span><text:span text:style-name="_32_158">a</text:span><text:span text:style-name="_35_29">r</text:span><text:span text:style-name="_31_615">d</text:span><text:span text:style-name="_32_686">s</text:span><text:span text:style-name="_33_"> </text:span><text:span text:style-name="_31_381">f</text:span><text:span text:style-name="_32_641">o</text:span><text:span text:style-name="_38_41">r</text:span><text:span text:style-name="_39_02"> </text:span><text:span text:style-name="_32_641">t</text:span><text:span text:style-name="_36_10">h</text:span><text:span text:style-name="_31_567">e</text:span><text:span text:style-name="_32_317">i</text:span><text:span text:style-name="_35_29">r</text:span><text:span text:style-name="_39_03"> </text:span><text:span text:style-name="_32_605">f</text:span><text:span text:style-name="_32_71">u</text:span><text:span text:style-name="_31_357">t</text:span><text:span text:style-name="_32_590">u</text:span><text:span text:style-name="_32_29">r</text:span><text:span text:style-name="_31_201">e</text:span><text:span text:style-name="_31_803"> </text:span><text:span text:style-name="_37_12">s</text:span><text:span text:style-name="_31_402">e</text:span><text:span text:style-name="_32_074">c</text:span><text:span text:style-name="_38_59">u</text:span><text:span text:style-name="_31_537">r</text:span><text:span text:style-name="_32_677">i</text:span><text:span text:style-name="_36_73">t</text:span><text:span text:style-name="_31_180">y</text:span><text:span text:style-name="_32_257">.</text:span>--<text:span text:style-name="_32_641">S</text:span><text:span text:style-name="_36_70">u</text:span><text:span text:style-name="_31_534">c</text:span><text:span text:style-name="_32_083">h</text:span><text:span text:style-name="_32_"> </text:span><text:span text:style-name="_31_147">h</text:span><text:span text:style-name="_32_482">a</text:span><text:span text:style-name="_38_17">s</text:span><text:span text:style-name="_39_02"> </text:span><text:span text:style-name="_32_698">b</text:span><text:span text:style-name="_36_31">e</text:span><text:span text:style-name="_31_171">e</text:span><text:span text:style-name="_32_290">n</text:span><text:span text:style-name="_33_"> </text:span><text:span text:style-name="_31_177">t</text:span><text:span text:style-name="_32_659">h</text:span><text:span text:style-name="_37_06">e</text:span><text:span text:style-name="_39_03"> </text:span><text:span text:style-name="_32_431">p</text:span><text:span text:style-name="_32_74">a</text:span><text:span text:style-name="_31_741">t</text:span><text:span text:style-name="_32_617">i</text:span><text:span text:style-name="_38_95">e</text:span><text:span text:style-name="_31_438">n</text:span><text:span text:style-name="_32_029">t</text:span><text:span text:style-name="_33_"> </text:span><text:span text:style-name="_31_780">s</text:span><text:span text:style-name="_32_434">u</text:span><text:span text:style-name="_38_53">f</text:span><text:span text:style-name="_31_741">f</text:span><text:span text:style-name="_32_518">e</text:span><text:span text:style-name="_36_01">r</text:span><text:span text:style-name="_31_747">a</text:span><text:span text:style-name="_32_611">n</text:span><text:span text:style-name="_34_18">c</text:span><text:span text:style-name="_31_165">e</text:span><text:span text:style-name="_31_802"> </text:span><text:span text:style-name="_38_53">o</text:span><text:span text:style-name="_31_609">f</text:span><text:span text:style-name="_31_803"> </text:span><text:span text:style-name="_32_29">t</text:span><text:span text:style-name="_31_207">h</text:span><text:span text:style-name="_32_686">e</text:span><text:span text:style-name="_36_04">s</text:span><text:span text:style-name="_31_690">e</text:span><text:span text:style-name="_31_803"> </text:span><text:span text:style-name="_34_57">C</text:span><text:span text:style-name="_31_507">o</text:span><text:span text:style-name="_32_569">l</text:span><text:span text:style-name="_34_90">o</text:span><text:span text:style-name="_31_531">n</text:span><text:span text:style-name="_32_257">i</text:span><text:span text:style-name="_33_46">e</text:span><text:span text:style-name="_31_381">s</text:span><text:span text:style-name="_32_689">;</text:span><text:span text:style-name="_33_"> </text:span><text:span text:style-name="_31_186">a</text:span><text:span text:style-name="_32_683">n</text:span><text:span text:style-name="_34_81">d</text:span><text:span text:style-name="_39_03"> </text:span><text:span text:style-name="_32_686">s</text:span><text:span text:style-name="_32_47">u</text:span><text:span text:style-name="_31_348">c</text:span><text:span text:style-name="_32_290">h</text:span><text:span text:style-name="_33_"> </text:span><text:span text:style-name="_31_129">i</text:span><text:span text:style-name="_32_209">s</text:span><text:span text:style-name="_32_"> </text:span><text:span text:style-name="_31_687">n</text:span><text:span text:style-name="_32_686">o</text:span><text:span text:style-name="_36_97">w</text:span><text:span text:style-name="_39_03"> </text:span><text:span text:style-name="_32_137">t</text:span><text:span text:style-name="_33_46">h</text:span><text:span text:style-name="_31_135">e</text:span><text:span text:style-name="_31_803"> </text:span><text:span text:style-name="_37_78">n</text:span><text:span text:style-name="_31_723">e</text:span><text:span text:style-name="_32_464">c</text:span><text:span text:style-name="_35_98">e</text:span><text:span text:style-name="_31_678">s</text:span><text:span text:style-name="_32_224">s</text:span><text:span text:style-name="_38_05">i</text:span><text:span text:style-name="_31_321">t</text:span><text:span text:style-name="_32_389">y</text:span><text:span text:style-name="_33_"> </text:span><text:span text:style-name="_31_237">w</text:span><text:span text:style-name="_32_686">h</text:span><text:span text:style-name="_38_41">i</text:span><text:span text:style-name="_31_384">c</text:span><text:span text:style-name="_32_437">h</text:span><text:span text:style-name="_32_"> </text:span><text:span text:style-name="_31_582">c</text:span><text:span text:style-name="_32_431">o</text:span><text:span text:style-name="_36_43">n</text:span><text:span text:style-name="_31_798">s</text:span><text:span text:style-name="_32_281">t</text:span><text:span text:style-name="_38_53">r</text:span><text:span text:style-name="_31_399">a</text:span><text:span text:style-name="_32_605">i</text:span><text:span text:style-name="_32_74">n</text:span><text:span text:style-name="_31_249">s</text:span><text:span text:style-name="_31_803"> </text:span><text:span text:style-name="_34_57">t</text:span><text:span text:style-name="_31_246">h</text:span><text:span text:style-name="_32_227">e</text:span><text:span text:style-name="_33_49">m</text:span><text:span text:style-name="_39_02"> </text:span><text:span text:style-name="_32_461">t</text:span><text:span text:style-name="_36_97">o</text:span><text:span text:style-name="_39_02"> </text:span><text:span text:style-name="_32_086">a</text:span><text:span text:style-name="_32_29">l</text:span><text:span text:style-name="_31_501">t</text:span><text:span text:style-name="_32_215">e</text:span><text:span text:style-name="_34_93">r</text:span><text:span text:style-name="_39_02"> </text:span><text:span text:style-name="_32_329">t</text:span><text:span text:style-name="_33_22">h</text:span><text:span text:style-name="_31_687">e</text:span><text:span text:style-name="_32_389">i</text:span><text:span text:style-name="_34_21">r</text:span><text:span text:style-name="_39_02"> </text:span><text:span text:style-name="_32_641">f</text:span><text:span text:style-name="_33_58">o</text:span><text:span text:style-name="_31_201">r</text:span><text:span text:style-name="_32_029">m</text:span><text:span text:style-name="_35_23">e</text:span><text:span text:style-name="_31_141">r</text:span><text:span text:style-name="_31_803"> </text:span><text:span text:style-name="_36_73">S</text:span><text:span text:style-name="_31_720">y</text:span><text:span text:style-name="_32_110">s</text:span><text:span text:style-name="_34_81">t</text:span><text:span text:style-name="_31_147">e</text:span><text:span text:style-name="_32_473">m</text:span><text:span text:style-name="_38_62">s</text:span><text:span text:style-name="_39_02"> </text:span><text:span text:style-name="_32_401">o</text:span><text:span text:style-name="_36_25">f</text:span><text:span text:style-name="_39_03"> </text:span><text:span text:style-name="_32_677">G</text:span><text:span text:style-name="_38_47">o</text:span><text:span text:style-name="_31_330">v</text:span><text:span text:style-name="_32_230">e</text:span><text:span text:style-name="_33_01">r</text:span><text:span text:style-name="_31_135">n</text:span><text:span text:style-name="_32_617">m</text:span><text:span text:style-name="_34_54">e</text:span><text:span text:style-name="_31_687">n</text:span><text:span text:style-name="_32_581">t</text:span><text:span text:style-name="_33_37">.</text:span><text:span text:style-name="_39_03"> </text:span><text:span text:style-name="_32_461">T</text:span><text:span text:style-name="_36_67">h</text:span><text:span text:style-name="_31_798">e</text:span><text:span text:style-name="_31_803"> </text:span><text:span text:style-name="_34_87">h</text:span><text:span text:style-name="_31_681">i</text:span><text:span text:style-name="_32_218">s</text:span><text:span text:style-name="_38_89">t</text:span><text:span text:style-name="_31_402">o</text:span><text:span text:style-name="_32_581">r</text:span><text:span text:style-name="_33_16">y</text:span><text:span text:style-name="_39_03"> </text:span><text:span text:style-name="_32_425">o</text:span><text:span text:style-name="_36_61">f</text:span><text:span text:style-name="_39_02"> </text:span><text:span text:style-name="_32_101">t</text:span><text:span text:style-name="_37_06">h</text:span><text:span text:style-name="_31_399">e</text:span><text:span text:style-name="_31_803"> </text:span><text:span text:style-name="_34_15">p</text:span><text:span text:style-name="_31_177">r</text:span><text:span text:style-name="_32_230">e</text:span><text:span text:style-name="_35_26">s</text:span><text:span text:style-name="_31_315">e</text:span><text:span text:style-name="_32_389">n</text:span><text:span text:style-name="_37_69">t</text:span><text:span text:style-name="_39_03"> </text:span><text:span text:style-name="_32_245">K</text:span><text:span text:style-name="_38_89">i</text:span><text:span text:style-name="_31_330">n</text:span><text:span text:style-name="_32_407">g</text:span><text:span text:style-name="_33_"> </text:span><text:span text:style-name="_31_213">o</text:span><text:span text:style-name="_32_329">f</text:span><text:span text:style-name="_32_"> </text:span><text:span text:style-name="_31_213">G</text:span><text:span text:style-name="_32_509">r</text:span><text:span text:style-name="_37_90">e</text:span><text:span text:style-name="_31_435">a</text:span><text:span text:style-name="_32_281">t</text:span><text:span text:style-name="_32_"> </text:span><text:span text:style-name="_31_753">U</text:span><text:span text:style-name="_32_257">.</text:span><text:span text:style-name="_36_97">K</text:span><text:span text:style-name="_31_561">.</text:span><text:span text:style-name="_31_802"> </text:span><text:span text:style-name="_38_41">i</text:span><text:span text:style-name="_31_717">s</text:span><text:span text:style-name="_31_803"> </text:span><text:span text:style-name="_32_41">a</text:span><text:span text:style-name="_39_03"> </text:span><text:span text:style-name="_32_218">h</text:span><text:span text:style-name="_38_53">i</text:span><text:span text:style-name="_31_144">s</text:span><text:span text:style-name="_32_329">t</text:span><text:span text:style-name="_36_07">o</text:span><text:span text:style-name="_31_753">r</text:span><text:span text:style-name="_32_446">y</text:span><text:span text:style-name="_32_"> </text:span><text:span text:style-name="_31_789">o</text:span><text:span text:style-name="_32_401">f</text:span><text:span text:style-name="_32_"> </text:span><text:span text:style-name="_31_213">r</text:span><text:span text:style-name="_32_650">e</text:span><text:span text:style-name="_34_48">c</text:span><text:span text:style-name="_31_723">u</text:span><text:span text:style-name="_32_425">r</text:span><text:span text:style-name="_32_65">r</text:span><text:span text:style-name="_31_570">e</text:span><text:span text:style-name="_32_113">n</text:span><text:span text:style-name="_35_89">t</text:span><text:span text:style-name="_39_02"> </text:span><text:span text:style-name="_32_281">i</text:span><text:span text:style-name="_32_35">n</text:span><text:span text:style-name="_31_669">j</text:span><text:span text:style-name="_32_338">u</text:span><text:span text:style-name="_36_61">r</text:span><text:span text:style-name="_31_393">i</text:span><text:span text:style-name="_32_083">e</text:span><text:span text:style-name="_33_10">s</text:span><text:span text:style-name="_39_02"> </text:span><text:span text:style-name="_32_287">a</text:span><text:span text:style-name="_37_90">n</text:span><text:span text:style-name="_31_561">d</text:span><text:span text:style-name="_31_803"> </text:span><text:span text:style-name="_36_67">u</text:span><text:span text:style-name="_31_438">s</text:span><text:span text:style-name="_32_482">u</text:span><text:span text:style-name="_33_49">r</text:span><text:span text:style-name="_31_219">p</text:span><text:span text:style-name="_32_410">a</text:span><text:span text:style-name="_37_81">t</text:span><text:span text:style-name="_31_381">i</text:span><text:span text:style-name="_32_479">o</text:span><text:span text:style-name="_37_90">n</text:span><text:span text:style-name="_31_684">s</text:span><text:span text:style-name="_32_077">,</text:span><text:span text:style-name="_33_"> </text:span><text:span text:style-name="_31_753">a</text:span><text:span text:style-name="_32_065">l</text:span><text:span text:style-name="_34_57">l</text:span><text:span text:style-name="_39_03"> </text:span><text:span text:style-name="_32_050">h</text:span><text:span text:style-name="_36_07">a</text:span><text:span text:style-name="_31_492">v</text:span><text:span text:style-name="_32_221">i</text:span><text:span text:style-name="_36_34">n</text:span><text:span text:style-name="_31_177">g</text:span><text:span text:style-name="_31_803"> </text:span><text:span text:style-name="_35_29">i</text:span><text:span text:style-name="_31_345">n</text:span><text:span text:style-name="_31_803"> </text:span><text:span text:style-name="_32_47">d</text:span><text:span text:style-name="_31_357">i</text:span><text:span text:style-name="_32_461">r</text:span><text:span text:style-name="_35_98">e</text:span><text:span text:style-name="_31_573">c</text:span><text:span text:style-name="_32_437">t</text:span><text:span text:style-name="_32_"> </text:span><text:span text:style-name="_31_402">o</text:span><text:span text:style-name="_32_047">b</text:span><text:span text:style-name="_34_81">j</text:span><text:span text:style-name="_31_726">e</text:span><text:span text:style-name="_32_608">c</text:span><text:span text:style-name="_38_17">t</text:span><text:span text:style-name="_39_03"> </text:span><text:span text:style-name="_32_689">t</text:span><text:span text:style-name="_36_31">h</text:span><text:span text:style-name="_31_150">e</text:span><text:span text:style-name="_31_803"> </text:span><text:span text:style-name="_36_34">e</text:span><text:span text:style-name="_31_720">s</text:span><text:span text:style-name="_32_677">t</text:span><text:span text:style-name="_38_14">a</text:span><text:span text:style-name="_31_351">b</text:span><text:span text:style-name="_32_137">l</text:span><text:span text:style-name="_38_41">i</text:span><text:span text:style-name="_31_714">s</text:span><text:span text:style-name="_32_431">h</text:span><text:span text:style-name="_36_25">m</text:span><text:span text:style-name="_31_390">e</text:span><text:span text:style-name="_32_047">n</text:span><text:span text:style-name="_36_97">t</text:span><text:span text:style-name="_39_03"> </text:span><text:span text:style-name="_32_437">o</text:span><text:span text:style-name="_36_25">f</text:span><text:span text:style-name="_39_02"> </text:span><text:span text:style-name="_32_326">a</text:span><text:span text:style-name="_34_51">n</text:span><text:span text:style-name="_39_02"> </text:span><text:span text:style-name="_32_515">a</text:span><text:span text:style-name="_36_10">b</text:span><text:span text:style-name="_31_798">s</text:span><text:span text:style-name="_32_575">o</text:span><text:span text:style-name="_34_81">l</text:span><text:span text:style-name="_31_174">u</text:span><text:span text:style-name="_32_281">t</text:span><text:span text:style-name="_38_95">e</text:span><text:span text:style-name="_39_02"> </text:span><text:span text:style-name="_32_209">T</text:span><text:span text:style-name="_32_80">y</text:span><text:span text:style-name="_31_249">r</text:span><text:span text:style-name="_32_038">a</text:span><text:span text:style-name="_34_90">n</text:span><text:span text:style-name="_31_603">n</text:span><text:span text:style-name="_32_605">y</text:span><text:span text:style-name="_33_"> </text:span><text:span text:style-name="_31_150">o</text:span><text:span text:style-name="_32_104">v</text:span><text:span text:style-name="_33_37">e</text:span><text:span text:style-name="_31_777">r</text:span><text:span text:style-name="_31_803"> </text:span><text:span text:style-name="_35_89">t</text:span><text:span text:style-name="_31_795">h</text:span><text:span text:style-name="_32_590">e</text:span><text:span text:style-name="_37_12">s</text:span><text:span text:style-name="_31_750">e</text:span><text:span text:style-name="_31_803"> </text:span><text:span text:style-name="_36_73">S</text:span><text:span text:style-name="_31_177">t</text:span><text:span text:style-name="_32_407">a</text:span><text:span text:style-name="_33_37">t</text:span><text:span text:style-name="_31_330">e</text:span><text:span text:style-name="_32_497">s</text:span><text:span text:style-name="_34_81">.</text:span><text:span text:style-name="_39_02"> </text:span><text:span text:style-name="_32_401">T</text:span><text:span text:style-name="_34_21">o</text:span><text:span text:style-name="_39_02"> </text:span><text:span text:style-name="_32_119">p</text:span><text:span text:style-name="_37_09">r</text:span><text:span text:style-name="_31_582">o</text:span><text:span text:style-name="_32_578">v</text:span><text:span text:style-name="_34_27">e</text:span><text:span text:style-name="_39_03"> </text:span><text:span text:style-name="_32_149">t</text:span><text:span text:style-name="_34_99">h</text:span><text:span text:style-name="_31_249">i</text:span><text:span text:style-name="_32_122">s</text:span><text:span text:style-name="_35_29">,</text:span><text:span text:style-name="_39_02"> </text:span><text:span text:style-name="_32_461">l</text:span><text:span text:style-name="_37_09">e</text:span><text:span text:style-name="_31_357">t</text:span><text:span text:style-name="_31_802"> </text:span><text:span text:style-name="_32_41">F</text:span><text:span text:style-name="_31_363">a</text:span><text:span text:style-name="_32_410">c</text:span><text:span text:style-name="_36_97">t</text:span><text:span text:style-name="_31_321">s</text:span><text:span text:style-name="_31_802"> </text:span><text:span text:style-name="_33_46">b</text:span><text:span text:style-name="_31_543">e</text:span><text:span text:style-name="_31_803"> </text:span><text:span text:style-name="_37_84">s</text:span><text:span text:style-name="_31_798">u</text:span><text:span text:style-name="_32_467">b</text:span><text:span text:style-name="_35_89">m</text:span><text:span text:style-name="_31_609">i</text:span><text:span text:style-name="_32_617">t</text:span><text:span text:style-name="_34_45">t</text:span><text:span text:style-name="_31_222">e</text:span><text:span text:style-name="_32_473">d</text:span><text:span text:style-name="_33_"> </text:span><text:span text:style-name="_31_249">t</text:span><text:span text:style-name="_32_677">o</text:span><text:span text:style-name="_33_"> </text:span><text:span text:style-name="_31_537">a</text:span><text:span text:style-name="_31_802"> </text:span><text:span text:style-name="_37_78">c</text:span><text:span text:style-name="_31_747">a</text:span><text:span text:style-name="_32_158">n</text:span><text:span text:style-name="_34_87">d</text:span><text:span text:style-name="_31_489">i</text:span><text:span text:style-name="_32_065">d</text:span><text:span text:style-name="_33_"> </text:span><text:span text:style-name="_31_237">w</text:span><text:span text:style-name="_32_590">o</text:span><text:span text:style-name="_34_21">r</text:span><text:span text:style-name="_31_381">l</text:span><text:span text:style-name="_32_623">d</text:span><text:span text:style-name="_35_89">.</text:span></text:p>
      <text:p text:style-name="P1"><text:span text:style-name="_32_317">H</text:span><text:span text:style-name="_34_21">e</text:span><text:span text:style-name="_39_02"> </text:span><text:span text:style-name="_32_482">h</text:span><text:span text:style-name="_35_23">a</text:span><text:span text:style-name="_31_741">s</text:span><text:span text:style-name="_31_803"> </text:span><text:span text:style-name="_37_69">r</text:span><text:span text:style-name="_31_534">e</text:span><text:span text:style-name="_32_581">f</text:span><text:span text:style-name="_38_47">u</text:span><text:span text:style-name="_31_756">s</text:span><text:span text:style-name="_32_506">e</text:span><text:span text:style-name="_33_37">d</text:span><text:span text:style-name="_39_02"> </text:span><text:span text:style-name="_32_158">h</text:span><text:span text:style-name="_37_69">i</text:span><text:span text:style-name="_31_672">s</text:span><text:span text:style-name="_31_802"> </text:span><text:span text:style-name="_34_09">A</text:span><text:span text:style-name="_31_798">s</text:span><text:span text:style-name="_32_392">s</text:span><text:span text:style-name="_38_14">e</text:span><text:span text:style-name="_31_183">n</text:span><text:span text:style-name="_32_065">t</text:span><text:span text:style-name="_32_"> </text:span><text:span text:style-name="_31_525">t</text:span><text:span text:style-name="_32_077">o</text:span><text:span text:style-name="_33_"> </text:span><text:span text:style-name="_31_681">L</text:span><text:span text:style-name="_32_647">a</text:span><text:span text:style-name="_34_81">w</text:span><text:span text:style-name="_31_258">s</text:span><text:span text:style-name="_32_641">,</text:span><text:span text:style-name="_32_"> </text:span><text:span text:style-name="_31_393">t</text:span><text:span text:style-name="_32_299">h</text:span><text:span text:style-name="_33_46">e</text:span><text:span text:style-name="_39_02"> </text:span><text:span text:style-name="_32_029">m</text:span><text:span text:style-name="_34_66">o</text:span><text:span text:style-name="_31_720">s</text:span><text:span text:style-name="_32_101">t</text:span><text:span text:style-name="_33_"> </text:span><text:span text:style-name="_31_177">w</text:span><text:span text:style-name="_32_506">h</text:span><text:span text:style-name="_37_03">o</text:span><text:span text:style-name="_31_777">l</text:span><text:span text:style-name="_32_086">e</text:span><text:span text:style-name="_38_20">s</text:span><text:span text:style-name="_31_678">o</text:span><text:span text:style-name="_32_041">m</text:span><text:span text:style-name="_35_95">e</text:span><text:span text:style-name="_39_02"> </text:span><text:span text:style-name="_32_611">a</text:span><text:span text:style-name="_37_18">n</text:span><text:span text:style-name="_31_597">d</text:span><text:span text:style-name="_31_803"> </text:span><text:span text:style-name="_37_06">n</text:span><text:span text:style-name="_31_399">e</text:span><text:span text:style-name="_32_446">c</text:span><text:span text:style-name="_37_87">e</text:span><text:span text:style-name="_31_396">s</text:span><text:span text:style-name="_32_614">s</text:span><text:span text:style-name="_36_10">a</text:span><text:span text:style-name="_31_357">r</text:span><text:span text:style-name="_32_620">y</text:span><text:span text:style-name="_33_"> </text:span><text:span text:style-name="_31_789">f</text:span><text:span text:style-name="_32_077">o</text:span><text:span text:style-name="_38_41">r</text:span><text:span text:style-name="_39_03"> </text:span><text:span text:style-name="_32_029">t</text:span><text:span text:style-name="_38_50">h</text:span><text:span text:style-name="_31_423">e</text:span><text:span text:style-name="_31_803"> </text:span><text:span text:style-name="_38_83">p</text:span><text:span text:style-name="_31_438">u</text:span><text:span text:style-name="_32_263">b</text:span><text:span text:style-name="_38_17">l</text:span><text:span text:style-name="_31_573">i</text:span><text:span text:style-name="_32_578">c</text:span><text:span text:style-name="_32_"> </text:span><text:span text:style-name="_31_675">g</text:span><text:span text:style-name="_32_410">o</text:span><text:span text:style-name="_36_34">o</text:span><text:span text:style-name="_31_219">d</text:span><text:span text:style-name="_32_209">.</text:span></text:p>
      <text:p text:style-name="P1"><text:span text:style-name="_31_741">H</text:span><text:span text:style-name="_32_101">e</text:span><text:span text:style-name="_33_"> </text:span><text:span text:style-name="_31_534">h</text:span><text:span text:style-name="_32_251">a</text:span><text:span text:style-name="_35_17">s</text:span><text:span text:style-name="_39_03"> </text:span><text:span text:style-name="_32_653">f</text:span><text:span text:style-name="_32_83">o</text:span><text:span text:style-name="_31_237">r</text:span><text:span text:style-name="_32_086">b</text:span><text:span text:style-name="_34_93">i</text:span><text:span text:style-name="_31_606">d</text:span><text:span text:style-name="_32_215">d</text:span><text:span text:style-name="_38_86">e</text:span><text:span text:style-name="_31_783">n</text:span><text:span text:style-name="_31_803"> </text:span><text:span text:style-name="_35_02">h</text:span><text:span text:style-name="_31_741">i</text:span><text:span text:style-name="_32_608">s</text:span><text:span text:style-name="_33_"> </text:span><text:span text:style-name="_31_777">G</text:span><text:span text:style-name="_32_398">o</text:span><text:span text:style-name="_34_60">v</text:span><text:span text:style-name="_31_387">e</text:span><text:span text:style-name="_32_149">r</text:span><text:span text:style-name="_35_38">n</text:span><text:span text:style-name="_31_435">o</text:span><text:span text:style-name="_32_401">r</text:span><text:span text:style-name="_35_38">s</text:span><text:span text:style-name="_39_03"> </text:span><text:span text:style-name="_32_293">t</text:span><text:span text:style-name="_36_37">o</text:span><text:span text:style-name="_39_02"> </text:span><text:span text:style-name="_32_107">p</text:span><text:span text:style-name="_33_46">a</text:span><text:span text:style-name="_31_258">s</text:span><text:span text:style-name="_32_428">s</text:span><text:span text:style-name="_33_"> </text:span><text:span text:style-name="_31_357">P</text:span><text:span text:style-name="_32_650">e</text:span><text:span text:style-name="_36_79">n</text:span><text:span text:style-name="_31_249">t</text:span><text:span text:style-name="_32_611">a</text:span><text:span text:style-name="_35_17">t</text:span><text:span text:style-name="_31_498">e</text:span><text:span text:style-name="_32_266">u</text:span><text:span text:style-name="_38_08">c</text:span><text:span text:style-name="_31_381">h</text:span><text:span text:style-name="_31_802"> </text:span><text:span text:style-name="_36_25">o</text:span><text:span text:style-name="_31_201">f</text:span><text:span text:style-name="_31_803"> </text:span><text:span text:style-name="_36_73">i</text:span><text:span text:style-name="_31_561">m</text:span><text:span text:style-name="_32_509">m</text:span><text:span text:style-name="_34_87">e</text:span><text:span text:style-name="_31_330">d</text:span><text:span text:style-name="_32_473">i</text:span><text:span text:style-name="_38_59">a</text:span><text:span text:style-name="_31_777">t</text:span><text:span text:style-name="_32_590">e</text:span><text:span text:style-name="_32_"> </text:span><text:span text:style-name="_31_315">a</text:span><text:span text:style-name="_32_650">n</text:span><text:span text:style-name="_36_97">d</text:span><text:span text:style-name="_39_03"> </text:span><text:span text:style-name="_32_254">p</text:span><text:span text:style-name="_32_29">r</text:span><text:span text:style-name="_31_603">e</text:span><text:span text:style-name="_32_650">s</text:span><text:span text:style-name="_38_20">s</text:span><text:span text:style-name="_31_573">i</text:span><text:span text:style-name="_32_227">n</text:span><text:span text:style-name="_37_18">g</text:span><text:span text:style-name="_39_03"> </text:span><text:span text:style-name="_32_149">i</text:span><text:span text:style-name="_37_81">m</text:span><text:span text:style-name="_31_606">p</text:span><text:span text:style-name="_32_227">o</text:span><text:span text:style-name="_32_77">r</text:span><text:span text:style-name="_31_705">t</text:span><text:span text:style-name="_32_047">a</text:span><text:span text:style-name="_38_50">n</text:span><text:span text:style-name="_31_678">c</text:span><text:span text:style-name="_32_515">e</text:span><text:span text:style-name="_34_09">,</text:span><text:span text:style-name="_39_03"> </text:span><text:span text:style-name="_32_395">u</text:span><text:span text:style-name="_32_38">n</text:span><text:span text:style-name="_31_417">l</text:span><text:span text:style-name="_32_467">e</text:span><text:span text:style-name="_32_38">s</text:span><text:span text:style-name="_31_381">s</text:span><text:span text:style-name="_31_802"> </text:span><text:span text:style-name="_36_10">s</text:span><text:span text:style-name="_31_351">u</text:span><text:span text:style-name="_32_620">s</text:span><text:span text:style-name="_36_70">p</text:span><text:span text:style-name="_31_786">e</text:span><text:span text:style-name="_32_587">n</text:span><text:span text:style-name="_34_30">d</text:span><text:span text:style-name="_31_363">e</text:span><text:span text:style-name="_32_281">d</text:span><text:span text:style-name="_33_"> </text:span><text:span text:style-name="_31_597">i</text:span><text:span text:style-name="_32_425">n</text:span><text:span text:style-name="_32_"> </text:span><text:span text:style-name="_31_669">t</text:span><text:span text:style-name="_32_686">h</text:span><text:span text:style-name="_37_15">e</text:span><text:span text:style-name="_31_417">i</text:span><text:span text:style-name="_32_473">r</text:span><text:span text:style-name="_32_"> </text:span><text:span text:style-name="_31_438">o</text:span><text:span text:style-name="_32_443">p</text:span><text:span text:style-name="_36_07">e</text:span><text:span text:style-name="_31_609">r</text:span><text:span text:style-name="_32_146">a</text:span><text:span text:style-name="_34_81">t</text:span><text:span text:style-name="_31_525">i</text:span><text:span text:style-name="_32_587">o</text:span><text:span text:style-name="_36_10">n</text:span><text:span text:style-name="_39_03"> </text:span><text:span text:style-name="_32_065">t</text:span><text:span text:style-name="_33_13">i</text:span><text:span text:style-name="_31_561">l</text:span><text:span text:style-name="_32_389">l</text:span><text:span text:style-name="_32_"> </text:span><text:span text:style-name="_31_711">h</text:span><text:span text:style-name="_32_209">i</text:span><text:span text:style-name="_34_90">s</text:span><text:span text:style-name="_39_02"> </text:span><text:span text:style-name="_32_677">A</text:span><text:span text:style-name="_33_58">s</text:span><text:span text:style-name="_31_312">s</text:span><text:span text:style-name="_32_287">e</text:span><text:span text:style-name="_38_14">n</text:span><text:span text:style-name="_31_213">t</text:span><text:span text:style-name="_31_802"> </text:span><text:span text:style-name="_37_72">s</text:span><text:span text:style-name="_31_606">h</text:span><text:span text:style-name="_32_515">o</text:span><text:span text:style-name="_34_54">u</text:span><text:span text:style-name="_31_357">l</text:span><text:span text:style-name="_32_245">d</text:span><text:span text:style-name="_33_"> </text:span><text:span text:style-name="_31_183">b</text:span><text:span text:style-name="_32_266">e</text:span><text:span text:style-name="_32_"> </text:span><text:span text:style-name="_31_546">o</text:span><text:span text:style-name="_32_503">b</text:span><text:span text:style-name="_35_89">t</text:span><text:span text:style-name="_31_243">a</text:span><text:span text:style-name="_32_497">i</text:span><text:span text:style-name="_38_98">n</text:span><text:span text:style-name="_31_615">e</text:span><text:span text:style-name="_32_218">d</text:span><text:span text:style-name="_38_41">;</text:span><text:span text:style-name="_39_02"> </text:span><text:span text:style-name="_32_119">a</text:span><text:span text:style-name="_37_06">n</text:span><text:span text:style-name="_31_789">d</text:span><text:span text:style-name="_31_803"> </text:span><text:span text:style-name="_36_25">w</text:span><text:span text:style-name="_31_330">h</text:span><text:span text:style-name="_32_035">e</text:span><text:span text:style-name="_33_49">n</text:span><text:span text:style-name="_39_02"> </text:span><text:span text:style-name="_32_614">s</text:span><text:span text:style-name="_32_47">o</text:span><text:span text:style-name="_39_02"> </text:span><text:span text:style-name="_32_404">s</text:span><text:span text:style-name="_33_46">u</text:span><text:span text:style-name="_31_672">s</text:span><text:span text:style-name="_32_662">p</text:span><text:span text:style-name="_38_26">e</text:span><text:span text:style-name="_31_723">n</text:span><text:span text:style-name="_32_299">d</text:span><text:span text:style-name="_34_66">e</text:span><text:span text:style-name="_31_129">d</text:span><text:span text:style-name="_32_101">,</text:span><text:span text:style-name="_33_"> </text:span><text:span text:style-name="_31_219">h</text:span><text:span text:style-name="_32_686">e</text:span><text:span text:style-name="_33_"> </text:span><text:span text:style-name="_31_210">h</text:span><text:span text:style-name="_32_695">a</text:span><text:span text:style-name="_34_93">s</text:span><text:span text:style-name="_39_03"> </text:span><text:span text:style-name="_32_230">u</text:span><text:span text:style-name="_34_09">t</text:span><text:span text:style-name="_31_669">t</text:span><text:span text:style-name="_32_683">e</text:span><text:span text:style-name="_38_17">r</text:span><text:span text:style-name="_31_561">l</text:span><text:span text:style-name="_32_029">y</text:span><text:span text:style-name="_33_"> </text:span><text:span text:style-name="_31_255">n</text:span><text:span text:style-name="_32_518">e</text:span><text:span text:style-name="_38_23">g</text:span><text:span text:style-name="_31_753">l</text:span><text:span text:style-name="_32_470">e</text:span><text:span text:style-name="_38_80">c</text:span><text:span text:style-name="_31_213">t</text:span><text:span text:style-name="_32_290">e</text:span><text:span text:style-name="_36_37">d</text:span><text:span text:style-name="_39_03"> </text:span><text:span text:style-name="_32_029">t</text:span><text:span text:style-name="_32_29">o</text:span><text:span text:style-name="_39_02"> </text:span><text:span text:style-name="_32_503">a</text:span><text:span text:style-name="_36_25">t</text:span><text:span text:style-name="_31_417">t</text:span><text:span text:style-name="_32_686">e</text:span><text:span text:style-name="_37_75">n</text:span><text:span text:style-name="_31_366">d</text:span><text:span text:style-name="_31_803"> </text:span><text:span text:style-name="_35_17">t</text:span><text:span text:style-name="_31_141">o</text:span><text:span text:style-name="_31_802"> </text:span><text:span text:style-name="_33_01">t</text:span><text:span text:style-name="_31_327">h</text:span><text:span text:style-name="_32_038">e</text:span><text:span text:style-name="_38_05">m</text:span><text:span text:style-name="_31_753">.</text:span></text:p>
      <text:p text:style-name="P1"><text:span text:style-name="_32_77">H</text:span><text:span text:style-name="_31_393">e</text:span><text:span text:style-name="_31_802"> </text:span><text:span text:style-name="_38_83">h</text:span><text:span text:style-name="_31_210">a</text:span><text:span text:style-name="_32_473">s</text:span><text:span text:style-name="_33_"> </text:span><text:span text:style-name="_31_129">r</text:span><text:span text:style-name="_32_518">e</text:span><text:span text:style-name="_38_17">f</text:span><text:span text:style-name="_31_567">u</text:span><text:span text:style-name="_32_584">s</text:span><text:span text:style-name="_37_90">e</text:span><text:span text:style-name="_31_717">d</text:span><text:span text:style-name="_31_802"> </text:span><text:span text:style-name="_34_93">t</text:span><text:span text:style-name="_31_525">o</text:span><text:span text:style-name="_31_803"> </text:span><text:span text:style-name="_33_55">p</text:span><text:span text:style-name="_31_354">a</text:span><text:span text:style-name="_32_218">s</text:span><text:span text:style-name="_34_96">s</text:span><text:span text:style-name="_39_03"> </text:span><text:span text:style-name="_32_107">o</text:span><text:span text:style-name="_34_93">t</text:span><text:span text:style-name="_31_606">h</text:span><text:span text:style-name="_32_257">e</text:span><text:span text:style-name="_36_97">r</text:span><text:span text:style-name="_39_02"> </text:span><text:span text:style-name="_32_065">L</text:span><text:span text:style-name="_38_14">a</text:span><text:span text:style-name="_31_321">w</text:span><text:span text:style-name="_32_140">s</text:span><text:span text:style-name="_33_"> </text:span><text:span text:style-name="_31_429">f</text:span><text:span text:style-name="_32_653">o</text:span><text:span text:style-name="_38_05">r</text:span><text:span text:style-name="_39_03"> </text:span><text:span text:style-name="_32_461">t</text:span><text:span text:style-name="_37_75">h</text:span><text:span text:style-name="_31_498">e</text:span><text:span text:style-name="_31_803"> </text:span><text:span text:style-name="_34_51">a</text:span><text:span text:style-name="_31_186">c</text:span><text:span text:style-name="_32_506">c</text:span><text:span text:style-name="_34_27">o</text:span><text:span text:style-name="_31_141">m</text:span><text:span text:style-name="_32_317">m</text:span><text:span text:style-name="_38_26">o</text:span><text:span text:style-name="_31_543">d</text:span><text:span text:style-name="_32_659">a</text:span><text:span text:style-name="_36_01">t</text:span><text:span text:style-name="_31_393">i</text:span><text:span text:style-name="_32_158">o</text:span><text:span text:style-name="_38_89">n</text:span><text:span text:style-name="_39_02"> </text:span><text:span text:style-name="_32_389">o</text:span><text:span text:style-name="_32_65">f</text:span><text:span text:style-name="_39_02"> </text:span><text:span text:style-name="_32_401">l</text:span><text:span text:style-name="_36_10">a</text:span><text:span text:style-name="_31_669">r</text:span><text:span text:style-name="_32_143">g</text:span><text:span text:style-name="_35_89">e</text:span><text:span text:style-name="_39_03"> </text:span><text:span text:style-name="_32_110">d</text:span><text:span text:style-name="_35_17">i</text:span><text:span text:style-name="_31_720">s</text:span><text:span text:style-name="_32_101">t</text:span><text:span text:style-name="_36_01">r</text:span><text:span text:style-name="_31_429">i</text:span><text:span text:style-name="_32_482">c</text:span><text:span text:style-name="_36_37">t</text:span><text:span text:style-name="_31_384">s</text:span><text:span text:style-name="_31_802"> </text:span><text:span text:style-name="_34_45">o</text:span><text:span text:style-name="_31_165">f</text:span><text:span text:style-name="_31_802"> </text:span><text:span text:style-name="_34_30">p</text:span><text:span text:style-name="_31_243">e</text:span><text:span text:style-name="_32_467">o</text:span><text:span text:style-name="_38_50">p</text:span><text:span text:style-name="_31_561">l</text:span><text:span text:style-name="_32_497">e</text:span><text:span text:style-name="_38_41">,</text:span><text:span text:style-name="_39_02"> </text:span><text:span text:style-name="_32_479">u</text:span><text:span text:style-name="_38_50">n</text:span><text:span text:style-name="_31_357">l</text:span><text:span text:style-name="_32_479">e</text:span><text:span text:style-name="_32_38">s</text:span><text:span text:style-name="_31_753">s</text:span><text:span text:style-name="_31_803"> </text:span><text:span text:style-name="_32_29">t</text:span><text:span text:style-name="_31_354">h</text:span><text:span text:style-name="_32_479">o</text:span><text:span text:style-name="_32_44">s</text:span><text:span text:style-name="_31_510">e</text:span><text:span text:style-name="_31_803"> </text:span><text:span text:style-name="_37_78">p</text:span><text:span text:style-name="_31_567">e</text:span><text:span text:style-name="_32_410">o</text:span><text:span text:style-name="_38_59">p</text:span><text:span text:style-name="_31_705">l</text:span><text:span text:style-name="_32_617">e</text:span><text:span text:style-name="_32_"> </text:span><text:span text:style-name="_31_357">w</text:span><text:span text:style-name="_32_266">o</text:span><text:span text:style-name="_36_79">u</text:span><text:span text:style-name="_31_489">l</text:span><text:span text:style-name="_32_209">d</text:span><text:span text:style-name="_33_"> </text:span><text:span text:style-name="_31_717">r</text:span><text:span text:style-name="_32_323">e</text:span><text:span text:style-name="_34_45">l</text:span><text:span text:style-name="_31_321">i</text:span><text:span text:style-name="_32_626">n</text:span><text:span text:style-name="_36_07">q</text:span><text:span text:style-name="_31_582">u</text:span><text:span text:style-name="_32_209">i</text:span><text:span text:style-name="_32_38">s</text:span><text:span text:style-name="_31_615">h</text:span><text:span text:style-name="_31_803"> </text:span><text:span text:style-name="_36_97">t</text:span><text:span text:style-name="_31_426">h</text:span><text:span text:style-name="_32_515">e</text:span><text:span text:style-name="_33_"> </text:span><text:span text:style-name="_31_705">r</text:span><text:span text:style-name="_32_137">i</text:span><text:span text:style-name="_33_55">g</text:span><text:span text:style-name="_31_426">h</text:span><text:span text:style-name="_32_509">t</text:span><text:span text:style-name="_33_"> </text:span><text:span text:style-name="_31_717">o</text:span><text:span text:style-name="_32_317">f</text:span><text:span text:style-name="_33_"> </text:span><text:span text:style-name="_31_177">R</text:span><text:span text:style-name="_32_287">e</text:span><text:span text:style-name="_34_18">p</text:span><text:span text:style-name="_31_345">r</text:span><text:span text:style-name="_32_266">e</text:span><text:span text:style-name="_36_28">s</text:span><text:span text:style-name="_31_243">e</text:span><text:span text:style-name="_32_050">n</text:span><text:span text:style-name="_36_25">t</text:span><text:span text:style-name="_31_759">a</text:span><text:span text:style-name="_32_437">t</text:span><text:span text:style-name="_35_29">i</text:span><text:span text:style-name="_31_258">o</text:span><text:span text:style-name="_32_221">n</text:span><text:span text:style-name="_32_"> </text:span><text:span text:style-name="_31_525">i</text:span><text:span text:style-name="_32_329">n</text:span><text:span text:style-name="_32_"> </text:span><text:span text:style-name="_31_201">t</text:span><text:span text:style-name="_32_335">h</text:span><text:span text:style-name="_35_26">e</text:span><text:span text:style-name="_39_02"> </text:span><text:span text:style-name="_32_209">L</text:span><text:span text:style-name="_37_87">e</text:span><text:span text:style-name="_31_222">g</text:span><text:span text:style-name="_32_653">i</text:span><text:span text:style-name="_33_04">s</text:span><text:span text:style-name="_31_561">l</text:span><text:span text:style-name="_32_506">a</text:span><text:span text:style-name="_38_41">t</text:span><text:span text:style-name="_31_603">u</text:span><text:span text:style-name="_32_641">r</text:span><text:span text:style-name="_32_38">e</text:span><text:span text:style-name="_31_177">,</text:span><text:span text:style-name="_31_802"> </text:span><text:span text:style-name="_38_77">a</text:span><text:span text:style-name="_39_03"> </text:span><text:span text:style-name="_32_293">r</text:span><text:span text:style-name="_37_09">i</text:span><text:span text:style-name="_31_762">g</text:span><text:span text:style-name="_32_515">h</text:span><text:span text:style-name="_34_57">t</text:span><text:span text:style-name="_39_03"> </text:span><text:span text:style-name="_32_689">i</text:span><text:span text:style-name="_35_26">n</text:span><text:span text:style-name="_31_216">c</text:span><text:span text:style-name="_32_503">o</text:span><text:span text:style-name="_37_69">m</text:span><text:span text:style-name="_31_750">p</text:span><text:span text:style-name="_32_266">u</text:span><text:span text:style-name="_34_93">t</text:span><text:span text:style-name="_31_567">a</text:span><text:span text:style-name="_32_251">b</text:span><text:span text:style-name="_38_05">l</text:span><text:span text:style-name="_31_678">e</text:span><text:span text:style-name="_31_802"> </text:span><text:span text:style-name="_36_73">t</text:span><text:span text:style-name="_31_597">o</text:span><text:span text:style-name="_31_803"> </text:span><text:span text:style-name="_33_37">t</text:span><text:span text:style-name="_31_435">h</text:span><text:span text:style-name="_32_218">e</text:span><text:span text:style-name="_38_89">m</text:span><text:span text:style-name="_39_03"> </text:span><text:span text:style-name="_32_266">a</text:span><text:span text:style-name="_36_79">n</text:span><text:span text:style-name="_31_201">d</text:span><text:span text:style-name="_31_803"> </text:span><text:span text:style-name="_38_41">f</text:span><text:span text:style-name="_31_678">o</text:span><text:span text:style-name="_32_401">r</text:span><text:span text:style-name="_32_29">m</text:span><text:span text:style-name="_31_777">i</text:span><text:span text:style-name="_32_479">d</text:span><text:span text:style-name="_32_50">a</text:span><text:span text:style-name="_31_135">b</text:span><text:span text:style-name="_32_461">l</text:span><text:span text:style-name="_33_01">e</text:span><text:span text:style-name="_39_02"> </text:span><text:span text:style-name="_32_041">t</text:span><text:span text:style-name="_35_17">o</text:span><text:span text:style-name="_39_03"> </text:span><text:span text:style-name="_32_653">t</text:span><text:span text:style-name="_37_12">y</text:span><text:span text:style-name="_31_717">r</text:span><text:span text:style-name="_32_050">a</text:span><text:span text:style-name="_34_27">n</text:span><text:span text:style-name="_31_609">t</text:span><text:span text:style-name="_32_470">s</text:span><text:span text:style-name="_33_"> </text:span><text:span text:style-name="_31_186">o</text:span><text:span text:style-name="_32_515">n</text:span><text:span text:style-name="_34_09">l</text:span><text:span text:style-name="_31_597">y</text:span><text:span text:style-name="_32_677">.</text:span></text:p>
      <text:p text:style-name="P1"><text:span text:style-name="_31_165">H</text:span><text:span text:style-name="_32_677">e</text:span><text:span text:style-name="_33_"> </text:span><text:span text:style-name="_31_147">h</text:span><text:span text:style-name="_32_218">a</text:span><text:span text:style-name="_38_53">s</text:span><text:span text:style-name="_39_03"> </text:span><text:span text:style-name="_32_620">c</text:span><text:span text:style-name="_36_46">a</text:span><text:span text:style-name="_31_213">l</text:span><text:span text:style-name="_32_569">l</text:span><text:span text:style-name="_37_15">e</text:span><text:span text:style-name="_31_258">d</text:span><text:span text:style-name="_31_803"> </text:span><text:span text:style-name="_32_29">t</text:span><text:span text:style-name="_31_387">o</text:span><text:span text:style-name="_32_614">g</text:span><text:span text:style-name="_36_34">e</text:span><text:span text:style-name="_31_309">t</text:span><text:span text:style-name="_32_647">h</text:span><text:span text:style-name="_32_41">e</text:span><text:span text:style-name="_31_417">r</text:span><text:span text:style-name="_31_803"> </text:span><text:span text:style-name="_38_53">l</text:span><text:span text:style-name="_31_690">e</text:span><text:span text:style-name="_32_323">g</text:span><text:span text:style-name="_34_93">i</text:span><text:span text:style-name="_31_546">s</text:span><text:span text:style-name="_32_461">l</text:span><text:span text:style-name="_36_79">a</text:span><text:span text:style-name="_31_753">t</text:span><text:span text:style-name="_32_605">i</text:span><text:span text:style-name="_32_86">v</text:span><text:span text:style-name="_31_435">e</text:span><text:span text:style-name="_31_803"> </text:span><text:span text:style-name="_36_70">b</text:span><text:span text:style-name="_31_711">o</text:span><text:span text:style-name="_32_215">d</text:span><text:span text:style-name="_32_29">i</text:span><text:span text:style-name="_31_186">e</text:span><text:span text:style-name="_32_209">s</text:span><text:span text:style-name="_33_"> </text:span><text:span text:style-name="_31_705">a</text:span><text:span text:style-name="_32_137">t</text:span><text:span text:style-name="_33_"> </text:span><text:span text:style-name="_31_507">p</text:span><text:span text:style-name="_32_113">l</text:span><text:span text:style-name="_34_66">a</text:span><text:span text:style-name="_31_168">c</text:span><text:span text:style-name="_32_434">e</text:span><text:span text:style-name="_38_53">s</text:span><text:span text:style-name="_39_02"> </text:span><text:span text:style-name="_32_503">u</text:span><text:span text:style-name="_38_14">n</text:span><text:span text:style-name="_31_714">u</text:span><text:span text:style-name="_32_404">s</text:span><text:span text:style-name="_37_75">u</text:span><text:span text:style-name="_31_510">a</text:span><text:span text:style-name="_32_581">l</text:span><text:span text:style-name="_38_41">,</text:span><text:span text:style-name="_39_03"> </text:span><text:span text:style-name="_32_110">u</text:span><text:span text:style-name="_38_59">n</text:span><text:span text:style-name="_31_792">c</text:span><text:span text:style-name="_32_410">o</text:span><text:span text:style-name="_34_57">m</text:span><text:span text:style-name="_31_141">f</text:span><text:span text:style-name="_32_323">o</text:span><text:span text:style-name="_34_45">r</text:span><text:span text:style-name="_31_489">t</text:span><text:span text:style-name="_32_302">a</text:span><text:span text:style-name="_32_35">b</text:span><text:span text:style-name="_31_177">l</text:span><text:span text:style-name="_32_218">e</text:span><text:span text:style-name="_37_69">,</text:span><text:span text:style-name="_39_02"> </text:span><text:span text:style-name="_32_122">a</text:span><text:span text:style-name="_32_71">n</text:span><text:span text:style-name="_31_429">d</text:span><text:span text:style-name="_31_803"> </text:span><text:span text:style-name="_36_43">d</text:span><text:span text:style-name="_31_561">i</text:span><text:span text:style-name="_32_038">s</text:span><text:span text:style-name="_38_41">t</text:span><text:span text:style-name="_31_318">a</text:span><text:span text:style-name="_32_083">n</text:span><text:span text:style-name="_36_73">t</text:span><text:span text:style-name="_39_02"> </text:span><text:span text:style-name="_32_437">f</text:span><text:span text:style-name="_37_69">r</text:span><text:span text:style-name="_31_681">o</text:span><text:span text:style-name="_32_509">m</text:span><text:span text:style-name="_33_"> </text:span><text:span text:style-name="_31_489">t</text:span><text:span text:style-name="_32_578">h</text:span><text:span text:style-name="_38_83">e</text:span><text:span text:style-name="_39_03"> </text:span><text:span text:style-name="_32_071">d</text:span><text:span text:style-name="_35_02">e</text:span><text:span text:style-name="_31_255">p</text:span><text:span text:style-name="_32_086">o</text:span><text:span text:style-name="_33_40">s</text:span><text:span text:style-name="_31_501">i</text:span><text:span text:style-name="_32_065">t</text:span><text:span text:style-name="_34_18">o</text:span><text:span text:style-name="_31_741">r</text:span><text:span text:style-name="_32_149">y</text:span><text:span text:style-name="_32_"> </text:span><text:span text:style-name="_31_681">o</text:span><text:span text:style-name="_32_389">f</text:span><text:span text:style-name="_33_"> </text:span><text:span text:style-name="_31_717">t</text:span><text:span text:style-name="_32_074">h</text:span><text:span text:style-name="_32_83">e</text:span><text:span text:style-name="_31_501">i</text:span><text:span text:style-name="_32_065">r</text:span><text:span text:style-name="_32_"> </text:span><text:span text:style-name="_31_750">p</text:span><text:span text:style-name="_32_587">u</text:span><text:span text:style-name="_32_35">b</text:span><text:span text:style-name="_31_777">l</text:span><text:span text:style-name="_32_473">i</text:span><text:span text:style-name="_33_46">c</text:span><text:span text:style-name="_39_02"> </text:span><text:span text:style-name="_32_281">R</text:span><text:span text:style-name="_34_87">e</text:span><text:span text:style-name="_31_246">c</text:span><text:span text:style-name="_32_614">o</text:span><text:span text:style-name="_34_93">r</text:span><text:span text:style-name="_31_423">d</text:span><text:span text:style-name="_32_641">s</text:span><text:span text:style-name="_36_25">,</text:span><text:span text:style-name="_39_03"> </text:span><text:span text:style-name="_32_257">f</text:span><text:span text:style-name="_34_21">o</text:span><text:span text:style-name="_31_609">r</text:span><text:span text:style-name="_31_802"> </text:span><text:span text:style-name="_32_29">t</text:span><text:span text:style-name="_31_714">h</text:span><text:span text:style-name="_32_071">e</text:span><text:span text:style-name="_32_"> </text:span><text:span text:style-name="_31_420">s</text:span><text:span text:style-name="_32_074">o</text:span><text:span text:style-name="_37_69">l</text:span><text:span text:style-name="_31_381">e</text:span><text:span text:style-name="_31_802"> </text:span><text:span text:style-name="_37_90">p</text:span><text:span text:style-name="_31_603">u</text:span><text:span text:style-name="_32_473">r</text:span><text:span text:style-name="_32_47">p</text:span><text:span text:style-name="_31_150">o</text:span><text:span text:style-name="_32_512">s</text:span><text:span text:style-name="_37_90">e</text:span><text:span text:style-name="_39_02"> </text:span><text:span text:style-name="_32_689">o</text:span><text:span text:style-name="_38_77">f</text:span><text:span text:style-name="_39_03"> </text:span><text:span text:style-name="_32_473">f</text:span><text:span text:style-name="_34_30">a</text:span><text:span text:style-name="_31_573">t</text:span><text:span text:style-name="_32_113">i</text:span><text:span text:style-name="_36_43">g</text:span><text:span text:style-name="_31_150">u</text:span><text:span text:style-name="_32_509">i</text:span><text:span text:style-name="_35_23">n</text:span><text:span text:style-name="_31_753">g</text:span><text:span text:style-name="_31_803"> </text:span><text:span text:style-name="_36_61">t</text:span><text:span text:style-name="_31_135">h</text:span><text:span text:style-name="_32_110">e</text:span><text:span text:style-name="_33_37">m</text:span><text:span text:style-name="_39_02"> </text:span><text:span text:style-name="_32_317">i</text:span><text:span text:style-name="_35_26">n</text:span><text:span text:style-name="_31_741">t</text:span><text:span text:style-name="_32_251">o</text:span><text:span text:style-name="_32_"> </text:span><text:span text:style-name="_31_762">c</text:span><text:span text:style-name="_32_071">o</text:span><text:span text:style-name="_35_29">m</text:span><text:span text:style-name="_31_747">p</text:span><text:span text:style-name="_32_293">l</text:span><text:span text:style-name="_34_09">i</text:span><text:span text:style-name="_31_438">a</text:span><text:span text:style-name="_32_578">n</text:span><text:span text:style-name="_36_04">c</text:span><text:span text:style-name="_31_381">e</text:span><text:span text:style-name="_31_802"> </text:span><text:span text:style-name="_33_37">w</text:span><text:span text:style-name="_31_777">i</text:span><text:span text:style-name="_32_029">t</text:span><text:span text:style-name="_36_01">h</text:span><text:span text:style-name="_39_03"> </text:span><text:span text:style-name="_32_086">h</text:span><text:span text:style-name="_36_37">i</text:span><text:span text:style-name="_31_360">s</text:span><text:span text:style-name="_31_802"> </text:span><text:span text:style-name="_36_97">m</text:span><text:span text:style-name="_31_315">e</text:span><text:span text:style-name="_32_158">a</text:span><text:span text:style-name="_35_38">s</text:span><text:span text:style-name="_31_531">u</text:span><text:span text:style-name="_32_581">r</text:span><text:span text:style-name="_33_55">e</text:span><text:span text:style-name="_31_330">s</text:span><text:span text:style-name="_32_461">.</text:span></text:p>
      <text:p text:style-name="P1"><text:span text:style-name="_31_429">H</text:span><text:span text:style-name="_32_425">e</text:span><text:span text:style-name="_33_"> </text:span><text:span text:style-name="_31_498">h</text:span><text:span text:style-name="_32_335">a</text:span><text:span text:style-name="_34_81">s</text:span><text:span text:style-name="_39_03"> </text:span><text:span text:style-name="_32_050">d</text:span><text:span text:style-name="_33_49">i</text:span><text:span text:style-name="_31_540">s</text:span><text:span text:style-name="_32_302">s</text:span><text:span text:style-name="_35_23">o</text:span><text:span text:style-name="_31_501">l</text:span><text:span text:style-name="_32_656">v</text:span><text:span text:style-name="_32_74">e</text:span><text:span text:style-name="_31_141">d</text:span><text:span text:style-name="_31_802"> </text:span><text:span text:style-name="_36_37">R</text:span><text:span text:style-name="_31_579">e</text:span><text:span text:style-name="_32_698">p</text:span><text:span text:style-name="_35_89">r</text:span><text:span text:style-name="_31_435">e</text:span><text:span text:style-name="_32_470">s</text:span><text:span text:style-name="_36_70">e</text:span><text:span text:style-name="_31_207">n</text:span><text:span text:style-name="_32_689">t</text:span><text:span text:style-name="_33_55">a</text:span><text:span text:style-name="_31_573">t</text:span><text:span text:style-name="_32_509">i</text:span><text:span text:style-name="_34_90">v</text:span><text:span text:style-name="_31_501">e</text:span><text:span text:style-name="_31_802"> </text:span><text:span text:style-name="_34_45">H</text:span><text:span text:style-name="_31_750">o</text:span><text:span text:style-name="_32_503">u</text:span><text:span text:style-name="_37_06">s</text:span><text:span text:style-name="_31_711">e</text:span><text:span text:style-name="_32_425">s</text:span><text:span text:style-name="_33_"> </text:span><text:span text:style-name="_31_165">r</text:span><text:span text:style-name="_32_038">e</text:span><text:span text:style-name="_36_67">p</text:span><text:span text:style-name="_31_438">e</text:span><text:span text:style-name="_32_575">a</text:span><text:span text:style-name="_37_09">t</text:span><text:span text:style-name="_31_543">e</text:span><text:span text:style-name="_32_482">d</text:span><text:span text:style-name="_36_37">l</text:span><text:span text:style-name="_31_669">y</text:span><text:span text:style-name="_32_389">,</text:span><text:span text:style-name="_33_"> </text:span><text:span text:style-name="_31_165">f</text:span><text:span text:style-name="_32_221">o</text:span><text:span text:style-name="_38_05">r</text:span><text:span text:style-name="_39_02"> </text:span><text:span text:style-name="_32_482">o</text:span><text:span text:style-name="_35_35">p</text:span><text:span text:style-name="_31_315">p</text:span><text:span text:style-name="_32_302">o</text:span><text:span text:style-name="_37_06">s</text:span><text:span text:style-name="_31_705">i</text:span><text:span text:style-name="_32_263">n</text:span><text:span text:style-name="_36_01">g</text:span><text:span text:style-name="_39_02"> </text:span><text:span text:style-name="_32_497">w</text:span><text:span text:style-name="_37_09">i</text:span><text:span text:style-name="_31_321">t</text:span><text:span text:style-name="_32_653">h</text:span><text:span text:style-name="_33_"> </text:span><text:span text:style-name="_31_417">m</text:span><text:span text:style-name="_32_503">a</text:span><text:span text:style-name="_37_18">n</text:span><text:span text:style-name="_31_429">l</text:span><text:span text:style-name="_32_509">y</text:span><text:span text:style-name="_33_"> </text:span><text:span text:style-name="_31_525">f</text:span><text:span text:style-name="_32_689">i</text:span><text:span text:style-name="_34_81">r</text:span><text:span text:style-name="_31_669">m</text:span><text:span text:style-name="_32_302">n</text:span><text:span text:style-name="_37_87">e</text:span><text:span text:style-name="_31_204">s</text:span><text:span text:style-name="_32_446">s</text:span><text:span text:style-name="_32_"> </text:span><text:span text:style-name="_31_219">h</text:span><text:span text:style-name="_32_149">i</text:span><text:span text:style-name="_34_54">s</text:span><text:span text:style-name="_39_03"> </text:span><text:span text:style-name="_32_437">i</text:span><text:span text:style-name="_34_87">n</text:span><text:span text:style-name="_31_546">v</text:span><text:span text:style-name="_32_230">a</text:span><text:span text:style-name="_34_96">s</text:span><text:span text:style-name="_31_429">i</text:span><text:span text:style-name="_32_071">o</text:span><text:span text:style-name="_37_78">n</text:span><text:span text:style-name="_31_597">s</text:span><text:span text:style-name="_31_803"> </text:span><text:span text:style-name="_38_86">o</text:span><text:span text:style-name="_31_495">n</text:span><text:span text:style-name="_31_802"> </text:span><text:span text:style-name="_38_17">t</text:span><text:span text:style-name="_31_786">h</text:span><text:span text:style-name="_32_611">e</text:span><text:span text:style-name="_33_"> </text:span><text:span text:style-name="_31_321">r</text:span><text:span text:style-name="_32_617">i</text:span><text:span text:style-name="_34_51">g</text:span><text:span text:style-name="_31_606">h</text:span><text:span text:style-name="_32_689">t</text:span><text:span text:style-name="_36_97">s</text:span><text:span text:style-name="_39_02"> </text:span><text:span text:style-name="_32_209">o</text:span><text:span text:style-name="_36_61">f</text:span><text:span text:style-name="_39_02"> </text:span><text:span text:style-name="_32_029">t</text:span><text:span text:style-name="_32_71">h</text:span><text:span text:style-name="_31_186">e</text:span><text:span text:style-name="_31_803"> </text:span><text:span text:style-name="_32_83">p</text:span><text:span text:style-name="_31_690">e</text:span><text:span text:style-name="_32_698">o</text:span><text:span text:style-name="_37_75">p</text:span><text:span text:style-name="_31_237">l</text:span><text:span text:style-name="_32_569">e</text:span><text:span text:style-name="_33_13">.</text:span></text:p>
      <text:p text:style-name="P1"><text:span text:style-name="_32_401">H</text:span><text:span text:style-name="_36_25">e</text:span><text:span text:style-name="_39_02"> </text:span><text:span text:style-name="_32_626">h</text:span><text:span text:style-name="_34_27">a</text:span><text:span text:style-name="_31_309">s</text:span><text:span text:style-name="_31_802"> </text:span><text:span text:style-name="_34_57">r</text:span><text:span text:style-name="_31_423">e</text:span><text:span text:style-name="_32_317">f</text:span><text:span text:style-name="_37_90">u</text:span><text:span text:style-name="_31_708">s</text:span><text:span text:style-name="_32_074">e</text:span><text:span text:style-name="_38_77">d</text:span><text:span text:style-name="_39_03"> </text:span><text:span text:style-name="_32_389">f</text:span><text:span text:style-name="_38_41">o</text:span><text:span text:style-name="_31_537">r</text:span><text:span text:style-name="_31_803"> </text:span><text:span text:style-name="_36_01">a</text:span><text:span text:style-name="_39_03"> </text:span><text:span text:style-name="_32_113">l</text:span><text:span text:style-name="_36_70">o</text:span><text:span text:style-name="_31_579">n</text:span><text:span text:style-name="_32_581">g</text:span><text:span text:style-name="_32_"> </text:span><text:span text:style-name="_31_393">t</text:span><text:span text:style-name="_32_077">i</text:span><text:span text:style-name="_33_01">m</text:span><text:span text:style-name="_31_393">e</text:span><text:span text:style-name="_32_689">,</text:span><text:span text:style-name="_33_"> </text:span><text:span text:style-name="_31_387">a</text:span><text:span text:style-name="_32_437">f</text:span><text:span text:style-name="_38_53">t</text:span><text:span text:style-name="_31_714">e</text:span><text:span text:style-name="_32_509">r</text:span><text:span text:style-name="_33_"> </text:span><text:span text:style-name="_31_690">s</text:span><text:span text:style-name="_32_083">u</text:span><text:span text:style-name="_37_00">c</text:span><text:span text:style-name="_31_786">h</text:span><text:span text:style-name="_31_802"> </text:span><text:span text:style-name="_37_06">d</text:span><text:span text:style-name="_31_597">i</text:span><text:span text:style-name="_32_224">s</text:span><text:span text:style-name="_38_92">s</text:span><text:span text:style-name="_31_210">o</text:span><text:span text:style-name="_32_497">l</text:span><text:span text:style-name="_32_83">u</text:span><text:span text:style-name="_31_357">t</text:span><text:span text:style-name="_32_389">i</text:span><text:span text:style-name="_34_18">o</text:span><text:span text:style-name="_31_399">n</text:span><text:span text:style-name="_32_614">s</text:span><text:span text:style-name="_33_13">,</text:span><text:span text:style-name="_39_02"> </text:span><text:span text:style-name="_32_605">t</text:span><text:span text:style-name="_33_01">o</text:span><text:span text:style-name="_39_02"> </text:span><text:span text:style-name="_32_512">c</text:span><text:span text:style-name="_38_26">a</text:span><text:span text:style-name="_31_567">u</text:span><text:span text:style-name="_32_302">s</text:span><text:span text:style-name="_34_45">e</text:span><text:span text:style-name="_39_03"> </text:span><text:span text:style-name="_32_302">o</text:span><text:span text:style-name="_32_65">t</text:span><text:span text:style-name="_31_603">h</text:span><text:span text:style-name="_32_587">e</text:span><text:span text:style-name="_38_77">r</text:span><text:span text:style-name="_31_258">s</text:span><text:span text:style-name="_31_803"> </text:span><text:span text:style-name="_38_05">t</text:span><text:span text:style-name="_31_609">o</text:span><text:span text:style-name="_31_803"> </text:span><text:span text:style-name="_33_55">b</text:span><text:span text:style-name="_31_390">e</text:span><text:span text:style-name="_31_802"> </text:span><text:span text:style-name="_37_18">e</text:span><text:span text:style-name="_31_129">l</text:span><text:span text:style-name="_32_335">e</text:span><text:span text:style-name="_35_38">c</text:span><text:span text:style-name="_31_777">t</text:span><text:span text:style-name="_32_155">e</text:span><text:span text:style-name="_38_41">d</text:span><text:span text:style-name="_31_165">;</text:span><text:span text:style-name="_31_802"> </text:span><text:span text:style-name="_38_41">w</text:span><text:span text:style-name="_31_546">h</text:span><text:span text:style-name="_32_335">e</text:span><text:span text:style-name="_36_73">r</text:span><text:span text:style-name="_31_171">e</text:span><text:span text:style-name="_32_086">b</text:span><text:span text:style-name="_34_09">y</text:span><text:span text:style-name="_39_02"> </text:span><text:span text:style-name="_32_569">t</text:span><text:span text:style-name="_36_82">h</text:span><text:span text:style-name="_31_567">e</text:span><text:span text:style-name="_31_802"> </text:span><text:span text:style-name="_34_81">L</text:span><text:span text:style-name="_31_543">e</text:span><text:span text:style-name="_32_686">g</text:span><text:span text:style-name="_33_49">i</text:span><text:span text:style-name="_31_348">s</text:span><text:span text:style-name="_32_425">l</text:span><text:span text:style-name="_34_30">a</text:span><text:span text:style-name="_31_705">t</text:span><text:span text:style-name="_32_509">i</text:span><text:span text:style-name="_38_80">v</text:span><text:span text:style-name="_31_714">e</text:span><text:span text:style-name="_31_802"> </text:span><text:span text:style-name="_35_23">p</text:span><text:span text:style-name="_31_174">o</text:span><text:span text:style-name="_32_065">w</text:span><text:span text:style-name="_36_70">e</text:span><text:span text:style-name="_31_681">r</text:span><text:span text:style-name="_32_116">s</text:span><text:span text:style-name="_38_17">,</text:span><text:span text:style-name="_39_02"> </text:span><text:span text:style-name="_32_473">i</text:span><text:span text:style-name="_38_50">n</text:span><text:span text:style-name="_31_396">c</text:span><text:span text:style-name="_32_050">a</text:span><text:span text:style-name="_37_03">p</text:span><text:span text:style-name="_31_750">a</text:span><text:span text:style-name="_32_515">b</text:span><text:span text:style-name="_36_25">l</text:span><text:span text:style-name="_31_681">e</text:span><text:span text:style-name="_31_803"> </text:span><text:span text:style-name="_36_25">o</text:span><text:span text:style-name="_31_249">f</text:span><text:span text:style-name="_31_803"> </text:span><text:span text:style-name="_34_45">A</text:span><text:span text:style-name="_31_318">n</text:span><text:span text:style-name="_32_251">n</text:span><text:span text:style-name="_34_45">i</text:span><text:span text:style-name="_31_366">h</text:span><text:span text:style-name="_32_497">i</text:span><text:span text:style-name="_34_93">l</text:span><text:span text:style-name="_31_171">a</text:span><text:span text:style-name="_32_209">t</text:span><text:span text:style-name="_38_77">i</text:span><text:span text:style-name="_31_330">o</text:span><text:span text:style-name="_32_263">n</text:span><text:span text:style-name="_34_57">,</text:span><text:span text:style-name="_39_03"> </text:span><text:span text:style-name="_32_479">h</text:span><text:span text:style-name="_35_98">a</text:span><text:span text:style-name="_31_366">v</text:span><text:span text:style-name="_32_611">e</text:span><text:span text:style-name="_33_"> </text:span><text:span text:style-name="_31_753">r</text:span><text:span text:style-name="_32_398">e</text:span><text:span text:style-name="_38_89">t</text:span><text:span text:style-name="_31_207">u</text:span><text:span text:style-name="_32_245">r</text:span><text:span text:style-name="_35_95">n</text:span><text:span text:style-name="_31_606">e</text:span><text:span text:style-name="_32_041">d</text:span><text:span text:style-name="_32_"> </text:span><text:span text:style-name="_31_537">t</text:span><text:span text:style-name="_32_425">o</text:span><text:span text:style-name="_32_"> </text:span><text:span text:style-name="_31_717">t</text:span><text:span text:style-name="_32_431">h</text:span><text:span text:style-name="_36_82">e</text:span><text:span text:style-name="_39_02"> </text:span><text:span text:style-name="_32_461">P</text:span><text:span text:style-name="_37_87">e</text:span><text:span text:style-name="_31_582">o</text:span><text:span text:style-name="_32_446">p</text:span><text:span text:style-name="_33_01">l</text:span><text:span text:style-name="_31_243">e</text:span><text:span text:style-name="_31_802"> </text:span><text:span text:style-name="_33_13">a</text:span><text:span text:style-name="_31_717">t</text:span><text:span text:style-name="_31_802"> </text:span><text:span text:style-name="_35_89">l</text:span><text:span text:style-name="_31_618">a</text:span><text:span text:style-name="_32_569">r</text:span><text:span text:style-name="_35_23">g</text:span><text:span text:style-name="_31_417">e</text:span><text:span text:style-name="_31_803"> </text:span><text:span text:style-name="_34_21">f</text:span><text:span text:style-name="_31_681">o</text:span><text:span text:style-name="_32_317">r</text:span><text:span text:style-name="_32_"> </text:span><text:span text:style-name="_31_753">t</text:span><text:span text:style-name="_32_086">h</text:span><text:span text:style-name="_36_43">e</text:span><text:span text:style-name="_31_213">i</text:span><text:span text:style-name="_32_401">r</text:span><text:span text:style-name="_33_"> </text:span><text:span text:style-name="_31_186">e</text:span><text:span text:style-name="_32_644">x</text:span><text:span text:style-name="_35_26">e</text:span><text:span text:style-name="_31_525">r</text:span><text:span text:style-name="_32_140">c</text:span><text:span text:style-name="_32_41">i</text:span><text:span text:style-name="_31_390">s</text:span><text:span text:style-name="_32_299">e</text:span><text:span text:style-name="_36_37">;</text:span><text:span text:style-name="_39_02"> </text:span><text:span text:style-name="_32_113">t</text:span><text:span text:style-name="_33_19">h</text:span><text:span text:style-name="_31_606">e</text:span><text:span text:style-name="_31_803"> </text:span><text:span text:style-name="_34_21">S</text:span><text:span text:style-name="_31_141">t</text:span><text:span text:style-name="_32_035">a</text:span><text:span text:style-name="_37_69">t</text:span><text:span text:style-name="_31_510">e</text:span><text:span text:style-name="_31_802"> </text:span><text:span text:style-name="_34_57">r</text:span><text:span text:style-name="_31_174">e</text:span><text:span text:style-name="_32_245">m</text:span><text:span text:style-name="_34_27">a</text:span><text:span text:style-name="_31_537">i</text:span><text:span text:style-name="_32_143">n</text:span><text:span text:style-name="_35_17">i</text:span><text:span text:style-name="_31_318">n</text:span><text:span text:style-name="_32_065">g</text:span><text:span text:style-name="_32_"> </text:span><text:span text:style-name="_31_345">i</text:span><text:span text:style-name="_32_605">n</text:span><text:span text:style-name="_33_"> </text:span><text:span text:style-name="_31_129">t</text:span><text:span text:style-name="_32_431">h</text:span><text:span text:style-name="_38_26">e</text:span><text:span text:style-name="_39_02"> </text:span><text:span text:style-name="_32_677">m</text:span><text:span text:style-name="_36_34">e</text:span><text:span text:style-name="_31_507">a</text:span><text:span text:style-name="_32_569">n</text:span><text:span text:style-name="_33_"> </text:span><text:span text:style-name="_31_597">t</text:span><text:span text:style-name="_32_065">i</text:span><text:span text:style-name="_35_17">m</text:span><text:span text:style-name="_31_165">e</text:span><text:span text:style-name="_31_802"> </text:span><text:span text:style-name="_36_43">e</text:span><text:span text:style-name="_31_186">x</text:span><text:span text:style-name="_32_686">p</text:span><text:span text:style-name="_35_23">o</text:span><text:span text:style-name="_31_756">s</text:span><text:span text:style-name="_32_146">e</text:span><text:span text:style-name="_32_29">d</text:span><text:span text:style-name="_39_02"> </text:span><text:span text:style-name="_32_149">t</text:span><text:span text:style-name="_33_49">o</text:span><text:span text:style-name="_39_03"> </text:span><text:span text:style-name="_32_473">a</text:span><text:span text:style-name="_36_37">l</text:span><text:span text:style-name="_31_249">l</text:span><text:span text:style-name="_31_802"> </text:span><text:span text:style-name="_37_81">t</text:span><text:span text:style-name="_31_798">h</text:span><text:span text:style-name="_32_047">e</text:span><text:span text:style-name="_32_"> </text:span><text:span text:style-name="_31_510">d</text:span><text:span text:style-name="_32_263">a</text:span><text:span text:style-name="_37_18">n</text:span><text:span text:style-name="_31_183">g</text:span><text:span text:style-name="_32_155">e</text:span><text:span text:style-name="_34_81">r</text:span><text:span text:style-name="_31_258">s</text:span><text:span text:style-name="_31_802"> </text:span><text:span text:style-name="_33_13">o</text:span><text:span text:style-name="_31_345">f</text:span><text:span text:style-name="_31_803"> </text:span><text:span text:style-name="_34_09">i</text:span><text:span text:style-name="_31_783">n</text:span><text:span text:style-name="_32_122">v</text:span><text:span text:style-name="_35_23">a</text:span><text:span text:style-name="_31_402">s</text:span><text:span text:style-name="_32_149">i</text:span><text:span text:style-name="_37_90">o</text:span><text:span text:style-name="_31_327">n</text:span><text:span text:style-name="_31_802"> </text:span><text:span text:style-name="_36_73">f</text:span><text:span text:style-name="_31_321">r</text:span><text:span text:style-name="_32_101">o</text:span><text:span text:style-name="_36_25">m</text:span><text:span text:style-name="_39_02"> </text:span><text:span text:style-name="_32_437">w</text:span><text:span text:style-name="_35_89">i</text:span><text:span text:style-name="_31_789">t</text:span><text:span text:style-name="_32_110">h</text:span><text:span text:style-name="_32_35">o</text:span><text:span text:style-name="_31_213">u</text:span><text:span text:style-name="_32_221">t</text:span><text:span text:style-name="_38_89">,</text:span><text:span text:style-name="_39_02"> </text:span><text:span text:style-name="_32_047">a</text:span><text:span text:style-name="_35_38">n</text:span><text:span text:style-name="_31_429">d</text:span><text:span text:style-name="_31_802"> </text:span><text:span text:style-name="_35_92">c</text:span><text:span text:style-name="_31_510">o</text:span><text:span text:style-name="_32_590">n</text:span><text:span text:style-name="_32_44">v</text:span><text:span text:style-name="_31_570">u</text:span><text:span text:style-name="_32_245">l</text:span><text:span text:style-name="_36_28">s</text:span><text:span text:style-name="_31_429">i</text:span><text:span text:style-name="_32_227">o</text:span><text:span text:style-name="_36_82">n</text:span><text:span text:style-name="_31_561">s</text:span><text:span text:style-name="_31_803"> </text:span><text:span text:style-name="_36_25">w</text:span><text:span text:style-name="_31_669">i</text:span><text:span text:style-name="_32_293">t</text:span><text:span text:style-name="_36_46">h</text:span><text:span text:style-name="_31_537">i</text:span><text:span text:style-name="_32_263">n</text:span><text:span text:style-name="_36_61">.</text:span></text:p>
      <text:p text:style-name="P1"><text:soft-page-break/><text:span text:style-name="_32_029">H</text:span><text:span text:style-name="_38_41">e</text:span><text:span text:style-name="_39_02"> </text:span><text:span text:style-name="_32_290">h</text:span><text:span text:style-name="_32_71">a</text:span><text:span text:style-name="_31_213">s</text:span><text:span text:style-name="_31_802"> </text:span><text:span text:style-name="_37_78">e</text:span><text:span text:style-name="_31_387">n</text:span><text:span text:style-name="_32_071">d</text:span><text:span text:style-name="_33_22">e</text:span><text:span text:style-name="_31_315">a</text:span><text:span text:style-name="_32_266">v</text:span><text:span text:style-name="_35_35">o</text:span><text:span text:style-name="_31_786">u</text:span><text:span text:style-name="_32_245">r</text:span><text:span text:style-name="_32_35">e</text:span><text:span text:style-name="_31_762">d</text:span><text:span text:style-name="_31_802"> </text:span><text:span text:style-name="_32_29">t</text:span><text:span text:style-name="_31_753">o</text:span><text:span text:style-name="_31_803"> </text:span><text:span text:style-name="_33_46">p</text:span><text:span text:style-name="_31_597">r</text:span><text:span text:style-name="_32_407">e</text:span><text:span text:style-name="_35_32">v</text:span><text:span text:style-name="_31_246">e</text:span><text:span text:style-name="_32_389">n</text:span><text:span text:style-name="_33_37">t</text:span><text:span text:style-name="_39_03"> </text:span><text:span text:style-name="_32_641">t</text:span><text:span text:style-name="_32_50">h</text:span><text:span text:style-name="_31_171">e</text:span><text:span text:style-name="_31_802"> </text:span><text:span text:style-name="_38_23">p</text:span><text:span text:style-name="_31_138">o</text:span><text:span text:style-name="_32_446">p</text:span><text:span text:style-name="_38_47">u</text:span><text:span text:style-name="_31_741">l</text:span><text:span text:style-name="_32_587">a</text:span><text:span text:style-name="_36_25">t</text:span><text:span text:style-name="_31_321">i</text:span><text:span text:style-name="_32_074">o</text:span><text:span text:style-name="_32_41">n</text:span><text:span text:style-name="_39_03"> </text:span><text:span text:style-name="_32_581">o</text:span><text:span text:style-name="_36_73">f</text:span><text:span text:style-name="_39_03"> </text:span><text:span text:style-name="_32_101">t</text:span><text:span text:style-name="_32_74">h</text:span><text:span text:style-name="_31_351">e</text:span><text:span text:style-name="_32_686">s</text:span><text:span text:style-name="_36_79">e</text:span><text:span text:style-name="_39_03"> </text:span><text:span text:style-name="_32_641">S</text:span><text:span text:style-name="_34_21">t</text:span><text:span text:style-name="_31_687">a</text:span><text:span text:style-name="_32_389">t</text:span><text:span text:style-name="_37_06">e</text:span><text:span text:style-name="_31_393">s</text:span><text:span text:style-name="_32_221">;</text:span><text:span text:style-name="_33_"> </text:span><text:span text:style-name="_31_417">f</text:span><text:span text:style-name="_32_029">o</text:span><text:span text:style-name="_32_41">r</text:span><text:span text:style-name="_39_03"> </text:span><text:span text:style-name="_32_653">t</text:span><text:span text:style-name="_34_15">h</text:span><text:span text:style-name="_31_690">a</text:span><text:span text:style-name="_32_569">t</text:span><text:span text:style-name="_33_"> </text:span><text:span text:style-name="_31_219">p</text:span><text:span text:style-name="_32_410">u</text:span><text:span text:style-name="_33_49">r</text:span><text:span text:style-name="_31_678">p</text:span><text:span text:style-name="_32_575">o</text:span><text:span text:style-name="_36_82">s</text:span><text:span text:style-name="_31_183">e</text:span><text:span text:style-name="_31_803"> </text:span><text:span text:style-name="_33_58">o</text:span><text:span text:style-name="_31_243">b</text:span><text:span text:style-name="_32_404">s</text:span><text:span text:style-name="_37_09">t</text:span><text:span text:style-name="_31_213">r</text:span><text:span text:style-name="_32_338">u</text:span><text:span text:style-name="_32_38">c</text:span><text:span text:style-name="_31_429">t</text:span><text:span text:style-name="_32_617">i</text:span><text:span text:style-name="_34_63">n</text:span><text:span text:style-name="_31_345">g</text:span><text:span text:style-name="_31_803"> </text:span><text:span text:style-name="_34_81">t</text:span><text:span text:style-name="_31_570">h</text:span><text:span text:style-name="_32_503">e</text:span><text:span text:style-name="_32_"> </text:span><text:span text:style-name="_31_501">P</text:span><text:span text:style-name="_32_323">e</text:span><text:span text:style-name="_37_06">n</text:span><text:span text:style-name="_31_537">t</text:span><text:span text:style-name="_32_614">a</text:span><text:span text:style-name="_38_05">t</text:span><text:span text:style-name="_31_183">e</text:span><text:span text:style-name="_32_254">u</text:span><text:span text:style-name="_33_16">c</text:span><text:span text:style-name="_31_489">h</text:span><text:span text:style-name="_31_803"> </text:span><text:span text:style-name="_37_69">f</text:span><text:span text:style-name="_31_669">o</text:span><text:span text:style-name="_32_257">r</text:span><text:span text:style-name="_32_"> </text:span><text:span text:style-name="_31_165">N</text:span><text:span text:style-name="_32_410">a</text:span><text:span text:style-name="_38_05">t</text:span><text:span text:style-name="_31_795">u</text:span><text:span text:style-name="_32_389">r</text:span><text:span text:style-name="_37_75">a</text:span><text:span text:style-name="_31_537">l</text:span><text:span text:style-name="_32_653">i</text:span><text:span text:style-name="_34_90">z</text:span><text:span text:style-name="_31_150">a</text:span><text:span text:style-name="_32_137">t</text:span><text:span text:style-name="_34_81">i</text:span><text:span text:style-name="_31_351">o</text:span><text:span text:style-name="_32_113">n</text:span><text:span text:style-name="_32_"> </text:span><text:span text:style-name="_31_561">o</text:span><text:span text:style-name="_32_113">f</text:span><text:span text:style-name="_33_"> </text:span><text:span text:style-name="_31_789">F</text:span><text:span text:style-name="_32_683">o</text:span><text:span text:style-name="_34_45">r</text:span><text:span text:style-name="_31_138">e</text:span><text:span text:style-name="_32_461">i</text:span><text:span text:style-name="_34_51">g</text:span><text:span text:style-name="_31_534">n</text:span><text:span text:style-name="_32_155">e</text:span><text:span text:style-name="_32_77">r</text:span><text:span text:style-name="_31_354">s</text:span><text:span text:style-name="_32_677">;</text:span><text:span text:style-name="_32_"> </text:span><text:span text:style-name="_31_129">r</text:span><text:span text:style-name="_32_251">e</text:span><text:span text:style-name="_32_65">f</text:span><text:span text:style-name="_31_570">u</text:span><text:span text:style-name="_32_110">s</text:span><text:span text:style-name="_34_81">i</text:span><text:span text:style-name="_31_255">n</text:span><text:span text:style-name="_32_689">g</text:span><text:span text:style-name="_33_"> </text:span><text:span text:style-name="_31_501">t</text:span><text:span text:style-name="_32_137">o</text:span><text:span text:style-name="_32_"> </text:span><text:span text:style-name="_31_570">p</text:span><text:span text:style-name="_32_587">a</text:span><text:span text:style-name="_34_24">s</text:span><text:span text:style-name="_31_786">s</text:span><text:span text:style-name="_31_802"> </text:span><text:span text:style-name="_36_10">o</text:span><text:span text:style-name="_31_681">t</text:span><text:span text:style-name="_32_623">h</text:span><text:span text:style-name="_38_83">e</text:span><text:span text:style-name="_31_165">r</text:span><text:span text:style-name="_32_302">s</text:span><text:span text:style-name="_33_"> </text:span><text:span text:style-name="_31_177">t</text:span><text:span text:style-name="_32_317">o</text:span><text:span text:style-name="_33_"> </text:span><text:span text:style-name="_31_507">e</text:span><text:span text:style-name="_32_506">n</text:span><text:span text:style-name="_32_68">c</text:span><text:span text:style-name="_31_390">o</text:span><text:span text:style-name="_32_503">u</text:span><text:span text:style-name="_32_41">r</text:span><text:span text:style-name="_31_582">a</text:span><text:span text:style-name="_32_335">g</text:span><text:span text:style-name="_36_10">e</text:span><text:span text:style-name="_39_02"> </text:span><text:span text:style-name="_32_473">t</text:span><text:span text:style-name="_34_87">h</text:span><text:span text:style-name="_31_390">e</text:span><text:span text:style-name="_32_149">i</text:span><text:span text:style-name="_37_81">r</text:span><text:span text:style-name="_39_03"> </text:span><text:span text:style-name="_32_137">m</text:span><text:span text:style-name="_37_69">i</text:span><text:span text:style-name="_31_210">g</text:span><text:span text:style-name="_32_617">r</text:span><text:span text:style-name="_38_95">a</text:span><text:span text:style-name="_31_321">t</text:span><text:span text:style-name="_32_041">i</text:span><text:span text:style-name="_37_78">o</text:span><text:span text:style-name="_31_207">n</text:span><text:span text:style-name="_32_101">s</text:span><text:span text:style-name="_32_"> </text:span><text:span text:style-name="_31_354">h</text:span><text:span text:style-name="_32_569">i</text:span><text:span text:style-name="_34_93">t</text:span><text:span text:style-name="_31_531">h</text:span><text:span text:style-name="_32_101">e</text:span><text:span text:style-name="_38_53">r</text:span><text:span text:style-name="_31_669">,</text:span><text:span text:style-name="_31_803"> </text:span><text:span text:style-name="_37_87">a</text:span><text:span text:style-name="_31_366">n</text:span><text:span text:style-name="_32_689">d</text:span><text:span text:style-name="_32_"> </text:span><text:span text:style-name="_31_741">r</text:span><text:span text:style-name="_32_290">a</text:span><text:span text:style-name="_32_77">i</text:span><text:span text:style-name="_31_504">s</text:span><text:span text:style-name="_32_317">i</text:span><text:span text:style-name="_34_90">n</text:span><text:span text:style-name="_31_531">g</text:span><text:span text:style-name="_31_802"> </text:span><text:span text:style-name="_38_17">t</text:span><text:span text:style-name="_31_246">h</text:span><text:span text:style-name="_32_659">e</text:span><text:span text:style-name="_32_"> </text:span><text:span text:style-name="_31_534">c</text:span><text:span text:style-name="_32_107">o</text:span><text:span text:style-name="_35_26">n</text:span><text:span text:style-name="_31_147">d</text:span><text:span text:style-name="_32_497">i</text:span><text:span text:style-name="_35_89">t</text:span><text:span text:style-name="_31_741">i</text:span><text:span text:style-name="_32_482">o</text:span><text:span text:style-name="_32_71">n</text:span><text:span text:style-name="_31_609">s</text:span><text:span text:style-name="_31_802"> </text:span><text:span text:style-name="_34_09">o</text:span><text:span text:style-name="_31_201">f</text:span><text:span text:style-name="_31_803"> </text:span><text:span text:style-name="_38_23">n</text:span><text:span text:style-name="_31_426">e</text:span><text:span text:style-name="_32_581">w</text:span><text:span text:style-name="_33_"> </text:span><text:span text:style-name="_31_501">A</text:span><text:span text:style-name="_32_215">p</text:span><text:span text:style-name="_38_62">p</text:span><text:span text:style-name="_31_597">r</text:span><text:span text:style-name="_32_338">o</text:span><text:span text:style-name="_32_35">p</text:span><text:span text:style-name="_31_789">r</text:span><text:span text:style-name="_32_077">i</text:span><text:span text:style-name="_32_50">a</text:span><text:span text:style-name="_31_213">t</text:span><text:span text:style-name="_32_041">i</text:span><text:span text:style-name="_35_35">o</text:span><text:span text:style-name="_31_795">n</text:span><text:span text:style-name="_32_158">s</text:span><text:span text:style-name="_32_"> </text:span><text:span text:style-name="_31_561">o</text:span><text:span text:style-name="_32_689">f</text:span><text:span text:style-name="_32_"> </text:span><text:span text:style-name="_31_141">L</text:span><text:span text:style-name="_32_611">a</text:span><text:span text:style-name="_32_86">n</text:span><text:span text:style-name="_31_351">d</text:span><text:span text:style-name="_32_518">s</text:span><text:span text:style-name="_34_57">.</text:span></text:p>
      <text:p text:style-name="P1"><text:span text:style-name="_32_677">H</text:span><text:span text:style-name="_34_45">e</text:span><text:span text:style-name="_39_02"> </text:span><text:span text:style-name="_32_515">h</text:span><text:span text:style-name="_34_90">a</text:span><text:span text:style-name="_31_141">s</text:span><text:span text:style-name="_31_802"> </text:span><text:span text:style-name="_34_30">o</text:span><text:span text:style-name="_31_615">b</text:span><text:span text:style-name="_32_266">s</text:span><text:span text:style-name="_35_89">t</text:span><text:span text:style-name="_31_141">r</text:span><text:span text:style-name="_32_695">u</text:span><text:span text:style-name="_34_96">c</text:span><text:span text:style-name="_31_213">t</text:span><text:span text:style-name="_32_650">e</text:span><text:span text:style-name="_38_89">d</text:span><text:span text:style-name="_39_03"> </text:span><text:span text:style-name="_32_653">t</text:span><text:span text:style-name="_38_62">h</text:span><text:span text:style-name="_31_219">e</text:span><text:span text:style-name="_31_803"> </text:span><text:span text:style-name="_36_73">A</text:span><text:span text:style-name="_31_543">d</text:span><text:span text:style-name="_32_605">m</text:span><text:span text:style-name="_35_89">i</text:span><text:span text:style-name="_31_150">n</text:span><text:span text:style-name="_32_497">i</text:span><text:span text:style-name="_38_62">s</text:span><text:span text:style-name="_31_417">t</text:span><text:span text:style-name="_32_029">r</text:span><text:span text:style-name="_35_95">a</text:span><text:span text:style-name="_31_609">t</text:span><text:span text:style-name="_32_077">i</text:span><text:span text:style-name="_38_86">o</text:span><text:span text:style-name="_31_495">n</text:span><text:span text:style-name="_31_803"> </text:span><text:span text:style-name="_34_57">o</text:span><text:span text:style-name="_31_525">f</text:span><text:span text:style-name="_31_803"> </text:span><text:span text:style-name="_36_37">J</text:span><text:span text:style-name="_31_723">u</text:span><text:span text:style-name="_32_218">s</text:span><text:span text:style-name="_37_81">t</text:span><text:span text:style-name="_31_309">i</text:span><text:span text:style-name="_32_032">c</text:span><text:span text:style-name="_32_74">e</text:span><text:span text:style-name="_31_669">,</text:span><text:span text:style-name="_31_802"> </text:span><text:span text:style-name="_33_19">b</text:span><text:span text:style-name="_31_510">y</text:span><text:span text:style-name="_31_802"> </text:span><text:span text:style-name="_38_41">r</text:span><text:span text:style-name="_31_615">e</text:span><text:span text:style-name="_32_137">f</text:span><text:span text:style-name="_37_90">u</text:span><text:span text:style-name="_31_528">s</text:span><text:span text:style-name="_32_221">i</text:span><text:span text:style-name="_37_18">n</text:span><text:span text:style-name="_31_705">g</text:span><text:span text:style-name="_31_802"> </text:span><text:span text:style-name="_38_14">h</text:span><text:span text:style-name="_31_777">i</text:span><text:span text:style-name="_32_260">s</text:span><text:span text:style-name="_33_"> </text:span><text:span text:style-name="_31_357">A</text:span><text:span text:style-name="_32_500">s</text:span><text:span text:style-name="_33_46">s</text:span><text:span text:style-name="_31_207">e</text:span><text:span text:style-name="_32_074">n</text:span><text:span text:style-name="_38_05">t</text:span><text:span text:style-name="_39_03"> </text:span><text:span text:style-name="_32_101">t</text:span><text:span text:style-name="_35_89">o</text:span><text:span text:style-name="_39_02"> </text:span><text:span text:style-name="_32_389">L</text:span><text:span text:style-name="_32_47">a</text:span><text:span text:style-name="_31_381">w</text:span><text:span text:style-name="_32_398">s</text:span><text:span text:style-name="_32_"> </text:span><text:span text:style-name="_31_237">f</text:span><text:span text:style-name="_32_221">o</text:span><text:span text:style-name="_36_73">r</text:span><text:span text:style-name="_39_02"> </text:span><text:span text:style-name="_32_335">e</text:span><text:span text:style-name="_36_46">s</text:span><text:span text:style-name="_31_705">t</text:span><text:span text:style-name="_32_587">a</text:span><text:span text:style-name="_35_38">b</text:span><text:span text:style-name="_31_717">l</text:span><text:span text:style-name="_32_461">i</text:span><text:span text:style-name="_36_04">s</text:span><text:span text:style-name="_31_762">h</text:span><text:span text:style-name="_32_317">i</text:span><text:span text:style-name="_35_95">n</text:span><text:span text:style-name="_31_582">g</text:span><text:span text:style-name="_31_803"> </text:span><text:span text:style-name="_32_77">J</text:span><text:span text:style-name="_31_714">u</text:span><text:span text:style-name="_32_083">d</text:span><text:span text:style-name="_34_21">i</text:span><text:span text:style-name="_31_672">c</text:span><text:span text:style-name="_32_461">i</text:span><text:span text:style-name="_37_90">a</text:span><text:span text:style-name="_31_237">r</text:span><text:span text:style-name="_32_101">y</text:span><text:span text:style-name="_32_"> </text:span><text:span text:style-name="_31_399">p</text:span><text:span text:style-name="_32_662">o</text:span><text:span text:style-name="_36_37">w</text:span><text:span text:style-name="_31_786">e</text:span><text:span text:style-name="_32_437">r</text:span><text:span text:style-name="_34_84">s</text:span><text:span text:style-name="_31_321">.</text:span></text:p>
      <text:p text:style-name="P1"><text:span text:style-name="_38_17">H</text:span><text:span text:style-name="_31_525">e</text:span><text:span text:style-name="_31_802"> </text:span><text:span text:style-name="_38_26">h</text:span><text:span text:style-name="_31_759">a</text:span><text:span text:style-name="_32_281">s</text:span><text:span text:style-name="_32_"> </text:span><text:span text:style-name="_31_417">m</text:span><text:span text:style-name="_32_698">a</text:span><text:span text:style-name="_37_75">d</text:span><text:span text:style-name="_31_609">e</text:span><text:span text:style-name="_31_802"> </text:span><text:span text:style-name="_35_29">J</text:span><text:span text:style-name="_31_174">u</text:span><text:span text:style-name="_32_479">d</text:span><text:span text:style-name="_32_38">g</text:span><text:span text:style-name="_31_243">e</text:span><text:span text:style-name="_32_221">s</text:span><text:span text:style-name="_33_"> </text:span><text:span text:style-name="_31_222">d</text:span><text:span text:style-name="_32_215">e</text:span><text:span text:style-name="_33_58">p</text:span><text:span text:style-name="_31_615">e</text:span><text:span text:style-name="_32_683">n</text:span><text:span text:style-name="_36_34">d</text:span><text:span text:style-name="_31_147">e</text:span><text:span text:style-name="_32_578">n</text:span><text:span text:style-name="_37_09">t</text:span><text:span text:style-name="_39_03"> </text:span><text:span text:style-name="_32_407">o</text:span><text:span text:style-name="_34_54">n</text:span><text:span text:style-name="_39_03"> </text:span><text:span text:style-name="_32_659">h</text:span><text:span text:style-name="_38_41">i</text:span><text:span text:style-name="_31_798">s</text:span><text:span text:style-name="_31_803"> </text:span><text:span text:style-name="_38_77">W</text:span><text:span text:style-name="_31_561">i</text:span><text:span text:style-name="_32_149">l</text:span><text:span text:style-name="_36_25">l</text:span><text:span text:style-name="_39_03"> </text:span><text:span text:style-name="_32_443">a</text:span><text:span text:style-name="_32_77">l</text:span><text:span text:style-name="_31_786">o</text:span><text:span text:style-name="_32_434">n</text:span><text:span text:style-name="_38_23">e</text:span><text:span text:style-name="_31_381">,</text:span><text:span text:style-name="_31_803"> </text:span><text:span text:style-name="_38_77">f</text:span><text:span text:style-name="_31_777">o</text:span><text:span text:style-name="_32_497">r</text:span><text:span text:style-name="_32_"> </text:span><text:span text:style-name="_31_237">t</text:span><text:span text:style-name="_32_503">h</text:span><text:span text:style-name="_36_46">e</text:span><text:span text:style-name="_39_02"> </text:span><text:span text:style-name="_32_245">t</text:span><text:span text:style-name="_32_35">e</text:span><text:span text:style-name="_31_690">n</text:span><text:span text:style-name="_32_446">u</text:span><text:span text:style-name="_38_05">r</text:span><text:span text:style-name="_31_795">e</text:span><text:span text:style-name="_31_803"> </text:span><text:span text:style-name="_35_89">o</text:span><text:span text:style-name="_31_213">f</text:span><text:span text:style-name="_31_802"> </text:span><text:span text:style-name="_32_29">t</text:span><text:span text:style-name="_31_399">h</text:span><text:span text:style-name="_32_122">e</text:span><text:span text:style-name="_32_77">i</text:span><text:span text:style-name="_31_309">r</text:span><text:span text:style-name="_31_803"> </text:span><text:span text:style-name="_35_38">o</text:span><text:span text:style-name="_31_237">f</text:span><text:span text:style-name="_32_317">f</text:span><text:span text:style-name="_35_89">i</text:span><text:span text:style-name="_31_204">c</text:span><text:span text:style-name="_32_263">e</text:span><text:span text:style-name="_37_18">s</text:span><text:span text:style-name="_31_609">,</text:span><text:span text:style-name="_31_803"> </text:span><text:span text:style-name="_35_35">a</text:span><text:span text:style-name="_31_750">n</text:span><text:span text:style-name="_32_041">d</text:span><text:span text:style-name="_33_"> </text:span><text:span text:style-name="_31_561">t</text:span><text:span text:style-name="_32_650">h</text:span><text:span text:style-name="_34_15">e</text:span><text:span text:style-name="_39_03"> </text:span><text:span text:style-name="_32_158">a</text:span><text:span text:style-name="_32_29">m</text:span><text:span text:style-name="_31_579">o</text:span><text:span text:style-name="_32_155">u</text:span><text:span text:style-name="_38_86">n</text:span><text:span text:style-name="_31_681">t</text:span><text:span text:style-name="_31_803"> </text:span><text:span text:style-name="_32_71">a</text:span><text:span text:style-name="_31_582">n</text:span><text:span text:style-name="_32_473">d</text:span><text:span text:style-name="_33_"> </text:span><text:span text:style-name="_31_570">p</text:span><text:span text:style-name="_32_407">a</text:span><text:span text:style-name="_33_52">y</text:span><text:span text:style-name="_31_417">m</text:span><text:span text:style-name="_32_290">e</text:span><text:span text:style-name="_38_17">n</text:span><text:span text:style-name="_31_237">t</text:span><text:span text:style-name="_31_803"> </text:span><text:span text:style-name="_35_17">o</text:span><text:span text:style-name="_31_669">f</text:span><text:span text:style-name="_31_803"> </text:span><text:span text:style-name="_36_61">t</text:span><text:span text:style-name="_31_495">h</text:span><text:span text:style-name="_32_698">e</text:span><text:span text:style-name="_34_09">i</text:span><text:span text:style-name="_31_177">r</text:span><text:span text:style-name="_31_803"> </text:span><text:span text:style-name="_33_52">s</text:span><text:span text:style-name="_31_762">a</text:span><text:span text:style-name="_32_689">l</text:span><text:span text:style-name="_38_26">a</text:span><text:span text:style-name="_31_525">r</text:span><text:span text:style-name="_32_653">i</text:span><text:span text:style-name="_38_95">e</text:span><text:span text:style-name="_31_789">s</text:span><text:span text:style-name="_32_101">.</text:span></text:p>
      <text:p text:style-name="P1"><text:span text:style-name="_31_705">H</text:span><text:span text:style-name="_32_389">e</text:span><text:span text:style-name="_32_"> </text:span><text:span text:style-name="_31_507">h</text:span><text:span text:style-name="_32_590">a</text:span><text:span text:style-name="_36_37">s</text:span><text:span text:style-name="_39_02"> </text:span><text:span text:style-name="_32_326">e</text:span><text:span text:style-name="_33_37">r</text:span><text:span text:style-name="_31_243">e</text:span><text:span text:style-name="_32_440">c</text:span><text:span text:style-name="_38_05">t</text:span><text:span text:style-name="_31_354">e</text:span><text:span text:style-name="_32_245">d</text:span><text:span text:style-name="_33_"> </text:span><text:span text:style-name="_31_681">a</text:span><text:span text:style-name="_31_802"> </text:span><text:span text:style-name="_34_93">m</text:span><text:span text:style-name="_31_171">u</text:span><text:span text:style-name="_32_077">l</text:span><text:span text:style-name="_37_69">t</text:span><text:span text:style-name="_31_537">i</text:span><text:span text:style-name="_32_149">t</text:span><text:span text:style-name="_33_58">u</text:span><text:span text:style-name="_31_534">d</text:span><text:span text:style-name="_32_407">e</text:span><text:span text:style-name="_32_"> </text:span><text:span text:style-name="_31_573">o</text:span><text:span text:style-name="_32_317">f</text:span><text:span text:style-name="_32_"> </text:span><text:span text:style-name="_31_501">N</text:span><text:span text:style-name="_32_581">e</text:span><text:span text:style-name="_35_89">w</text:span><text:span text:style-name="_39_03"> </text:span><text:span text:style-name="_32_293">O</text:span><text:span text:style-name="_37_81">f</text:span><text:span text:style-name="_31_573">f</text:span><text:span text:style-name="_32_041">i</text:span><text:span text:style-name="_38_80">c</text:span><text:span text:style-name="_31_570">e</text:span><text:span text:style-name="_32_221">s</text:span><text:span text:style-name="_38_77">,</text:span><text:span text:style-name="_39_02"> </text:span><text:span text:style-name="_32_254">a</text:span><text:span text:style-name="_36_79">n</text:span><text:span text:style-name="_31_237">d</text:span><text:span text:style-name="_31_802"> </text:span><text:span text:style-name="_34_96">s</text:span><text:span text:style-name="_31_582">e</text:span><text:span text:style-name="_32_389">n</text:span><text:span text:style-name="_37_69">t</text:span><text:span text:style-name="_39_03"> </text:span><text:span text:style-name="_32_590">h</text:span><text:span text:style-name="_36_01">i</text:span><text:span text:style-name="_31_789">t</text:span><text:span text:style-name="_32_287">h</text:span><text:span text:style-name="_32_41">e</text:span><text:span text:style-name="_31_753">r</text:span><text:span text:style-name="_31_803"> </text:span><text:span text:style-name="_38_86">s</text:span><text:span text:style-name="_31_681">w</text:span><text:span text:style-name="_32_107">a</text:span><text:span text:style-name="_34_81">r</text:span><text:span text:style-name="_31_705">m</text:span><text:span text:style-name="_32_425">s</text:span><text:span text:style-name="_33_"> </text:span><text:span text:style-name="_31_213">o</text:span><text:span text:style-name="_32_677">f</text:span><text:span text:style-name="_32_"> </text:span><text:span text:style-name="_31_129">O</text:span><text:span text:style-name="_32_473">f</text:span><text:span text:style-name="_38_77">f</text:span><text:span text:style-name="_31_777">i</text:span><text:span text:style-name="_32_080">c</text:span><text:span text:style-name="_37_78">e</text:span><text:span text:style-name="_31_561">r</text:span><text:span text:style-name="_32_389">s</text:span><text:span text:style-name="_32_"> </text:span><text:span text:style-name="_31_321">t</text:span><text:span text:style-name="_32_677">o</text:span><text:span text:style-name="_32_"> </text:span><text:span text:style-name="_31_678">h</text:span><text:span text:style-name="_32_407">a</text:span><text:span text:style-name="_36_61">r</text:span><text:span text:style-name="_31_753">r</text:span><text:span text:style-name="_32_230">a</text:span><text:span text:style-name="_35_32">s</text:span><text:span text:style-name="_31_741">s</text:span><text:span text:style-name="_31_803"> </text:span><text:span text:style-name="_38_95">o</text:span><text:span text:style-name="_31_618">u</text:span><text:span text:style-name="_32_473">r</text:span><text:span text:style-name="_33_"> </text:span><text:span text:style-name="_31_363">p</text:span><text:span text:style-name="_32_482">e</text:span><text:span text:style-name="_34_27">o</text:span><text:span text:style-name="_31_222">p</text:span><text:span text:style-name="_32_689">l</text:span><text:span text:style-name="_36_97">e</text:span><text:span text:style-name="_31_705">,</text:span><text:span text:style-name="_31_803"> </text:span><text:span text:style-name="_33_58">a</text:span><text:span text:style-name="_31_579">n</text:span><text:span text:style-name="_32_653">d</text:span><text:span text:style-name="_32_"> </text:span><text:span text:style-name="_31_675">e</text:span><text:span text:style-name="_32_074">a</text:span><text:span text:style-name="_38_89">t</text:span><text:span text:style-name="_39_03"> </text:span><text:span text:style-name="_32_506">o</text:span><text:span text:style-name="_36_43">u</text:span><text:span text:style-name="_31_597">t</text:span><text:span text:style-name="_31_803"> </text:span><text:span text:style-name="_38_17">t</text:span><text:span text:style-name="_31_246">h</text:span><text:span text:style-name="_32_503">e</text:span><text:span text:style-name="_32_41">i</text:span><text:span text:style-name="_31_393">r</text:span><text:span text:style-name="_31_802"> </text:span><text:span text:style-name="_34_84">s</text:span><text:span text:style-name="_31_390">u</text:span><text:span text:style-name="_32_650">b</text:span><text:span text:style-name="_36_64">s</text:span><text:span text:style-name="_31_381">t</text:span><text:span text:style-name="_32_695">a</text:span><text:span text:style-name="_36_82">n</text:span><text:span text:style-name="_31_534">c</text:span><text:span text:style-name="_32_083">e</text:span><text:span text:style-name="_38_89">.</text:span></text:p>
      <text:p text:style-name="P1"><text:span text:style-name="_32_581">H</text:span><text:span text:style-name="_33_49">e</text:span><text:span text:style-name="_39_02"> </text:span><text:span text:style-name="_32_323">h</text:span><text:span text:style-name="_32_86">a</text:span><text:span text:style-name="_31_609">s</text:span><text:span text:style-name="_31_803"> </text:span><text:span text:style-name="_38_98">k</text:span><text:span text:style-name="_31_603">e</text:span><text:span text:style-name="_32_101">p</text:span><text:span text:style-name="_34_45">t</text:span><text:span text:style-name="_39_02"> </text:span><text:span text:style-name="_32_395">a</text:span><text:span text:style-name="_37_09">m</text:span><text:span text:style-name="_31_330">o</text:span><text:span text:style-name="_32_299">n</text:span><text:span text:style-name="_34_30">g</text:span><text:span text:style-name="_39_02"> </text:span><text:span text:style-name="_32_266">u</text:span><text:span text:style-name="_34_48">s</text:span><text:span text:style-name="_31_345">,</text:span><text:span text:style-name="_31_802"> </text:span><text:span text:style-name="_35_17">i</text:span><text:span text:style-name="_31_237">n</text:span><text:span text:style-name="_31_802"> </text:span><text:span text:style-name="_38_53">t</text:span><text:span text:style-name="_31_129">i</text:span><text:span text:style-name="_32_113">m</text:span><text:span text:style-name="_35_26">e</text:span><text:span text:style-name="_31_540">s</text:span><text:span text:style-name="_31_802"> </text:span><text:span text:style-name="_38_05">o</text:span><text:span text:style-name="_31_681">f</text:span><text:span text:style-name="_31_803"> </text:span><text:span text:style-name="_34_27">p</text:span><text:span text:style-name="_31_390">e</text:span><text:span text:style-name="_32_515">a</text:span><text:span text:style-name="_33_58">c</text:span><text:span text:style-name="_31_489">e</text:span><text:span text:style-name="_32_293">,</text:span><text:span text:style-name="_32_"> </text:span><text:span text:style-name="_31_393">S</text:span><text:span text:style-name="_32_113">t</text:span><text:span text:style-name="_37_03">a</text:span><text:span text:style-name="_31_546">n</text:span><text:span text:style-name="_32_143">d</text:span><text:span text:style-name="_33_49">i</text:span><text:span text:style-name="_31_210">n</text:span><text:span text:style-name="_32_209">g</text:span><text:span text:style-name="_33_"> </text:span><text:span text:style-name="_31_741">A</text:span><text:span text:style-name="_32_653">r</text:span><text:span text:style-name="_38_89">m</text:span><text:span text:style-name="_31_573">i</text:span><text:span text:style-name="_32_410">e</text:span><text:span text:style-name="_37_12">s</text:span><text:span text:style-name="_39_03"> </text:span><text:span text:style-name="_32_029">w</text:span><text:span text:style-name="_34_09">i</text:span><text:span text:style-name="_31_741">t</text:span><text:span text:style-name="_32_302">h</text:span><text:span text:style-name="_33_07">o</text:span><text:span text:style-name="_31_213">u</text:span><text:span text:style-name="_32_137">t</text:span><text:span text:style-name="_33_"> </text:span><text:span text:style-name="_31_177">t</text:span><text:span text:style-name="_32_395">h</text:span><text:span text:style-name="_32_86">e</text:span><text:span text:style-name="_39_02"> </text:span><text:span text:style-name="_32_437">C</text:span><text:span text:style-name="_37_03">o</text:span><text:span text:style-name="_31_426">n</text:span><text:span text:style-name="_32_404">s</text:span><text:span text:style-name="_37_18">e</text:span><text:span text:style-name="_31_777">n</text:span><text:span text:style-name="_32_149">t</text:span><text:span text:style-name="_33_"> </text:span><text:span text:style-name="_31_381">o</text:span><text:span text:style-name="_32_473">f</text:span><text:span text:style-name="_32_"> </text:span><text:span text:style-name="_31_171">o</text:span><text:span text:style-name="_32_686">u</text:span><text:span text:style-name="_36_25">r</text:span><text:span text:style-name="_39_03"> </text:span><text:span text:style-name="_32_209">l</text:span><text:span text:style-name="_32_71">e</text:span><text:span text:style-name="_31_222">g</text:span><text:span text:style-name="_32_437">i</text:span><text:span text:style-name="_34_24">s</text:span><text:span text:style-name="_31_237">l</text:span><text:span text:style-name="_32_446">a</text:span><text:span text:style-name="_36_01">t</text:span><text:span text:style-name="_31_402">u</text:span><text:span text:style-name="_32_389">r</text:span><text:span text:style-name="_38_23">e</text:span><text:span text:style-name="_31_525">s</text:span><text:span text:style-name="_32_209">.</text:span></text:p>
      <text:p text:style-name="P1"><text:span text:style-name="_31_501">H</text:span><text:span text:style-name="_32_461">e</text:span><text:span text:style-name="_32_"> </text:span><text:span text:style-name="_31_495">h</text:span><text:span text:style-name="_32_686">a</text:span><text:span text:style-name="_38_77">s</text:span><text:span text:style-name="_39_02"> </text:span><text:span text:style-name="_32_407">a</text:span><text:span text:style-name="_36_25">f</text:span><text:span text:style-name="_31_165">f</text:span><text:span text:style-name="_32_266">e</text:span><text:span text:style-name="_33_10">c</text:span><text:span text:style-name="_31_669">t</text:span><text:span text:style-name="_32_683">e</text:span><text:span text:style-name="_32_65">d</text:span><text:span text:style-name="_39_03"> </text:span><text:span text:style-name="_32_389">t</text:span><text:span text:style-name="_32_65">o</text:span><text:span text:style-name="_39_02"> </text:span><text:span text:style-name="_32_653">r</text:span><text:span text:style-name="_35_98">e</text:span><text:span text:style-name="_31_723">n</text:span><text:span text:style-name="_32_287">d</text:span><text:span text:style-name="_36_82">e</text:span><text:span text:style-name="_31_345">r</text:span><text:span text:style-name="_31_803"> </text:span><text:span text:style-name="_36_25">t</text:span><text:span text:style-name="_31_387">h</text:span><text:span text:style-name="_32_446">e</text:span><text:span text:style-name="_33_"> </text:span><text:span text:style-name="_31_609">M</text:span><text:span text:style-name="_32_641">i</text:span><text:span text:style-name="_38_17">l</text:span><text:span text:style-name="_31_357">i</text:span><text:span text:style-name="_32_221">t</text:span><text:span text:style-name="_36_10">a</text:span><text:span text:style-name="_31_597">r</text:span><text:span text:style-name="_32_332">y</text:span><text:span text:style-name="_33_"> </text:span><text:span text:style-name="_31_777">i</text:span><text:span text:style-name="_32_686">n</text:span><text:span text:style-name="_33_07">d</text:span><text:span text:style-name="_31_579">e</text:span><text:span text:style-name="_32_434">p</text:span><text:span text:style-name="_38_95">e</text:span><text:span text:style-name="_31_186">n</text:span><text:span text:style-name="_32_143">d</text:span><text:span text:style-name="_33_58">e</text:span><text:span text:style-name="_31_141">n</text:span><text:span text:style-name="_32_401">t</text:span><text:span text:style-name="_32_"> </text:span><text:span text:style-name="_31_561">o</text:span><text:span text:style-name="_32_221">f</text:span><text:span text:style-name="_33_"> </text:span><text:span text:style-name="_31_183">a</text:span><text:span text:style-name="_32_614">n</text:span><text:span text:style-name="_37_09">d</text:span><text:span text:style-name="_39_02"> </text:span><text:span text:style-name="_32_446">s</text:span><text:span text:style-name="_33_19">u</text:span><text:span text:style-name="_31_426">p</text:span><text:span text:style-name="_32_575">e</text:span><text:span text:style-name="_36_25">r</text:span><text:span text:style-name="_31_597">i</text:span><text:span text:style-name="_32_425">o</text:span><text:span text:style-name="_38_41">r</text:span><text:span text:style-name="_39_03"> </text:span><text:span text:style-name="_32_209">t</text:span><text:span text:style-name="_36_97">o</text:span><text:span text:style-name="_39_02"> </text:span><text:span text:style-name="_32_041">t</text:span><text:span text:style-name="_34_66">h</text:span><text:span text:style-name="_31_363">e</text:span><text:span text:style-name="_31_802"> </text:span><text:span text:style-name="_34_45">C</text:span><text:span text:style-name="_31_525">i</text:span><text:span text:style-name="_32_113">v</text:span><text:span text:style-name="_38_53">i</text:span><text:span text:style-name="_31_681">l</text:span><text:span text:style-name="_31_803"> </text:span><text:span text:style-name="_32_74">p</text:span><text:span text:style-name="_31_723">o</text:span><text:span text:style-name="_32_329">w</text:span><text:span text:style-name="_38_77">e</text:span><text:span text:style-name="_31_705">r</text:span><text:span text:style-name="_32_653">.</text:span></text:p>
      <text:p text:style-name="P1"><text:span text:style-name="_31_165">H</text:span><text:span text:style-name="_32_137">e</text:span><text:span text:style-name="_32_"> </text:span><text:span text:style-name="_31_390">h</text:span><text:span text:style-name="_32_587">a</text:span><text:span text:style-name="_35_17">s</text:span><text:span text:style-name="_39_02"> </text:span><text:span text:style-name="_32_392">c</text:span><text:span text:style-name="_35_26">o</text:span><text:span text:style-name="_31_321">m</text:span><text:span text:style-name="_32_047">b</text:span><text:span text:style-name="_33_49">i</text:span><text:span text:style-name="_31_534">n</text:span><text:span text:style-name="_32_122">e</text:span><text:span text:style-name="_32_83">d</text:span><text:span text:style-name="_39_02"> </text:span><text:span text:style-name="_32_029">w</text:span><text:span text:style-name="_36_73">i</text:span><text:span text:style-name="_31_393">t</text:span><text:span text:style-name="_32_113">h</text:span><text:span text:style-name="_32_"> </text:span><text:span text:style-name="_31_543">o</text:span><text:span text:style-name="_32_677">t</text:span><text:span text:style-name="_33_58">h</text:span><text:span text:style-name="_31_135">e</text:span><text:span text:style-name="_32_137">r</text:span><text:span text:style-name="_36_34">s</text:span><text:span text:style-name="_39_03"> </text:span><text:span text:style-name="_32_461">t</text:span><text:span text:style-name="_35_17">o</text:span><text:span text:style-name="_39_03"> </text:span><text:span text:style-name="_32_224">s</text:span><text:span text:style-name="_38_26">u</text:span><text:span text:style-name="_31_750">b</text:span><text:span text:style-name="_32_293">j</text:span><text:span text:style-name="_34_87">e</text:span><text:span text:style-name="_31_501">c</text:span><text:span text:style-name="_32_077">t</text:span><text:span text:style-name="_32_"> </text:span><text:span text:style-name="_31_546">u</text:span><text:span text:style-name="_32_656">s</text:span><text:span text:style-name="_33_"> </text:span><text:span text:style-name="_31_537">t</text:span><text:span text:style-name="_32_245">o</text:span><text:span text:style-name="_33_"> </text:span><text:span text:style-name="_31_357">a</text:span><text:span text:style-name="_31_803"> </text:span><text:span text:style-name="_32_29">j</text:span><text:span text:style-name="_31_798">u</text:span><text:span text:style-name="_32_137">r</text:span><text:span text:style-name="_33_13">i</text:span><text:span text:style-name="_31_720">s</text:span><text:span text:style-name="_32_662">d</text:span><text:span text:style-name="_36_25">i</text:span><text:span text:style-name="_31_756">c</text:span><text:span text:style-name="_32_029">t</text:span><text:span text:style-name="_38_41">i</text:span><text:span text:style-name="_31_690">o</text:span><text:span text:style-name="_32_071">n</text:span><text:span text:style-name="_32_"> </text:span><text:span text:style-name="_31_705">f</text:span><text:span text:style-name="_32_698">o</text:span><text:span text:style-name="_33_37">r</text:span><text:span text:style-name="_31_351">e</text:span><text:span text:style-name="_32_245">i</text:span><text:span text:style-name="_38_23">g</text:span><text:span text:style-name="_31_498">n</text:span><text:span text:style-name="_31_803"> </text:span><text:span text:style-name="_34_81">t</text:span><text:span text:style-name="_31_393">o</text:span><text:span text:style-name="_31_802"> </text:span><text:span text:style-name="_38_50">o</text:span><text:span text:style-name="_31_423">u</text:span><text:span text:style-name="_32_221">r</text:span><text:span text:style-name="_33_"> </text:span><text:span text:style-name="_31_726">c</text:span><text:span text:style-name="_32_155">o</text:span><text:span text:style-name="_33_58">n</text:span><text:span text:style-name="_31_432">s</text:span><text:span text:style-name="_32_029">t</text:span><text:span text:style-name="_38_17">i</text:span><text:span text:style-name="_31_777">t</text:span><text:span text:style-name="_32_515">u</text:span><text:span text:style-name="_36_01">t</text:span><text:span text:style-name="_31_165">i</text:span><text:span text:style-name="_32_626">o</text:span><text:span text:style-name="_33_13">n</text:span><text:span text:style-name="_31_393">,</text:span><text:span text:style-name="_31_802"> </text:span><text:span text:style-name="_38_86">a</text:span><text:span text:style-name="_31_351">n</text:span><text:span text:style-name="_32_101">d</text:span><text:span text:style-name="_32_"> </text:span><text:span text:style-name="_31_363">u</text:span><text:span text:style-name="_32_482">n</text:span><text:span text:style-name="_33_58">a</text:span><text:span text:style-name="_31_792">c</text:span><text:span text:style-name="_32_428">k</text:span><text:span text:style-name="_35_02">n</text:span><text:span text:style-name="_31_219">o</text:span><text:span text:style-name="_32_137">w</text:span><text:span text:style-name="_33_37">l</text:span><text:span text:style-name="_31_570">e</text:span><text:span text:style-name="_32_470">d</text:span><text:span text:style-name="_33_07">g</text:span><text:span text:style-name="_31_687">e</text:span><text:span text:style-name="_32_482">d</text:span><text:span text:style-name="_32_"> </text:span><text:span text:style-name="_31_318">b</text:span><text:span text:style-name="_32_152">y</text:span><text:span text:style-name="_33_"> </text:span><text:span text:style-name="_31_690">o</text:span><text:span text:style-name="_32_263">u</text:span><text:span text:style-name="_35_29">r</text:span><text:span text:style-name="_39_02"> </text:span><text:span text:style-name="_32_041">l</text:span><text:span text:style-name="_37_90">a</text:span><text:span text:style-name="_31_237">w</text:span><text:span text:style-name="_32_440">s</text:span><text:span text:style-name="_37_69">;</text:span><text:span text:style-name="_39_03"> </text:span><text:span text:style-name="_32_230">g</text:span><text:span text:style-name="_32_41">i</text:span><text:span text:style-name="_31_720">v</text:span><text:span text:style-name="_32_245">i</text:span><text:span text:style-name="_32_86">n</text:span><text:span text:style-name="_31_783">g</text:span><text:span text:style-name="_31_802"> </text:span><text:span text:style-name="_36_79">h</text:span><text:span text:style-name="_31_201">i</text:span><text:span text:style-name="_32_506">s</text:span><text:span text:style-name="_32_"> </text:span><text:span text:style-name="_31_573">A</text:span><text:span text:style-name="_32_404">s</text:span><text:span text:style-name="_38_86">s</text:span><text:span text:style-name="_31_138">e</text:span><text:span text:style-name="_32_047">n</text:span><text:span text:style-name="_35_17">t</text:span><text:span text:style-name="_39_03"> </text:span><text:span text:style-name="_32_605">t</text:span><text:span text:style-name="_36_61">o</text:span><text:span text:style-name="_39_02"> </text:span><text:span text:style-name="_32_329">t</text:span><text:span text:style-name="_38_98">h</text:span><text:span text:style-name="_31_351">e</text:span><text:span text:style-name="_32_473">i</text:span><text:span text:style-name="_34_21">r</text:span><text:span text:style-name="_39_02"> </text:span><text:span text:style-name="_32_317">A</text:span><text:span text:style-name="_38_98">c</text:span><text:span text:style-name="_31_537">t</text:span><text:span text:style-name="_32_152">s</text:span><text:span text:style-name="_33_"> </text:span><text:span text:style-name="_31_141">o</text:span><text:span text:style-name="_32_473">f</text:span><text:span text:style-name="_33_"> </text:span><text:span text:style-name="_31_543">a</text:span><text:span text:style-name="_32_326">s</text:span><text:span text:style-name="_33_46">s</text:span><text:span text:style-name="_31_183">u</text:span><text:span text:style-name="_32_677">m</text:span><text:span text:style-name="_35_23">e</text:span><text:span text:style-name="_31_582">d</text:span><text:span text:style-name="_31_802"> </text:span><text:span text:style-name="_33_37">L</text:span><text:span text:style-name="_31_402">e</text:span><text:span text:style-name="_32_479">g</text:span><text:span text:style-name="_37_69">i</text:span><text:span text:style-name="_31_318">s</text:span><text:span text:style-name="_32_293">l</text:span><text:span text:style-name="_32_83">a</text:span><text:span text:style-name="_31_561">t</text:span><text:span text:style-name="_32_329">i</text:span><text:span text:style-name="_33_46">o</text:span><text:span text:style-name="_31_243">n</text:span><text:span text:style-name="_32_677">:</text:span></text:p>
      <text:p text:style-name="P1"><text:span text:style-name="_31_417">F</text:span><text:span text:style-name="_32_689">o</text:span><text:span text:style-name="_37_81">r</text:span><text:span text:style-name="_39_03"> </text:span><text:span text:style-name="_32_689">Q</text:span><text:span text:style-name="_33_58">u</text:span><text:span text:style-name="_31_351">a</text:span><text:span text:style-name="_32_569">r</text:span><text:span text:style-name="_33_13">t</text:span><text:span text:style-name="_31_387">e</text:span><text:span text:style-name="_32_641">r</text:span><text:span text:style-name="_36_61">i</text:span><text:span text:style-name="_31_510">n</text:span><text:span text:style-name="_32_653">g</text:span><text:span text:style-name="_33_"> </text:span><text:span text:style-name="_31_561">l</text:span><text:span text:style-name="_32_467">a</text:span><text:span text:style-name="_37_69">r</text:span><text:span text:style-name="_31_714">g</text:span><text:span text:style-name="_32_221">e</text:span><text:span text:style-name="_32_"> </text:span><text:span text:style-name="_31_762">b</text:span><text:span text:style-name="_32_575">o</text:span><text:span text:style-name="_34_18">d</text:span><text:span text:style-name="_31_489">i</text:span><text:span text:style-name="_32_299">e</text:span><text:span text:style-name="_36_73">s</text:span><text:span text:style-name="_39_03"> </text:span><text:span text:style-name="_32_221">o</text:span><text:span text:style-name="_38_17">f</text:span><text:span text:style-name="_39_02"> </text:span><text:span text:style-name="_32_155">a</text:span><text:span text:style-name="_34_09">r</text:span><text:span text:style-name="_31_681">m</text:span><text:span text:style-name="_32_446">e</text:span><text:span text:style-name="_36_01">d</text:span><text:span text:style-name="_39_03"> </text:span><text:span text:style-name="_32_512">s</text:span><text:span text:style-name="_36_82">o</text:span><text:span text:style-name="_31_201">l</text:span><text:span text:style-name="_32_695">d</text:span><text:span text:style-name="_34_09">i</text:span><text:span text:style-name="_31_258">e</text:span><text:span text:style-name="_32_689">r</text:span><text:span text:style-name="_34_21">y</text:span><text:span text:style-name="_39_03"> </text:span><text:span text:style-name="_32_395">a</text:span><text:span text:style-name="_38_53">m</text:span><text:span text:style-name="_31_426">o</text:span><text:span text:style-name="_32_230">n</text:span><text:span text:style-name="_35_23">g</text:span><text:span text:style-name="_39_02"> </text:span><text:span text:style-name="_32_659">u</text:span><text:span text:style-name="_36_46">s</text:span><text:span text:style-name="_31_609">:</text:span></text:p>
      <text:p text:style-name="P1"><text:span text:style-name="_34_57">F</text:span><text:span text:style-name="_31_789">o</text:span><text:span text:style-name="_32_113">r</text:span><text:span text:style-name="_32_"> </text:span><text:span text:style-name="_31_171">p</text:span><text:span text:style-name="_32_137">r</text:span><text:span text:style-name="_36_10">o</text:span><text:span text:style-name="_31_129">t</text:span><text:span text:style-name="_32_695">e</text:span><text:span text:style-name="_35_98">c</text:span><text:span text:style-name="_31_777">t</text:span><text:span text:style-name="_32_329">i</text:span><text:span text:style-name="_34_51">n</text:span><text:span text:style-name="_31_798">g</text:span><text:span text:style-name="_31_802"> </text:span><text:span text:style-name="_36_37">t</text:span><text:span text:style-name="_31_402">h</text:span><text:span text:style-name="_32_515">e</text:span><text:span text:style-name="_35_17">m</text:span><text:span text:style-name="_31_237">,</text:span><text:span text:style-name="_31_802"> </text:span><text:span text:style-name="_35_02">b</text:span><text:span text:style-name="_31_612">y</text:span><text:span text:style-name="_31_803"> </text:span><text:span text:style-name="_34_93">a</text:span><text:span text:style-name="_39_02"> </text:span><text:span text:style-name="_32_065">m</text:span><text:span text:style-name="_36_79">o</text:span><text:span text:style-name="_31_186">c</text:span><text:span text:style-name="_32_293">k</text:span><text:span text:style-name="_33_"> </text:span><text:span text:style-name="_31_681">T</text:span><text:span text:style-name="_32_317">r</text:span><text:span text:style-name="_38_05">i</text:span><text:span text:style-name="_31_141">a</text:span><text:span text:style-name="_32_029">l</text:span><text:span text:style-name="_36_25">,</text:span><text:span text:style-name="_39_03"> </text:span><text:span text:style-name="_32_101">f</text:span><text:span text:style-name="_33_01">r</text:span><text:span text:style-name="_31_681">o</text:span><text:span text:style-name="_32_149">m</text:span><text:span text:style-name="_33_"> </text:span><text:span text:style-name="_31_210">p</text:span><text:span text:style-name="_32_395">e</text:span><text:span text:style-name="_34_30">n</text:span><text:span text:style-name="_31_615">a</text:span><text:span text:style-name="_32_689">l</text:span><text:span text:style-name="_36_61">i</text:span><text:span text:style-name="_31_348">z</text:span><text:span text:style-name="_32_650">a</text:span><text:span text:style-name="_36_97">t</text:span><text:span text:style-name="_31_501">i</text:span><text:span text:style-name="_32_215">o</text:span><text:span text:style-name="_33_46">n</text:span><text:span text:style-name="_39_03"> </text:span><text:span text:style-name="_32_569">f</text:span><text:span text:style-name="_33_37">o</text:span><text:span text:style-name="_31_129">r</text:span><text:span text:style-name="_31_803"> </text:span><text:span text:style-name="_35_35">a</text:span><text:span text:style-name="_31_330">n</text:span><text:span text:style-name="_32_653">y</text:span><text:span text:style-name="_32_"> </text:span><text:span text:style-name="_31_165">M</text:span><text:span text:style-name="_32_623">u</text:span><text:span text:style-name="_33_49">r</text:span><text:span text:style-name="_31_150">d</text:span><text:span text:style-name="_32_266">e</text:span><text:span text:style-name="_38_17">r</text:span><text:span text:style-name="_31_492">s</text:span><text:span text:style-name="_31_803"> </text:span><text:span text:style-name="_36_97">w</text:span><text:span text:style-name="_31_387">h</text:span><text:span text:style-name="_32_281">i</text:span><text:span text:style-name="_32_86">c</text:span><text:span text:style-name="_31_393">h</text:span><text:span text:style-name="_31_802"> </text:span><text:span text:style-name="_37_09">t</text:span><text:span text:style-name="_31_606">h</text:span><text:span text:style-name="_32_143">e</text:span><text:span text:style-name="_36_61">y</text:span><text:span text:style-name="_39_02"> </text:span><text:span text:style-name="_32_464">s</text:span><text:span text:style-name="_34_66">h</text:span><text:span text:style-name="_31_567">o</text:span><text:span text:style-name="_32_146">u</text:span><text:span text:style-name="_38_77">l</text:span><text:span text:style-name="_31_525">d</text:span><text:span text:style-name="_31_802"> </text:span><text:span text:style-name="_32_80">c</text:span><text:span text:style-name="_31_786">o</text:span><text:span text:style-name="_32_281">m</text:span><text:span text:style-name="_32_77">m</text:span><text:span text:style-name="_31_705">i</text:span><text:span text:style-name="_32_221">t</text:span><text:span text:style-name="_33_"> </text:span><text:span text:style-name="_31_795">o</text:span><text:span text:style-name="_32_470">n</text:span><text:span text:style-name="_33_"> </text:span><text:span text:style-name="_31_213">t</text:span><text:span text:style-name="_32_215">h</text:span><text:span text:style-name="_36_10">e</text:span><text:span text:style-name="_39_02"> </text:span><text:span text:style-name="_32_653">I</text:span><text:span text:style-name="_37_87">n</text:span><text:span text:style-name="_31_330">h</text:span><text:span text:style-name="_32_263">a</text:span><text:span text:style-name="_37_18">b</text:span><text:span text:style-name="_31_381">i</text:span><text:span text:style-name="_32_113">t</text:span><text:span text:style-name="_32_71">a</text:span><text:span text:style-name="_31_534">n</text:span><text:span text:style-name="_32_245">t</text:span><text:span text:style-name="_36_73">s</text:span><text:span text:style-name="_39_02"> </text:span><text:span text:style-name="_32_281">o</text:span><text:span text:style-name="_36_37">f</text:span><text:span text:style-name="_39_02"> </text:span><text:span text:style-name="_32_065">t</text:span><text:span text:style-name="_36_46">h</text:span><text:span text:style-name="_31_315">e</text:span><text:span text:style-name="_32_218">s</text:span><text:span text:style-name="_38_83">e</text:span><text:span text:style-name="_39_02"> </text:span><text:span text:style-name="_32_137">S</text:span><text:span text:style-name="_32_65">t</text:span><text:span text:style-name="_31_507">a</text:span><text:span text:style-name="_32_317">t</text:span><text:span text:style-name="_36_70">e</text:span><text:span text:style-name="_31_489">s</text:span><text:span text:style-name="_32_101">:</text:span></text:p>
      <text:p text:style-name="P1"><text:span text:style-name="_31_381">F</text:span><text:span text:style-name="_32_137">o</text:span><text:span text:style-name="_37_69">r</text:span><text:span text:style-name="_39_02"> </text:span><text:span text:style-name="_32_614">c</text:span><text:span text:style-name="_36_43">u</text:span><text:span text:style-name="_31_609">t</text:span><text:span text:style-name="_32_497">t</text:span><text:span text:style-name="_37_81">i</text:span><text:span text:style-name="_31_222">n</text:span><text:span text:style-name="_32_503">g</text:span><text:span text:style-name="_33_"> </text:span><text:span text:style-name="_31_705">o</text:span><text:span text:style-name="_32_617">f</text:span><text:span text:style-name="_37_09">f</text:span><text:span text:style-name="_39_02"> </text:span><text:span text:style-name="_32_050">o</text:span><text:span text:style-name="_37_03">u</text:span><text:span text:style-name="_31_681">r</text:span><text:span text:style-name="_31_802"> </text:span><text:span text:style-name="_35_29">T</text:span><text:span text:style-name="_31_321">r</text:span><text:span text:style-name="_32_431">a</text:span><text:span text:style-name="_34_54">d</text:span><text:span text:style-name="_31_165">e</text:span><text:span text:style-name="_31_803"> </text:span><text:span text:style-name="_36_37">w</text:span><text:span text:style-name="_31_789">i</text:span><text:span text:style-name="_32_281">t</text:span><text:span text:style-name="_33_49">h</text:span><text:span text:style-name="_39_03"> </text:span><text:span text:style-name="_32_149">a</text:span><text:span text:style-name="_35_17">l</text:span><text:span text:style-name="_31_705">l</text:span><text:span text:style-name="_31_802"> </text:span><text:span text:style-name="_36_34">p</text:span><text:span text:style-name="_31_615">a</text:span><text:span text:style-name="_32_605">r</text:span><text:span text:style-name="_38_77">t</text:span><text:span text:style-name="_31_417">s</text:span><text:span text:style-name="_31_802"> </text:span><text:span text:style-name="_33_13">o</text:span><text:span text:style-name="_31_321">f</text:span><text:span text:style-name="_31_803"> </text:span><text:span text:style-name="_37_09">t</text:span><text:span text:style-name="_31_366">h</text:span><text:span text:style-name="_32_299">e</text:span><text:span text:style-name="_32_"> </text:span><text:span text:style-name="_31_237">w</text:span><text:span text:style-name="_32_338">o</text:span><text:span text:style-name="_35_89">r</text:span><text:span text:style-name="_31_537">l</text:span><text:span text:style-name="_32_323">d</text:span><text:span text:style-name="_38_05">:</text:span></text:p>
      <text:p text:style-name="P1"><text:span text:style-name="_32_509">F</text:span><text:span text:style-name="_34_21">o</text:span><text:span text:style-name="_31_321">r</text:span><text:span text:style-name="_31_802"> </text:span><text:span text:style-name="_36_01">i</text:span><text:span text:style-name="_31_141">m</text:span><text:span text:style-name="_32_587">p</text:span><text:span text:style-name="_33_46">o</text:span><text:span text:style-name="_31_144">s</text:span><text:span text:style-name="_32_221">i</text:span><text:span text:style-name="_38_62">n</text:span><text:span text:style-name="_31_381">g</text:span><text:span text:style-name="_31_803"> </text:span><text:span text:style-name="_34_09">T</text:span><text:span text:style-name="_31_138">a</text:span><text:span text:style-name="_32_296">x</text:span><text:span text:style-name="_37_90">e</text:span><text:span text:style-name="_31_324">s</text:span><text:span text:style-name="_31_802"> </text:span><text:span text:style-name="_35_26">o</text:span><text:span text:style-name="_31_747">n</text:span><text:span text:style-name="_31_802"> </text:span><text:span text:style-name="_36_07">u</text:span><text:span text:style-name="_31_726">s</text:span><text:span text:style-name="_31_803"> </text:span><text:span text:style-name="_32_29">w</text:span><text:span text:style-name="_31_129">i</text:span><text:span text:style-name="_32_065">t</text:span><text:span text:style-name="_36_10">h</text:span><text:span text:style-name="_31_723">o</text:span><text:span text:style-name="_32_113">u</text:span><text:span text:style-name="_38_17">t</text:span><text:span text:style-name="_39_02"> </text:span><text:span text:style-name="_32_686">o</text:span><text:span text:style-name="_33_19">u</text:span><text:span text:style-name="_31_681">r</text:span><text:span text:style-name="_31_803"> </text:span><text:span text:style-name="_34_45">C</text:span><text:span text:style-name="_31_603">o</text:span><text:span text:style-name="_32_434">n</text:span><text:span text:style-name="_36_64">s</text:span><text:span text:style-name="_31_390">e</text:span><text:span text:style-name="_32_605">n</text:span><text:span text:style-name="_36_97">t</text:span><text:span text:style-name="_31_681">:</text:span></text:p>
      <text:p text:style-name="P1"><text:span text:style-name="_34_57">F</text:span><text:span text:style-name="_31_501">o</text:span><text:span text:style-name="_32_293">r</text:span><text:span text:style-name="_32_"> </text:span><text:span text:style-name="_31_690">d</text:span><text:span text:style-name="_32_479">e</text:span><text:span text:style-name="_36_70">p</text:span><text:span text:style-name="_31_321">r</text:span><text:span text:style-name="_32_257">i</text:span><text:span text:style-name="_36_28">v</text:span><text:span text:style-name="_31_129">i</text:span><text:span text:style-name="_32_575">n</text:span><text:span text:style-name="_32_74">g</text:span><text:span text:style-name="_39_02"> </text:span><text:span text:style-name="_32_251">u</text:span><text:span text:style-name="_32_74">s</text:span><text:span text:style-name="_39_03"> </text:span><text:span text:style-name="_32_461">i</text:span><text:span text:style-name="_33_13">n</text:span><text:span text:style-name="_39_03"> </text:span><text:span text:style-name="_32_077">m</text:span><text:span text:style-name="_36_79">a</text:span><text:span text:style-name="_31_546">n</text:span><text:span text:style-name="_32_257">y</text:span><text:span text:style-name="_33_"> </text:span><text:span text:style-name="_31_438">c</text:span><text:span text:style-name="_32_251">a</text:span><text:span text:style-name="_35_98">s</text:span><text:span text:style-name="_31_183">e</text:span><text:span text:style-name="_32_617">s</text:span><text:span text:style-name="_38_05">,</text:span><text:span text:style-name="_39_03"> </text:span><text:span text:style-name="_32_653">o</text:span><text:span text:style-name="_37_81">f</text:span><text:span text:style-name="_39_02"> </text:span><text:span text:style-name="_32_221">t</text:span><text:span text:style-name="_36_31">h</text:span><text:span text:style-name="_31_690">e</text:span><text:span text:style-name="_31_802"> </text:span><text:span text:style-name="_36_07">b</text:span><text:span text:style-name="_31_786">e</text:span><text:span text:style-name="_32_611">n</text:span><text:span text:style-name="_34_66">e</text:span><text:span text:style-name="_31_165">f</text:span><text:span text:style-name="_32_689">i</text:span><text:span text:style-name="_32_77">t</text:span><text:span text:style-name="_31_249">s</text:span><text:span text:style-name="_31_803"> </text:span><text:span text:style-name="_34_93">o</text:span><text:span text:style-name="_31_141">f</text:span><text:span text:style-name="_31_802"> </text:span><text:span text:style-name="_34_09">T</text:span><text:span text:style-name="_31_717">r</text:span><text:span text:style-name="_32_245">i</text:span><text:span text:style-name="_38_53">a</text:span><text:span text:style-name="_31_237">l</text:span><text:span text:style-name="_31_802"> </text:span><text:span text:style-name="_36_70">b</text:span><text:span text:style-name="_31_384">y</text:span><text:span text:style-name="_31_803"> </text:span><text:span text:style-name="_32_65">J</text:span><text:span text:style-name="_31_135">u</text:span><text:span text:style-name="_32_437">r</text:span><text:span text:style-name="_32_86">y</text:span><text:span text:style-name="_31_609">:</text:span></text:p>
      <text:p text:style-name="P1"><text:span text:style-name="_32_41">F</text:span><text:span text:style-name="_31_537">o</text:span><text:span text:style-name="_32_065">r</text:span><text:span text:style-name="_33_"> </text:span><text:span text:style-name="_31_609">t</text:span><text:span text:style-name="_32_641">r</text:span><text:span text:style-name="_37_06">a</text:span><text:span text:style-name="_31_351">n</text:span><text:span text:style-name="_32_512">s</text:span><text:span text:style-name="_38_62">p</text:span><text:span text:style-name="_31_603">o</text:span><text:span text:style-name="_32_389">r</text:span><text:span text:style-name="_32_41">t</text:span><text:span text:style-name="_31_393">i</text:span><text:span text:style-name="_32_086">n</text:span><text:span text:style-name="_34_81">g</text:span><text:span text:style-name="_39_02"> </text:span><text:span text:style-name="_32_302">u</text:span><text:span text:style-name="_37_12">s</text:span><text:span text:style-name="_39_03"> </text:span><text:span text:style-name="_32_482">b</text:span><text:span text:style-name="_32_83">e</text:span><text:span text:style-name="_31_582">y</text:span><text:span text:style-name="_32_155">o</text:span><text:span text:style-name="_38_11">n</text:span><text:span text:style-name="_31_582">d</text:span><text:span text:style-name="_31_802"> </text:span><text:span text:style-name="_38_41">S</text:span><text:span text:style-name="_31_402">e</text:span><text:span text:style-name="_32_431">a</text:span><text:span text:style-name="_36_97">s</text:span><text:span text:style-name="_39_03"> </text:span><text:span text:style-name="_32_605">t</text:span><text:span text:style-name="_37_69">o</text:span><text:span text:style-name="_39_02"> </text:span><text:span text:style-name="_32_335">b</text:span><text:span text:style-name="_37_06">e</text:span><text:span text:style-name="_39_03"> </text:span><text:span text:style-name="_32_257">t</text:span><text:span text:style-name="_34_21">r</text:span><text:span text:style-name="_31_357">i</text:span><text:span text:style-name="_32_215">e</text:span><text:span text:style-name="_34_66">d</text:span><text:span text:style-name="_39_03"> </text:span><text:span text:style-name="_32_581">f</text:span><text:span text:style-name="_36_73">o</text:span><text:span text:style-name="_31_345">r</text:span><text:span text:style-name="_31_802"> </text:span><text:span text:style-name="_38_50">a</text:span><text:span text:style-name="_31_144">s</text:span><text:span text:style-name="_32_482">s</text:span><text:span text:style-name="_38_59">u</text:span><text:span text:style-name="_31_237">m</text:span><text:span text:style-name="_32_146">e</text:span><text:span text:style-name="_37_03">d</text:span><text:span text:style-name="_39_03"> </text:span><text:span text:style-name="_32_611">o</text:span><text:span text:style-name="_38_89">f</text:span><text:span text:style-name="_31_237">f</text:span><text:span text:style-name="_32_470">e</text:span><text:span text:style-name="_37_75">n</text:span><text:span text:style-name="_31_330">c</text:span><text:span text:style-name="_32_110">e</text:span><text:span text:style-name="_37_00">s</text:span></text:p>
      <text:p text:style-name="P1"><text:span text:style-name="_32_473">F</text:span><text:span text:style-name="_36_97">o</text:span><text:span text:style-name="_31_417">r</text:span><text:span text:style-name="_31_803"> </text:span><text:span text:style-name="_35_26">a</text:span><text:span text:style-name="_31_759">b</text:span><text:span text:style-name="_32_578">o</text:span><text:span text:style-name="_38_17">l</text:span><text:span text:style-name="_31_537">i</text:span><text:span text:style-name="_32_068">s</text:span><text:span text:style-name="_32_71">h</text:span><text:span text:style-name="_31_201">i</text:span><text:span text:style-name="_32_662">n</text:span><text:span text:style-name="_32_29">g</text:span><text:span text:style-name="_39_02"> </text:span><text:span text:style-name="_32_461">t</text:span><text:span text:style-name="_36_46">h</text:span><text:span text:style-name="_31_783">e</text:span><text:span text:style-name="_31_802"> </text:span><text:span text:style-name="_36_01">f</text:span><text:span text:style-name="_31_777">r</text:span><text:span text:style-name="_32_587">e</text:span><text:span text:style-name="_38_26">e</text:span><text:span text:style-name="_39_02"> </text:span><text:span text:style-name="_32_029">S</text:span><text:span text:style-name="_34_66">y</text:span><text:span text:style-name="_31_204">s</text:span><text:span text:style-name="_32_113">t</text:span><text:span text:style-name="_36_37">e</text:span><text:span text:style-name="_31_345">m</text:span><text:span text:style-name="_31_803"> </text:span><text:span text:style-name="_33_13">o</text:span><text:span text:style-name="_31_525">f</text:span><text:span text:style-name="_31_802"> </text:span><text:span text:style-name="_37_09">E</text:span><text:span text:style-name="_31_186">n</text:span><text:span text:style-name="_32_107">g</text:span><text:span text:style-name="_38_89">l</text:span><text:span text:style-name="_31_705">i</text:span><text:span text:style-name="_32_626">s</text:span><text:span text:style-name="_36_79">h</text:span><text:span text:style-name="_39_03"> </text:span><text:span text:style-name="_32_257">L</text:span><text:span text:style-name="_34_15">a</text:span><text:span text:style-name="_31_717">w</text:span><text:span text:style-name="_32_218">s</text:span><text:span text:style-name="_33_"> </text:span><text:span text:style-name="_31_597">i</text:span><text:span text:style-name="_32_041">n</text:span><text:span text:style-name="_32_"> </text:span><text:span text:style-name="_31_597">a</text:span><text:span text:style-name="_31_802"> </text:span><text:span text:style-name="_37_06">n</text:span><text:span text:style-name="_31_603">e</text:span><text:span text:style-name="_32_257">i</text:span><text:span text:style-name="_38_95">g</text:span><text:span text:style-name="_31_186">h</text:span><text:span text:style-name="_32_650">b</text:span><text:span text:style-name="_38_47">o</text:span><text:span text:style-name="_31_615">u</text:span><text:span text:style-name="_32_617">r</text:span><text:span text:style-name="_33_01">i</text:span><text:span text:style-name="_31_150">n</text:span><text:span text:style-name="_32_317">g</text:span><text:span text:style-name="_32_"> </text:span><text:span text:style-name="_31_309">P</text:span><text:span text:style-name="_32_101">r</text:span><text:span text:style-name="_35_35">o</text:span><text:span text:style-name="_31_318">v</text:span><text:span text:style-name="_32_317">i</text:span><text:span text:style-name="_36_46">n</text:span><text:span text:style-name="_31_756">c</text:span><text:span text:style-name="_32_029">e</text:span><text:span text:style-name="_38_17">,</text:span><text:span text:style-name="_39_02"> </text:span><text:span text:style-name="_32_323">e</text:span><text:span text:style-name="_33_10">s</text:span><text:span text:style-name="_31_357">t</text:span><text:span text:style-name="_32_338">a</text:span><text:span text:style-name="_33_43">b</text:span><text:span text:style-name="_31_537">l</text:span><text:span text:style-name="_32_641">i</text:span><text:span text:style-name="_32_86">s</text:span><text:span text:style-name="_31_747">h</text:span><text:span text:style-name="_32_509">i</text:span><text:span text:style-name="_38_59">n</text:span><text:span text:style-name="_31_174">g</text:span><text:span text:style-name="_31_803"> </text:span><text:span text:style-name="_34_45">t</text:span><text:span text:style-name="_31_138">h</text:span><text:span text:style-name="_32_107">e</text:span><text:span text:style-name="_36_73">r</text:span><text:span text:style-name="_31_795">e</text:span><text:span text:style-name="_32_245">i</text:span><text:span text:style-name="_38_50">n</text:span><text:span text:style-name="_39_03"> </text:span><text:span text:style-name="_32_626">a</text:span><text:span text:style-name="_35_23">n</text:span><text:span text:style-name="_39_02"> </text:span><text:span text:style-name="_32_257">A</text:span><text:span text:style-name="_36_61">r</text:span><text:span text:style-name="_31_498">b</text:span><text:span text:style-name="_32_605">i</text:span><text:span text:style-name="_36_97">t</text:span><text:span text:style-name="_31_429">r</text:span><text:span text:style-name="_32_431">a</text:span><text:span text:style-name="_38_17">r</text:span><text:span text:style-name="_31_345">y</text:span><text:span text:style-name="_31_802"> </text:span><text:span text:style-name="_33_55">g</text:span><text:span text:style-name="_31_150">o</text:span><text:span text:style-name="_32_446">v</text:span><text:span text:style-name="_38_23">e</text:span><text:span text:style-name="_31_177">r</text:span><text:span text:style-name="_32_074">n</text:span><text:span text:style-name="_34_93">m</text:span><text:span text:style-name="_31_387">e</text:span><text:span text:style-name="_32_329">n</text:span><text:span text:style-name="_34_21">t</text:span><text:span text:style-name="_31_345">,</text:span><text:span text:style-name="_31_802"> </text:span><text:span text:style-name="_37_90">a</text:span><text:span text:style-name="_31_687">n</text:span><text:span text:style-name="_32_293">d</text:span><text:span text:style-name="_32_"> </text:span><text:span text:style-name="_31_351">e</text:span><text:span text:style-name="_32_302">n</text:span><text:span text:style-name="_35_17">l</text:span><text:span text:style-name="_31_495">a</text:span><text:span text:style-name="_32_653">r</text:span><text:span text:style-name="_32_38">g</text:span><text:span text:style-name="_31_177">i</text:span><text:span text:style-name="_32_482">n</text:span><text:span text:style-name="_33_19">g</text:span><text:span text:style-name="_39_03"> </text:span><text:span text:style-name="_32_293">i</text:span><text:span text:style-name="_38_53">t</text:span><text:span text:style-name="_31_165">s</text:span><text:span text:style-name="_31_803"> </text:span><text:span text:style-name="_38_05">B</text:span><text:span text:style-name="_31_690">o</text:span><text:span text:style-name="_32_047">u</text:span><text:span text:style-name="_38_62">n</text:span><text:span text:style-name="_31_579">d</text:span><text:span text:style-name="_32_467">a</text:span><text:span text:style-name="_38_41">r</text:span><text:span text:style-name="_31_609">i</text:span><text:span text:style-name="_32_398">e</text:span><text:span text:style-name="_35_89">s</text:span><text:span text:style-name="_39_02"> </text:span><text:span text:style-name="_32_578">s</text:span><text:span text:style-name="_33_55">o</text:span><text:span text:style-name="_39_02"> </text:span><text:span text:style-name="_32_503">a</text:span><text:span text:style-name="_35_26">s</text:span><text:span text:style-name="_39_02"> </text:span><text:span text:style-name="_32_461">t</text:span><text:span text:style-name="_37_69">o</text:span><text:span text:style-name="_39_02"> </text:span><text:span text:style-name="_32_077">r</text:span><text:span text:style-name="_38_47">e</text:span><text:span text:style-name="_31_222">n</text:span><text:span text:style-name="_32_515">d</text:span><text:span text:style-name="_38_98">e</text:span><text:span text:style-name="_31_489">r</text:span><text:span text:style-name="_31_803"> </text:span><text:span text:style-name="_36_73">i</text:span><text:span text:style-name="_31_357">t</text:span><text:span text:style-name="_31_803"> </text:span><text:span text:style-name="_32_29">a</text:span><text:span text:style-name="_31_129">t</text:span><text:span text:style-name="_31_802"> </text:span><text:span text:style-name="_38_11">o</text:span><text:span text:style-name="_31_510">n</text:span><text:span text:style-name="_32_440">c</text:span><text:span text:style-name="_38_26">e</text:span><text:span text:style-name="_39_03"> </text:span><text:span text:style-name="_32_323">a</text:span><text:span text:style-name="_33_10">n</text:span><text:span text:style-name="_39_03"> </text:span><text:span text:style-name="_32_086">e</text:span><text:span text:style-name="_32_68">x</text:span><text:span text:style-name="_31_351">a</text:span><text:span text:style-name="_32_041">m</text:span><text:span text:style-name="_33_22">p</text:span><text:span text:style-name="_31_681">l</text:span><text:span text:style-name="_32_569">e</text:span><text:span text:style-name="_33_"> </text:span><text:span text:style-name="_31_186">a</text:span><text:span text:style-name="_32_323">n</text:span><text:span text:style-name="_36_37">d</text:span><text:span text:style-name="_39_03"> </text:span><text:span text:style-name="_32_113">f</text:span><text:span text:style-name="_36_97">i</text:span><text:span text:style-name="_31_561">t</text:span><text:span text:style-name="_31_802"> </text:span><text:span text:style-name="_35_89">i</text:span><text:span text:style-name="_31_711">n</text:span><text:span text:style-name="_32_230">s</text:span><text:span text:style-name="_33_49">t</text:span><text:span text:style-name="_31_309">r</text:span><text:span text:style-name="_32_299">u</text:span><text:span text:style-name="_36_97">m</text:span><text:span text:style-name="_31_546">e</text:span><text:span text:style-name="_32_653">n</text:span><text:span text:style-name="_38_77">t</text:span><text:span text:style-name="_39_03"> </text:span><text:span text:style-name="_32_509">f</text:span><text:span text:style-name="_38_89">o</text:span><text:span text:style-name="_31_141">r</text:span><text:span text:style-name="_31_803"> </text:span><text:span text:style-name="_35_29">i</text:span><text:span text:style-name="_31_690">n</text:span><text:span text:style-name="_32_497">t</text:span><text:span text:style-name="_33_01">r</text:span><text:span text:style-name="_31_495">o</text:span><text:span text:style-name="_32_410">d</text:span><text:span text:style-name="_35_35">u</text:span><text:span text:style-name="_31_426">c</text:span><text:span text:style-name="_32_509">i</text:span><text:span text:style-name="_34_63">n</text:span><text:span text:style-name="_31_165">g</text:span><text:span text:style-name="_31_803"> </text:span><text:span text:style-name="_34_57">t</text:span><text:span text:style-name="_31_579">h</text:span><text:span text:style-name="_32_626">e</text:span><text:span text:style-name="_33_"> </text:span><text:span text:style-name="_31_750">s</text:span><text:span text:style-name="_32_647">a</text:span><text:span text:style-name="_34_57">m</text:span><text:span text:style-name="_31_489">e</text:span><text:span text:style-name="_31_802"> </text:span><text:span text:style-name="_35_95">a</text:span><text:span text:style-name="_31_246">b</text:span><text:span text:style-name="_32_140">s</text:span><text:span text:style-name="_37_18">o</text:span><text:span text:style-name="_31_537">l</text:span><text:span text:style-name="_32_506">u</text:span><text:span text:style-name="_38_41">t</text:span><text:span text:style-name="_31_327">e</text:span><text:span text:style-name="_31_802"> </text:span><text:span text:style-name="_38_17">r</text:span><text:span text:style-name="_31_747">u</text:span><text:span text:style-name="_32_041">l</text:span><text:span text:style-name="_37_18">e</text:span><text:span text:style-name="_39_03"> </text:span><text:span text:style-name="_32_113">i</text:span><text:span text:style-name="_32_86">n</text:span><text:span text:style-name="_31_177">t</text:span><text:span text:style-name="_32_335">o</text:span><text:span text:style-name="_33_"> </text:span><text:span text:style-name="_31_213">t</text:span><text:span text:style-name="_32_587">h</text:span><text:span text:style-name="_38_26">e</text:span><text:span text:style-name="_31_714">s</text:span><text:span text:style-name="_32_623">e</text:span><text:span text:style-name="_32_"> </text:span><text:span text:style-name="_31_561">C</text:span><text:span text:style-name="_32_038">o</text:span><text:span text:style-name="_32_41">l</text:span><text:span text:style-name="_31_723">o</text:span><text:span text:style-name="_32_335">n</text:span><text:span text:style-name="_38_89">i</text:span><text:span text:style-name="_31_498">e</text:span><text:span text:style-name="_32_437">s</text:span><text:span text:style-name="_34_57">:</text:span></text:p>
      <text:p text:style-name="P1"><text:span text:style-name="_32_617">F</text:span><text:span text:style-name="_38_17">o</text:span><text:span text:style-name="_31_489">r</text:span><text:span text:style-name="_31_802"> </text:span><text:span text:style-name="_36_25">t</text:span><text:span text:style-name="_31_255">a</text:span><text:span text:style-name="_32_218">k</text:span><text:span text:style-name="_38_77">i</text:span><text:span text:style-name="_31_786">n</text:span><text:span text:style-name="_32_575">g</text:span><text:span text:style-name="_32_"> </text:span><text:span text:style-name="_31_183">a</text:span><text:span text:style-name="_32_317">w</text:span><text:span text:style-name="_38_26">a</text:span><text:span text:style-name="_31_381">y</text:span><text:span text:style-name="_31_802"> </text:span><text:span text:style-name="_33_22">o</text:span><text:span text:style-name="_31_723">u</text:span><text:span text:style-name="_32_473">r</text:span><text:span text:style-name="_32_"> </text:span><text:span text:style-name="_31_213">C</text:span><text:span text:style-name="_32_431">h</text:span><text:span text:style-name="_38_14">a</text:span><text:span text:style-name="_31_573">r</text:span><text:span text:style-name="_32_221">t</text:span><text:span text:style-name="_33_58">e</text:span><text:span text:style-name="_31_249">r</text:span><text:span text:style-name="_32_152">s</text:span><text:span text:style-name="_36_73">,</text:span><text:span text:style-name="_39_02"> </text:span><text:span text:style-name="_32_647">a</text:span><text:span text:style-name="_38_26">b</text:span><text:span text:style-name="_31_147">o</text:span><text:span text:style-name="_32_497">l</text:span><text:span text:style-name="_36_61">i</text:span><text:span text:style-name="_31_798">s</text:span><text:span text:style-name="_32_299">h</text:span><text:span text:style-name="_36_25">i</text:span><text:span text:style-name="_31_318">n</text:span><text:span text:style-name="_32_569">g</text:span><text:span text:style-name="_33_"> </text:span><text:span text:style-name="_31_174">o</text:span><text:span text:style-name="_32_623">u</text:span><text:span text:style-name="_34_93">r</text:span><text:span text:style-name="_39_03"> </text:span><text:span text:style-name="_32_605">m</text:span><text:span text:style-name="_32_86">o</text:span><text:span text:style-name="_31_528">s</text:span><text:span text:style-name="_32_389">t</text:span><text:span text:style-name="_33_"> </text:span><text:span text:style-name="_31_582">v</text:span><text:span text:style-name="_32_155">a</text:span><text:span text:style-name="_32_65">l</text:span><text:span text:style-name="_31_498">u</text:span><text:span text:style-name="_32_623">a</text:span><text:span text:style-name="_36_79">b</text:span><text:span text:style-name="_31_537">l</text:span><text:span text:style-name="_32_506">e</text:span><text:span text:style-name="_33_"> </text:span><text:span text:style-name="_31_417">L</text:span><text:span text:style-name="_32_086">a</text:span><text:span text:style-name="_34_57">w</text:span><text:span text:style-name="_31_564">s</text:span><text:span text:style-name="_32_065">,</text:span><text:span text:style-name="_33_"> </text:span><text:span text:style-name="_31_363">a</text:span><text:span text:style-name="_32_518">n</text:span><text:span text:style-name="_34_09">d</text:span><text:span text:style-name="_39_03"> </text:span><text:span text:style-name="_32_107">n</text:span><text:span text:style-name="_37_90">e</text:span><text:span text:style-name="_31_570">u</text:span><text:span text:style-name="_32_497">t</text:span><text:span text:style-name="_37_03">e</text:span><text:span text:style-name="_31_345">r</text:span><text:span text:style-name="_32_113">i</text:span><text:span text:style-name="_38_83">n</text:span><text:span text:style-name="_31_762">g</text:span><text:span text:style-name="_31_803"> </text:span><text:span text:style-name="_36_07">b</text:span><text:span text:style-name="_31_390">a</text:span><text:span text:style-name="_32_296">s</text:span><text:span text:style-name="_36_97">i</text:span><text:span text:style-name="_31_498">c</text:span><text:span text:style-name="_32_698">a</text:span><text:span text:style-name="_37_69">l</text:span><text:span text:style-name="_31_717">l</text:span><text:span text:style-name="_32_032">y</text:span><text:span text:style-name="_32_"> </text:span><text:span text:style-name="_31_393">t</text:span><text:span text:style-name="_32_443">h</text:span><text:span text:style-name="_35_98">e</text:span><text:span text:style-name="_39_03"> </text:span><text:span text:style-name="_32_401">F</text:span><text:span text:style-name="_38_95">o</text:span><text:span text:style-name="_31_489">r</text:span><text:span text:style-name="_32_569">m</text:span><text:span text:style-name="_38_26">s</text:span><text:span text:style-name="_39_02"> </text:span><text:span text:style-name="_32_149">o</text:span><text:span text:style-name="_36_37">f</text:span><text:span text:style-name="_39_02"> </text:span><text:span text:style-name="_32_227">o</text:span><text:span text:style-name="_32_38">u</text:span><text:span text:style-name="_31_165">r</text:span><text:span text:style-name="_31_802"> </text:span><text:span text:style-name="_37_09">G</text:span><text:span text:style-name="_31_210">o</text:span><text:span text:style-name="_32_104">v</text:span><text:span text:style-name="_33_10">e</text:span><text:span text:style-name="_31_201">r</text:span><text:span text:style-name="_32_299">n</text:span><text:span text:style-name="_38_41">m</text:span><text:span text:style-name="_31_138">e</text:span><text:span text:style-name="_32_647">n</text:span><text:span text:style-name="_34_21">t</text:span><text:span text:style-name="_31_537">s</text:span><text:span text:style-name="_32_113">:</text:span></text:p>
      <text:p text:style-name="P1"><text:span text:style-name="_31_573">F</text:span><text:span text:style-name="_32_509">o</text:span><text:span text:style-name="_34_57">r</text:span><text:span text:style-name="_39_03"> </text:span><text:span text:style-name="_32_614">s</text:span><text:span text:style-name="_34_99">u</text:span><text:span text:style-name="_31_354">s</text:span><text:span text:style-name="_32_287">p</text:span><text:span text:style-name="_36_10">e</text:span><text:span text:style-name="_31_147">n</text:span><text:span text:style-name="_32_074">d</text:span><text:span text:style-name="_38_41">i</text:span><text:span text:style-name="_31_579">n</text:span><text:span text:style-name="_32_257">g</text:span><text:span text:style-name="_33_"> </text:span><text:span text:style-name="_31_606">o</text:span><text:span text:style-name="_32_395">u</text:span><text:span text:style-name="_36_61">r</text:span><text:span text:style-name="_39_03"> </text:span><text:span text:style-name="_32_119">o</text:span><text:span text:style-name="_34_45">w</text:span><text:span text:style-name="_31_534">n</text:span><text:span text:style-name="_31_802"> </text:span><text:span text:style-name="_38_05">L</text:span><text:span text:style-name="_31_258">e</text:span><text:span text:style-name="_32_695">g</text:span><text:span text:style-name="_34_57">i</text:span><text:span text:style-name="_31_168">s</text:span><text:span text:style-name="_32_245">l</text:span><text:span text:style-name="_34_30">a</text:span><text:span text:style-name="_31_393">t</text:span><text:span text:style-name="_32_323">u</text:span><text:span text:style-name="_34_45">r</text:span><text:span text:style-name="_31_366">e</text:span><text:span text:style-name="_32_461">s</text:span><text:span text:style-name="_38_05">,</text:span><text:span text:style-name="_39_03"> </text:span><text:span text:style-name="_32_122">a</text:span><text:span text:style-name="_34_63">n</text:span><text:span text:style-name="_31_429">d</text:span><text:span text:style-name="_31_802"> </text:span><text:span text:style-name="_37_18">d</text:span><text:span text:style-name="_31_543">e</text:span><text:span text:style-name="_32_038">c</text:span><text:span text:style-name="_34_81">l</text:span><text:span text:style-name="_31_207">a</text:span><text:span text:style-name="_32_653">r</text:span><text:span text:style-name="_36_01">i</text:span><text:span text:style-name="_31_354">n</text:span><text:span text:style-name="_32_623">g</text:span><text:span text:style-name="_32_"> </text:span><text:span text:style-name="_31_681">t</text:span><text:span text:style-name="_32_443">h</text:span><text:span text:style-name="_38_98">e</text:span><text:span text:style-name="_31_561">m</text:span><text:span text:style-name="_32_644">s</text:span><text:span text:style-name="_35_38">e</text:span><text:span text:style-name="_31_429">l</text:span><text:span text:style-name="_32_500">v</text:span><text:span text:style-name="_38_62">e</text:span><text:span text:style-name="_31_561">s</text:span><text:span text:style-name="_31_803"> </text:span><text:span text:style-name="_36_25">i</text:span><text:span text:style-name="_31_363">n</text:span><text:span text:style-name="_32_254">v</text:span><text:span text:style-name="_37_75">e</text:span><text:span text:style-name="_31_246">s</text:span><text:span text:style-name="_32_641">t</text:span><text:span text:style-name="_36_10">e</text:span><text:span text:style-name="_31_615">d</text:span><text:span text:style-name="_31_802"> </text:span><text:span text:style-name="_35_29">w</text:span><text:span text:style-name="_31_537">i</text:span><text:span text:style-name="_32_437">t</text:span><text:span text:style-name="_38_05">h</text:span><text:span text:style-name="_39_03"> </text:span><text:span text:style-name="_32_578">p</text:span><text:span text:style-name="_38_83">o</text:span><text:span text:style-name="_31_501">w</text:span><text:span text:style-name="_32_641">e</text:span><text:span text:style-name="_36_61">r</text:span><text:span text:style-name="_39_03"> </text:span><text:span text:style-name="_32_569">t</text:span><text:span text:style-name="_38_05">o</text:span><text:span text:style-name="_39_02"> </text:span><text:span text:style-name="_32_245">l</text:span><text:span text:style-name="_38_23">e</text:span><text:span text:style-name="_31_618">g</text:span><text:span text:style-name="_32_641">i</text:span><text:span text:style-name="_34_30">s</text:span><text:span text:style-name="_31_741">l</text:span><text:span text:style-name="_32_683">a</text:span><text:span text:style-name="_34_21">t</text:span><text:span text:style-name="_31_753">e</text:span><text:span text:style-name="_31_803"> </text:span><text:span text:style-name="_35_17">f</text:span><text:span text:style-name="_31_741">o</text:span><text:span text:style-name="_32_293">r</text:span><text:span text:style-name="_33_"> </text:span><text:span text:style-name="_31_687">u</text:span><text:span text:style-name="_32_446">s</text:span><text:span text:style-name="_32_"> </text:span><text:span text:style-name="_31_777">i</text:span><text:span text:style-name="_32_221">n</text:span><text:span text:style-name="_33_"> </text:span><text:span text:style-name="_31_249">a</text:span><text:span text:style-name="_32_209">l</text:span><text:span text:style-name="_34_81">l</text:span><text:span text:style-name="_39_03"> </text:span><text:span text:style-name="_32_500">c</text:span><text:span text:style-name="_32_86">a</text:span><text:span text:style-name="_31_714">s</text:span><text:span text:style-name="_32_587">e</text:span><text:span text:style-name="_36_97">s</text:span><text:span text:style-name="_39_03"> </text:span><text:span text:style-name="_32_113">w</text:span><text:span text:style-name="_36_07">h</text:span><text:span text:style-name="_31_174">a</text:span><text:span text:style-name="_32_029">t</text:span><text:span text:style-name="_37_90">s</text:span><text:span text:style-name="_31_579">o</text:span><text:span text:style-name="_32_338">e</text:span><text:span text:style-name="_37_84">v</text:span><text:span text:style-name="_31_705">e</text:span><text:span text:style-name="_32_689">r</text:span><text:span text:style-name="_34_93">.</text:span></text:p>
      <text:p text:style-name="P1"><text:span text:style-name="_32_689">H</text:span><text:span text:style-name="_38_17">e</text:span><text:span text:style-name="_39_03"> </text:span><text:span text:style-name="_32_647">h</text:span><text:span text:style-name="_33_58">a</text:span><text:span text:style-name="_31_417">s</text:span><text:span text:style-name="_31_803"> </text:span><text:span text:style-name="_33_19">a</text:span><text:span text:style-name="_31_222">b</text:span><text:span text:style-name="_32_251">d</text:span><text:span text:style-name="_38_89">i</text:span><text:span text:style-name="_31_426">c</text:span><text:span text:style-name="_32_650">a</text:span><text:span text:style-name="_33_49">t</text:span><text:span text:style-name="_31_183">e</text:span><text:span text:style-name="_32_245">d</text:span><text:span text:style-name="_32_"> </text:span><text:span text:style-name="_31_537">G</text:span><text:span text:style-name="_32_443">o</text:span><text:span text:style-name="_32_74">v</text:span><text:span text:style-name="_31_138">e</text:span><text:span text:style-name="_32_581">r</text:span><text:span text:style-name="_36_43">n</text:span><text:span text:style-name="_31_681">m</text:span><text:span text:style-name="_32_614">e</text:span><text:span text:style-name="_32_71">n</text:span><text:span text:style-name="_31_237">t</text:span><text:span text:style-name="_31_802"> </text:span><text:span text:style-name="_32_86">h</text:span><text:span text:style-name="_31_183">e</text:span><text:span text:style-name="_32_281">r</text:span><text:span text:style-name="_35_89">e</text:span><text:span text:style-name="_31_129">,</text:span><text:span text:style-name="_31_802"> </text:span><text:span text:style-name="_33_10">b</text:span><text:span text:style-name="_31_564">y</text:span><text:span text:style-name="_31_802"> </text:span><text:span text:style-name="_34_15">d</text:span><text:span text:style-name="_31_174">e</text:span><text:span text:style-name="_32_614">c</text:span><text:span text:style-name="_35_89">l</text:span><text:span text:style-name="_31_135">a</text:span><text:span text:style-name="_32_437">r</text:span><text:span text:style-name="_35_89">i</text:span><text:span text:style-name="_31_690">n</text:span><text:span text:style-name="_32_119">g</text:span><text:span text:style-name="_32_"> </text:span><text:span text:style-name="_31_762">u</text:span><text:span text:style-name="_32_080">s</text:span><text:span text:style-name="_32_"> </text:span><text:span text:style-name="_31_207">o</text:span><text:span text:style-name="_32_290">u</text:span><text:span text:style-name="_38_53">t</text:span><text:span text:style-name="_39_02"> </text:span><text:span text:style-name="_32_149">o</text:span><text:span text:style-name="_38_77">f</text:span><text:span text:style-name="_39_03"> </text:span><text:span text:style-name="_32_335">h</text:span><text:span text:style-name="_32_29">i</text:span><text:span text:style-name="_31_330">s</text:span><text:span text:style-name="_31_802"> </text:span><text:span text:style-name="_34_09">P</text:span><text:span text:style-name="_31_489">r</text:span><text:span text:style-name="_32_482">o</text:span><text:span text:style-name="_32_65">t</text:span><text:span text:style-name="_31_135">e</text:span><text:span text:style-name="_32_446">c</text:span><text:span text:style-name="_33_01">t</text:span><text:span text:style-name="_31_321">i</text:span><text:span text:style-name="_32_083">o</text:span><text:span text:style-name="_35_17">n</text:span><text:span text:style-name="_39_02"> </text:span><text:span text:style-name="_32_230">a</text:span><text:span text:style-name="_32_35">n</text:span><text:span text:style-name="_31_165">d</text:span><text:span text:style-name="_31_803"> </text:span><text:span text:style-name="_35_89">w</text:span><text:span text:style-name="_31_750">a</text:span><text:span text:style-name="_32_335">g</text:span><text:span text:style-name="_36_25">i</text:span><text:span text:style-name="_31_183">n</text:span><text:span text:style-name="_32_590">g</text:span><text:span text:style-name="_33_"> </text:span><text:span text:style-name="_31_429">W</text:span><text:span text:style-name="_32_509">a</text:span><text:span text:style-name="_37_09">r</text:span><text:span text:style-name="_39_02"> </text:span><text:span text:style-name="_32_302">a</text:span><text:span text:style-name="_36_43">g</text:span><text:span text:style-name="_31_618">a</text:span><text:span text:style-name="_32_041">i</text:span><text:span text:style-name="_34_99">n</text:span><text:span text:style-name="_31_381">s</text:span><text:span text:style-name="_32_497">t</text:span><text:span text:style-name="_33_"> </text:span><text:span text:style-name="_31_762">u</text:span><text:span text:style-name="_32_224">s</text:span><text:span text:style-name="_37_69">.</text:span></text:p>
      <text:p text:style-name="P1"><text:span text:style-name="_32_317">H</text:span><text:span text:style-name="_32_77">e</text:span><text:span text:style-name="_39_02"> </text:span><text:span text:style-name="_32_038">h</text:span><text:span text:style-name="_38_47">a</text:span><text:span text:style-name="_31_789">s</text:span><text:span text:style-name="_31_803"> </text:span><text:span text:style-name="_32_50">p</text:span><text:span text:style-name="_31_561">l</text:span><text:span text:style-name="_32_467">u</text:span><text:span text:style-name="_34_66">n</text:span><text:span text:style-name="_31_387">d</text:span><text:span text:style-name="_32_263">e</text:span><text:span text:style-name="_34_21">r</text:span><text:span text:style-name="_31_366">e</text:span><text:span text:style-name="_32_641">d</text:span><text:span text:style-name="_33_"> </text:span><text:span text:style-name="_31_426">o</text:span><text:span text:style-name="_32_107">u</text:span><text:span text:style-name="_34_81">r</text:span><text:span text:style-name="_39_02"> </text:span><text:span text:style-name="_32_032">s</text:span><text:span text:style-name="_33_58">e</text:span><text:span text:style-name="_31_402">a</text:span><text:span text:style-name="_32_512">s</text:span><text:span text:style-name="_35_89">,</text:span><text:span text:style-name="_39_03"> </text:span><text:span text:style-name="_32_281">r</text:span><text:span text:style-name="_36_07">a</text:span><text:span text:style-name="_31_750">p</text:span><text:span text:style-name="_32_266">e</text:span><text:span text:style-name="_38_11">d</text:span><text:span text:style-name="_39_03"> </text:span><text:span text:style-name="_32_506">o</text:span><text:span text:style-name="_32_71">u</text:span><text:span text:style-name="_31_681">r</text:span><text:span text:style-name="_31_802"> </text:span><text:span text:style-name="_37_81">C</text:span><text:span text:style-name="_31_327">o</text:span><text:span text:style-name="_32_110">a</text:span><text:span text:style-name="_36_82">s</text:span><text:span text:style-name="_31_129">t</text:span><text:span text:style-name="_32_152">s</text:span><text:span text:style-name="_34_93">,</text:span><text:span text:style-name="_39_02"> </text:span><text:span text:style-name="_32_263">b</text:span><text:span text:style-name="_33_46">u</text:span><text:span text:style-name="_31_201">r</text:span><text:span text:style-name="_32_113">n</text:span><text:span text:style-name="_34_57">t</text:span><text:span text:style-name="_39_02"> </text:span><text:span text:style-name="_32_122">o</text:span><text:span text:style-name="_35_95">u</text:span><text:span text:style-name="_31_597">r</text:span><text:span text:style-name="_31_803"> </text:span><text:span text:style-name="_38_77">t</text:span><text:span text:style-name="_31_222">o</text:span><text:span text:style-name="_32_281">w</text:span><text:span text:style-name="_34_51">n</text:span><text:span text:style-name="_31_777">s</text:span><text:span text:style-name="_32_101">,</text:span><text:span text:style-name="_33_"> </text:span><text:span text:style-name="_31_330">a</text:span><text:span text:style-name="_32_227">n</text:span><text:span text:style-name="_35_17">d</text:span><text:span text:style-name="_39_03"> </text:span><text:span text:style-name="_32_683">d</text:span><text:span text:style-name="_37_06">e</text:span><text:span text:style-name="_31_564">s</text:span><text:span text:style-name="_32_497">t</text:span><text:span text:style-name="_34_57">r</text:span><text:span text:style-name="_31_570">o</text:span><text:span text:style-name="_32_656">y</text:span><text:span text:style-name="_35_02">e</text:span><text:span text:style-name="_31_309">d</text:span><text:span text:style-name="_31_803"> </text:span><text:span text:style-name="_32_41">t</text:span><text:span text:style-name="_31_354">h</text:span><text:span text:style-name="_32_263">e</text:span><text:span text:style-name="_32_"> </text:span><text:span text:style-name="_31_501">l</text:span><text:span text:style-name="_32_041">i</text:span><text:span text:style-name="_34_84">v</text:span><text:span text:style-name="_31_138">e</text:span><text:span text:style-name="_32_425">s</text:span><text:span text:style-name="_32_"> </text:span><text:span text:style-name="_31_717">o</text:span><text:span text:style-name="_32_077">f</text:span><text:span text:style-name="_32_"> </text:span><text:span text:style-name="_31_687">o</text:span><text:span text:style-name="_32_146">u</text:span><text:span text:style-name="_35_17">r</text:span><text:span text:style-name="_39_02"> </text:span><text:span text:style-name="_32_407">p</text:span><text:span text:style-name="_32_50">e</text:span><text:span text:style-name="_31_786">o</text:span><text:span text:style-name="_32_047">p</text:span><text:span text:style-name="_38_41">l</text:span><text:span text:style-name="_31_525">e</text:span><text:span text:style-name="_32_401">.</text:span></text:p>
      <text:p text:style-name="P1"><text:span text:style-name="_31_309">H</text:span><text:span text:style-name="_32_617">e</text:span><text:span text:style-name="_32_"> </text:span><text:span text:style-name="_31_717">i</text:span><text:span text:style-name="_32_149">s</text:span><text:span text:style-name="_33_"> </text:span><text:span text:style-name="_31_561">a</text:span><text:span text:style-name="_32_641">t</text:span><text:span text:style-name="_33_"> </text:span><text:span text:style-name="_31_249">t</text:span><text:span text:style-name="_32_290">h</text:span><text:span text:style-name="_36_25">i</text:span><text:span text:style-name="_31_420">s</text:span><text:span text:style-name="_31_803"> </text:span><text:span text:style-name="_32_41">t</text:span><text:span text:style-name="_31_537">i</text:span><text:span text:style-name="_32_497">m</text:span><text:span text:style-name="_36_61">e</text:span><text:span text:style-name="_39_02"> </text:span><text:span text:style-name="_32_113">t</text:span><text:span text:style-name="_38_05">r</text:span><text:span text:style-name="_31_726">a</text:span><text:span text:style-name="_32_587">n</text:span><text:span text:style-name="_37_12">s</text:span><text:span text:style-name="_31_546">p</text:span><text:span text:style-name="_32_251">o</text:span><text:span text:style-name="_35_89">r</text:span><text:span text:style-name="_31_705">t</text:span><text:span text:style-name="_32_293">i</text:span><text:span text:style-name="_35_26">n</text:span><text:span text:style-name="_31_753">g</text:span><text:span text:style-name="_31_803"> </text:span><text:span text:style-name="_36_61">l</text:span><text:span text:style-name="_31_150">a</text:span><text:span text:style-name="_32_293">r</text:span><text:span text:style-name="_35_95">g</text:span><text:span text:style-name="_31_789">e</text:span><text:span text:style-name="_31_802"> </text:span><text:span text:style-name="_34_93">A</text:span><text:span text:style-name="_31_561">r</text:span><text:span text:style-name="_32_689">m</text:span><text:span text:style-name="_35_17">i</text:span><text:span text:style-name="_31_246">e</text:span><text:span text:style-name="_32_608">s</text:span><text:span text:style-name="_33_"> </text:span><text:span text:style-name="_31_525">o</text:span><text:span text:style-name="_32_497">f</text:span><text:span text:style-name="_33_"> </text:span><text:span text:style-name="_31_201">f</text:span><text:span text:style-name="_32_518">o</text:span><text:span text:style-name="_35_17">r</text:span><text:span text:style-name="_31_387">e</text:span><text:span text:style-name="_32_221">i</text:span><text:span text:style-name="_37_06">g</text:span><text:span text:style-name="_31_147">n</text:span><text:span text:style-name="_31_803"> </text:span><text:span text:style-name="_34_09">M</text:span><text:span text:style-name="_31_510">e</text:span><text:span text:style-name="_32_257">r</text:span><text:span text:style-name="_38_44">c</text:span><text:span text:style-name="_31_423">e</text:span><text:span text:style-name="_32_662">n</text:span><text:span text:style-name="_33_55">a</text:span><text:span text:style-name="_31_429">r</text:span><text:span text:style-name="_32_029">i</text:span><text:span text:style-name="_36_82">e</text:span><text:span text:style-name="_31_669">s</text:span><text:span text:style-name="_31_802"> </text:span><text:span text:style-name="_33_49">t</text:span><text:span text:style-name="_31_321">o</text:span><text:span text:style-name="_31_802"> </text:span><text:span text:style-name="_32_74">c</text:span><text:span text:style-name="_31_507">o</text:span><text:span text:style-name="_32_317">m</text:span><text:span text:style-name="_35_38">p</text:span><text:span text:style-name="_31_669">l</text:span><text:span text:style-name="_32_119">e</text:span><text:span text:style-name="_35_89">a</text:span><text:span text:style-name="_31_393">t</text:span><text:span text:style-name="_31_803"> </text:span><text:span text:style-name="_33_49">t</text:span><text:span text:style-name="_31_678">h</text:span><text:span text:style-name="_32_587">e</text:span><text:span text:style-name="_33_"> </text:span><text:span text:style-name="_31_345">w</text:span><text:span text:style-name="_32_323">o</text:span><text:span text:style-name="_32_41">r</text:span><text:span text:style-name="_31_546">k</text:span><text:span text:style-name="_32_653">s</text:span><text:span text:style-name="_33_"> </text:span><text:span text:style-name="_31_537">o</text:span><text:span text:style-name="_32_077">f</text:span><text:span text:style-name="_33_"> </text:span><text:span text:style-name="_31_318">d</text:span><text:span text:style-name="_32_503">e</text:span><text:span text:style-name="_37_15">a</text:span><text:span text:style-name="_31_357">t</text:span><text:span text:style-name="_32_218">h</text:span><text:span text:style-name="_33_13">,</text:span><text:span text:style-name="_39_02"> </text:span><text:span text:style-name="_32_515">d</text:span><text:span text:style-name="_37_18">e</text:span><text:span text:style-name="_31_432">s</text:span><text:span text:style-name="_32_626">o</text:span><text:span text:style-name="_34_09">l</text:span><text:span text:style-name="_31_183">a</text:span><text:span text:style-name="_32_149">t</text:span><text:span text:style-name="_34_81">i</text:span><text:span text:style-name="_31_258">o</text:span><text:span text:style-name="_32_509">n</text:span><text:span text:style-name="_32_"> </text:span><text:span text:style-name="_31_135">a</text:span><text:span text:style-name="_32_086">n</text:span><text:span text:style-name="_35_17">d</text:span><text:span text:style-name="_39_03"> </text:span><text:span text:style-name="_32_149">t</text:span><text:span text:style-name="_38_62">y</text:span><text:span text:style-name="_31_381">r</text:span><text:span text:style-name="_32_515">a</text:span><text:span text:style-name="_38_11">n</text:span><text:span text:style-name="_31_426">n</text:span><text:span text:style-name="_32_137">y</text:span><text:span text:style-name="_38_17">,</text:span><text:span text:style-name="_39_02"> </text:span><text:span text:style-name="_32_518">a</text:span><text:span text:style-name="_38_41">l</text:span><text:span text:style-name="_31_501">r</text:span><text:span text:style-name="_32_443">e</text:span><text:span text:style-name="_35_23">a</text:span><text:span text:style-name="_31_510">d</text:span><text:span text:style-name="_32_245">y</text:span><text:span text:style-name="_33_"> </text:span><text:span text:style-name="_31_330">b</text:span><text:span text:style-name="_32_611">e</text:span><text:span text:style-name="_38_47">g</text:span><text:span text:style-name="_31_510">u</text:span><text:span text:style-name="_32_509">n</text:span><text:span text:style-name="_33_"> </text:span><text:span text:style-name="_31_777">w</text:span><text:span text:style-name="_32_101">i</text:span><text:span text:style-name="_37_09">t</text:span><text:span text:style-name="_31_321">h</text:span><text:span text:style-name="_31_803"> </text:span><text:span text:style-name="_35_32">c</text:span><text:span text:style-name="_31_561">i</text:span><text:span text:style-name="_32_569">r</text:span><text:span text:style-name="_32_38">c</text:span><text:span text:style-name="_31_567">u</text:span><text:span text:style-name="_32_329">m</text:span><text:span text:style-name="_38_14">s</text:span><text:span text:style-name="_31_669">t</text:span><text:span text:style-name="_32_479">a</text:span><text:span text:style-name="_38_26">n</text:span><text:span text:style-name="_31_606">c</text:span><text:span text:style-name="_32_035">e</text:span><text:span text:style-name="_32_29">s</text:span><text:span text:style-name="_39_03"> </text:span><text:span text:style-name="_32_077">o</text:span><text:span text:style-name="_32_29">f</text:span><text:span text:style-name="_39_02"> </text:span><text:span text:style-name="_32_209">C</text:span><text:span text:style-name="_36_97">r</text:span><text:span text:style-name="_31_603">u</text:span><text:span text:style-name="_32_470">e</text:span><text:span text:style-name="_36_37">l</text:span><text:span text:style-name="_31_597">t</text:span><text:span text:style-name="_32_101">y</text:span><text:span text:style-name="_32_"> </text:span><text:span text:style-name="_31_429">&amp;</text:span><text:span text:style-name="_31_802"> </text:span><text:span text:style-name="_32_50">p</text:span><text:span text:style-name="_31_327">e</text:span><text:span text:style-name="_32_137">r</text:span><text:span text:style-name="_37_69">f</text:span><text:span text:style-name="_31_525">i</text:span><text:span text:style-name="_32_686">d</text:span><text:span text:style-name="_36_64">y</text:span><text:span text:style-name="_39_03"> </text:span><text:span text:style-name="_32_590">s</text:span><text:span text:style-name="_33_52">c</text:span><text:span text:style-name="_31_318">a</text:span><text:span text:style-name="_32_281">r</text:span><text:span text:style-name="_36_28">c</text:span><text:span text:style-name="_31_495">e</text:span><text:span text:style-name="_32_437">l</text:span><text:span text:style-name="_34_54">y</text:span><text:span text:style-name="_39_02"> </text:span><text:span text:style-name="_32_470">p</text:span><text:span text:style-name="_34_51">a</text:span><text:span text:style-name="_31_381">r</text:span><text:span text:style-name="_32_482">a</text:span><text:span text:style-name="_34_45">l</text:span><text:span text:style-name="_31_165">l</text:span><text:span text:style-name="_32_503">e</text:span><text:span text:style-name="_32_29">l</text:span><text:span text:style-name="_31_726">e</text:span><text:span text:style-name="_32_119">d</text:span><text:span text:style-name="_32_"> </text:span><text:span text:style-name="_31_393">i</text:span><text:span text:style-name="_32_029">n</text:span><text:span text:style-name="_32_"> </text:span><text:span text:style-name="_31_417">t</text:span><text:span text:style-name="_32_074">h</text:span><text:span text:style-name="_32_71">e</text:span><text:span text:style-name="_39_02"> </text:span><text:span text:style-name="_32_425">m</text:span><text:span text:style-name="_35_98">o</text:span><text:span text:style-name="_31_420">s</text:span><text:span text:style-name="_32_041">t</text:span><text:span text:style-name="_32_"> </text:span><text:span text:style-name="_31_798">b</text:span><text:span text:style-name="_32_611">a</text:span><text:span text:style-name="_35_89">r</text:span><text:span text:style-name="_31_762">b</text:span><text:span text:style-name="_32_467">a</text:span><text:span text:style-name="_33_49">r</text:span><text:span text:style-name="_31_366">o</text:span><text:span text:style-name="_32_035">u</text:span><text:span text:style-name="_34_81">s</text:span><text:span text:style-name="_39_02"> </text:span><text:span text:style-name="_32_683">a</text:span><text:span text:style-name="_33_58">g</text:span><text:span text:style-name="_31_750">e</text:span><text:span text:style-name="_32_248">s</text:span><text:span text:style-name="_37_09">,</text:span><text:span text:style-name="_39_03"> </text:span><text:span text:style-name="_32_266">a</text:span><text:span text:style-name="_35_23">n</text:span><text:span text:style-name="_31_753">d</text:span><text:span text:style-name="_31_802"> </text:span><text:span text:style-name="_38_77">w</text:span><text:span text:style-name="_31_210">h</text:span><text:span text:style-name="_32_035">o</text:span><text:span text:style-name="_38_77">l</text:span><text:span text:style-name="_31_201">l</text:span><text:span text:style-name="_32_497">y</text:span><text:span text:style-name="_32_"> </text:span><text:span text:style-name="_31_675">u</text:span><text:span text:style-name="_32_626">n</text:span><text:span text:style-name="_33_13">w</text:span><text:span text:style-name="_31_258">o</text:span><text:span text:style-name="_32_437">r</text:span><text:span text:style-name="_36_73">t</text:span><text:span text:style-name="_31_675">h</text:span><text:span text:style-name="_32_509">y</text:span><text:span text:style-name="_32_"> </text:span><text:span text:style-name="_31_201">t</text:span><text:span text:style-name="_32_143">h</text:span><text:span text:style-name="_37_78">e</text:span><text:span text:style-name="_39_03"> </text:span><text:span text:style-name="_32_461">H</text:span><text:span text:style-name="_36_70">e</text:span><text:span text:style-name="_31_399">a</text:span><text:span text:style-name="_32_317">d</text:span><text:span text:style-name="_33_"> </text:span><text:span text:style-name="_31_669">o</text:span><text:span text:style-name="_32_041">f</text:span><text:span text:style-name="_32_"> </text:span><text:span text:style-name="_31_213">a</text:span><text:span text:style-name="_31_802"> </text:span><text:span text:style-name="_32_32">c</text:span><text:span text:style-name="_31_417">i</text:span><text:span text:style-name="_32_506">v</text:span><text:span text:style-name="_38_77">i</text:span><text:span text:style-name="_31_717">l</text:span><text:span text:style-name="_32_461">i</text:span><text:span text:style-name="_37_90">z</text:span><text:span text:style-name="_31_687">e</text:span><text:span text:style-name="_32_677">d</text:span><text:span text:style-name="_32_"> </text:span><text:span text:style-name="_31_426">n</text:span><text:span text:style-name="_32_155">a</text:span><text:span text:style-name="_33_37">t</text:span><text:span text:style-name="_31_201">i</text:span><text:span text:style-name="_32_662">o</text:span><text:span text:style-name="_35_23">n</text:span><text:span text:style-name="_31_357">.</text:span></text:p>
      <text:p text:style-name="P1"><text:span text:style-name="_35_29">H</text:span><text:span text:style-name="_31_129">e</text:span><text:span text:style-name="_31_802"> </text:span><text:span text:style-name="_38_62">h</text:span><text:span text:style-name="_31_687">a</text:span><text:span text:style-name="_32_317">s</text:span><text:span text:style-name="_33_"> </text:span><text:span text:style-name="_31_528">c</text:span><text:span text:style-name="_32_578">o</text:span><text:span text:style-name="_35_95">n</text:span><text:span text:style-name="_31_174">s</text:span><text:span text:style-name="_32_509">t</text:span><text:span text:style-name="_32_65">r</text:span><text:span text:style-name="_31_399">a</text:span><text:span text:style-name="_32_605">i</text:span><text:span text:style-name="_38_98">n</text:span><text:span text:style-name="_31_543">e</text:span><text:span text:style-name="_32_050">d</text:span><text:span text:style-name="_32_"> </text:span><text:span text:style-name="_31_603">o</text:span><text:span text:style-name="_32_590">u</text:span><text:span text:style-name="_36_97">r</text:span><text:span text:style-name="_39_02"> </text:span><text:span text:style-name="_32_041">f</text:span><text:span text:style-name="_33_43">e</text:span><text:span text:style-name="_31_309">l</text:span><text:span text:style-name="_32_317">l</text:span><text:span text:style-name="_36_70">o</text:span><text:span text:style-name="_31_345">w</text:span><text:span text:style-name="_31_803"> </text:span><text:span text:style-name="_32_65">C</text:span><text:span text:style-name="_31_417">i</text:span><text:span text:style-name="_32_509">t</text:span><text:span text:style-name="_35_17">i</text:span><text:span text:style-name="_31_348">z</text:span><text:span text:style-name="_32_290">e</text:span><text:span text:style-name="_38_50">n</text:span><text:span text:style-name="_31_504">s</text:span><text:span text:style-name="_31_802"> </text:span><text:span text:style-name="_36_37">t</text:span><text:span text:style-name="_31_570">a</text:span><text:span text:style-name="_32_104">k</text:span><text:span text:style-name="_33_22">e</text:span><text:span text:style-name="_31_183">n</text:span><text:span text:style-name="_31_803"> </text:span><text:span text:style-name="_37_69">C</text:span><text:span text:style-name="_31_711">a</text:span><text:span text:style-name="_32_518">p</text:span><text:span text:style-name="_33_49">t</text:span><text:span text:style-name="_31_177">i</text:span><text:span text:style-name="_32_074">v</text:span><text:span text:style-name="_35_23">e</text:span><text:span text:style-name="_39_03"> </text:span><text:span text:style-name="_32_611">o</text:span><text:span text:style-name="_32_74">n</text:span><text:span text:style-name="_39_03"> </text:span><text:span text:style-name="_32_569">t</text:span><text:span text:style-name="_38_83">h</text:span><text:span text:style-name="_31_246">e</text:span><text:span text:style-name="_31_802"> </text:span><text:span text:style-name="_35_23">h</text:span><text:span text:style-name="_31_669">i</text:span><text:span text:style-name="_32_518">g</text:span><text:span text:style-name="_38_41">h</text:span><text:span text:style-name="_39_02"> </text:span><text:span text:style-name="_32_581">S</text:span><text:span text:style-name="_34_63">e</text:span><text:span text:style-name="_31_354">a</text:span><text:span text:style-name="_32_113">s</text:span><text:span text:style-name="_33_"> </text:span><text:span text:style-name="_31_321">t</text:span><text:span text:style-name="_32_653">o</text:span><text:span text:style-name="_33_"> </text:span><text:span text:style-name="_31_726">b</text:span><text:span text:style-name="_32_263">e</text:span><text:span text:style-name="_38_05">a</text:span><text:span text:style-name="_31_573">r</text:span><text:span text:style-name="_31_803"> </text:span><text:span text:style-name="_38_89">A</text:span><text:span text:style-name="_31_345">r</text:span><text:span text:style-name="_32_437">m</text:span><text:span text:style-name="_34_09">s</text:span><text:span text:style-name="_39_02"> </text:span><text:span text:style-name="_32_071">a</text:span><text:span text:style-name="_32_38">g</text:span><text:span text:style-name="_31_183">a</text:span><text:span text:style-name="_32_077">i</text:span><text:span text:style-name="_37_18">n</text:span><text:span text:style-name="_31_129">s</text:span><text:span text:style-name="_32_101">t</text:span><text:span text:style-name="_32_"> </text:span><text:span text:style-name="_31_309">t</text:span><text:span text:style-name="_32_590">h</text:span><text:span text:style-name="_34_51">e</text:span><text:span text:style-name="_31_741">i</text:span><text:span text:style-name="_32_029">r</text:span><text:span text:style-name="_32_"> </text:span><text:span text:style-name="_31_309">C</text:span><text:span text:style-name="_32_443">o</text:span><text:span text:style-name="_35_98">u</text:span><text:span text:style-name="_31_618">n</text:span><text:span text:style-name="_32_389">t</text:span><text:span text:style-name="_36_37">r</text:span><text:span text:style-name="_31_780">y</text:span><text:span text:style-name="_32_101">,</text:span><text:span text:style-name="_32_"> </text:span><text:span text:style-name="_31_705">t</text:span><text:span text:style-name="_32_389">o</text:span><text:span text:style-name="_32_"> </text:span><text:span text:style-name="_31_138">b</text:span><text:span text:style-name="_32_623">e</text:span><text:span text:style-name="_33_46">c</text:span><text:span text:style-name="_31_315">o</text:span><text:span text:style-name="_32_497">m</text:span><text:span text:style-name="_36_73">e</text:span><text:span text:style-name="_39_03"> </text:span><text:span text:style-name="_32_245">t</text:span><text:span text:style-name="_33_55">h</text:span><text:span text:style-name="_31_402">e</text:span><text:span text:style-name="_31_802"> </text:span><text:span text:style-name="_32_50">e</text:span><text:span text:style-name="_31_504">x</text:span><text:span text:style-name="_32_590">e</text:span><text:span text:style-name="_36_04">c</text:span><text:span text:style-name="_31_759">u</text:span><text:span text:style-name="_32_221">t</text:span><text:span text:style-name="_34_93">i</text:span><text:span text:style-name="_31_534">o</text:span><text:span text:style-name="_32_503">n</text:span><text:span text:style-name="_35_98">e</text:span><text:span text:style-name="_31_321">r</text:span><text:span text:style-name="_32_425">s</text:span><text:span text:style-name="_33_"> </text:span><text:span text:style-name="_31_237">o</text:span><text:span text:style-name="_32_389">f</text:span><text:span text:style-name="_32_"> </text:span><text:span text:style-name="_31_537">t</text:span><text:span text:style-name="_32_683">h</text:span><text:span text:style-name="_33_10">e</text:span><text:span text:style-name="_31_165">i</text:span><text:span text:style-name="_32_329">r</text:span><text:span text:style-name="_33_"> </text:span><text:span text:style-name="_31_417">f</text:span><text:span text:style-name="_32_257">r</text:span><text:span text:style-name="_33_13">i</text:span><text:span text:style-name="_31_315">e</text:span><text:span text:style-name="_32_302">n</text:span><text:span text:style-name="_37_87">d</text:span><text:span text:style-name="_31_690">s</text:span><text:span text:style-name="_31_802"> </text:span><text:span text:style-name="_37_90">a</text:span><text:span text:style-name="_31_747">n</text:span><text:span text:style-name="_32_113">d</text:span><text:span text:style-name="_33_"> </text:span><text:span text:style-name="_31_165">B</text:span><text:span text:style-name="_32_605">r</text:span><text:span text:style-name="_32_86">e</text:span><text:span text:style-name="_31_789">t</text:span><text:span text:style-name="_32_071">h</text:span><text:span text:style-name="_33_01">r</text:span><text:span text:style-name="_31_675">e</text:span><text:span text:style-name="_32_398">n</text:span><text:span text:style-name="_38_17">,</text:span><text:span text:style-name="_39_03"> </text:span><text:span text:style-name="_32_317">o</text:span><text:span text:style-name="_33_01">r</text:span><text:span text:style-name="_39_02"> </text:span><text:span text:style-name="_32_245">t</text:span><text:span text:style-name="_33_49">o</text:span><text:span text:style-name="_39_02"> </text:span><text:span text:style-name="_32_473">f</text:span><text:span text:style-name="_38_05">a</text:span><text:span text:style-name="_31_381">l</text:span><text:span text:style-name="_32_653">l</text:span><text:span text:style-name="_33_"> </text:span><text:span text:style-name="_31_429">t</text:span><text:span text:style-name="_32_578">h</text:span><text:span text:style-name="_36_67">e</text:span><text:span text:style-name="_31_777">m</text:span><text:span text:style-name="_32_644">s</text:span><text:span text:style-name="_37_06">e</text:span><text:span text:style-name="_31_741">l</text:span><text:span text:style-name="_32_686">v</text:span><text:span text:style-name="_34_63">e</text:span><text:span text:style-name="_31_417">s</text:span><text:span text:style-name="_31_803"> </text:span><text:span text:style-name="_35_95">b</text:span><text:span text:style-name="_31_222">y</text:span><text:span text:style-name="_31_803"> </text:span><text:span text:style-name="_32_77">t</text:span><text:span text:style-name="_31_207">h</text:span><text:span text:style-name="_32_326">e</text:span><text:span text:style-name="_32_29">i</text:span><text:span text:style-name="_31_249">r</text:span><text:span text:style-name="_31_802"> </text:span><text:span text:style-name="_38_89">H</text:span><text:span text:style-name="_31_678">a</text:span><text:span text:style-name="_32_263">n</text:span><text:span text:style-name="_38_11">d</text:span><text:span text:style-name="_31_426">s</text:span><text:span text:style-name="_32_497">.</text:span></text:p>
      <text:p text:style-name="P1"><text:span text:style-name="_31_417">H</text:span><text:span text:style-name="_32_137">e</text:span><text:span text:style-name="_32_"> </text:span><text:span text:style-name="_31_318">h</text:span><text:span text:style-name="_32_611">a</text:span><text:span text:style-name="_38_53">s</text:span><text:span text:style-name="_39_03"> </text:span><text:span text:style-name="_32_086">e</text:span><text:span text:style-name="_34_96">x</text:span><text:span text:style-name="_31_330">c</text:span><text:span text:style-name="_32_497">i</text:span><text:span text:style-name="_32_77">t</text:span><text:span text:style-name="_31_219">e</text:span><text:span text:style-name="_32_497">d</text:span><text:span text:style-name="_33_"> </text:span><text:span text:style-name="_31_747">d</text:span><text:span text:style-name="_32_146">o</text:span><text:span text:style-name="_34_09">m</text:span><text:span text:style-name="_31_210">e</text:span><text:span text:style-name="_32_584">s</text:span><text:span text:style-name="_36_73">t</text:span><text:span text:style-name="_31_609">i</text:span><text:span text:style-name="_32_569">c</text:span><text:span text:style-name="_33_"> </text:span><text:span text:style-name="_31_165">i</text:span><text:span text:style-name="_32_587">n</text:span><text:span text:style-name="_36_10">s</text:span><text:span text:style-name="_31_219">u</text:span><text:span text:style-name="_32_569">r</text:span><text:span text:style-name="_38_17">r</text:span><text:span text:style-name="_31_426">e</text:span><text:span text:style-name="_32_392">c</text:span><text:span text:style-name="_38_41">t</text:span><text:span text:style-name="_31_789">i</text:span><text:span text:style-name="_32_158">o</text:span><text:span text:style-name="_34_99">n</text:span><text:span text:style-name="_31_150">s</text:span><text:span text:style-name="_31_802"> </text:span><text:span text:style-name="_32_86">a</text:span><text:span text:style-name="_31_249">m</text:span><text:span text:style-name="_32_395">o</text:span><text:span text:style-name="_37_78">n</text:span><text:span text:style-name="_31_147">g</text:span><text:span text:style-name="_32_569">s</text:span><text:span text:style-name="_33_37">t</text:span><text:span text:style-name="_39_02"> </text:span><text:span text:style-name="_32_302">u</text:span><text:span text:style-name="_32_32">s</text:span><text:span text:style-name="_31_309">,</text:span><text:span text:style-name="_31_802"> </text:span><text:span text:style-name="_33_22">a</text:span><text:span text:style-name="_31_135">n</text:span><text:span text:style-name="_32_497">d</text:span><text:span text:style-name="_32_"> </text:span><text:span text:style-name="_31_507">h</text:span><text:span text:style-name="_32_398">a</text:span><text:span text:style-name="_33_13">s</text:span><text:span text:style-name="_39_03"> </text:span><text:span text:style-name="_32_611">e</text:span><text:span text:style-name="_36_70">n</text:span><text:span text:style-name="_31_726">d</text:span><text:span text:style-name="_32_443">e</text:span><text:span text:style-name="_33_55">a</text:span><text:span text:style-name="_31_186">v</text:span><text:span text:style-name="_32_587">o</text:span><text:span text:style-name="_35_98">u</text:span><text:span text:style-name="_31_321">r</text:span><text:span text:style-name="_32_503">e</text:span><text:span text:style-name="_37_78">d</text:span><text:span text:style-name="_39_03"> </text:span><text:span text:style-name="_32_653">t</text:span><text:span text:style-name="_36_25">o</text:span><text:span text:style-name="_39_02"> </text:span><text:span text:style-name="_32_659">b</text:span><text:span text:style-name="_34_57">r</text:span><text:span text:style-name="_31_213">i</text:span><text:span text:style-name="_32_578">n</text:span><text:span text:style-name="_34_21">g</text:span><text:span text:style-name="_39_02"> </text:span><text:span text:style-name="_32_323">o</text:span><text:span text:style-name="_33_46">n</text:span><text:span text:style-name="_39_03"> </text:span><text:span text:style-name="_32_617">t</text:span><text:span text:style-name="_38_98">h</text:span><text:span text:style-name="_31_579">e</text:span><text:span text:style-name="_31_803"> </text:span><text:span text:style-name="_32_29">i</text:span><text:span text:style-name="_31_726">n</text:span><text:span text:style-name="_32_695">h</text:span><text:span text:style-name="_35_23">a</text:span><text:span text:style-name="_31_678">b</text:span><text:span text:style-name="_32_509">i</text:span><text:span text:style-name="_38_17">t</text:span><text:span text:style-name="_31_183">a</text:span><text:span text:style-name="_32_398">n</text:span><text:span text:style-name="_37_81">t</text:span><text:span text:style-name="_31_177">s</text:span><text:span text:style-name="_31_802"> </text:span><text:span text:style-name="_35_29">o</text:span><text:span text:style-name="_31_681">f</text:span><text:span text:style-name="_31_802"> </text:span><text:span text:style-name="_36_82">o</text:span><text:span text:style-name="_31_327">u</text:span><text:span text:style-name="_32_497">r</text:span><text:span text:style-name="_32_"> </text:span><text:span text:style-name="_31_489">f</text:span><text:span text:style-name="_32_581">r</text:span><text:span text:style-name="_35_02">o</text:span><text:span text:style-name="_31_183">n</text:span><text:span text:style-name="_32_257">t</text:span><text:span text:style-name="_35_29">i</text:span><text:span text:style-name="_31_255">e</text:span><text:span text:style-name="_32_041">r</text:span><text:span text:style-name="_35_98">s</text:span><text:span text:style-name="_31_165">,</text:span><text:span text:style-name="_31_802"> </text:span><text:span text:style-name="_32_77">t</text:span><text:span text:style-name="_31_354">h</text:span><text:span text:style-name="_32_071">e</text:span><text:span text:style-name="_33_"> </text:span><text:span text:style-name="_31_609">m</text:span><text:span text:style-name="_32_323">e</text:span><text:span text:style-name="_34_57">r</text:span><text:span text:style-name="_31_750">c</text:span><text:span text:style-name="_32_329">i</text:span><text:span text:style-name="_33_13">l</text:span><text:span text:style-name="_31_534">e</text:span><text:span text:style-name="_32_692">s</text:span><text:span text:style-name="_38_41">s</text:span><text:span text:style-name="_39_03"> </text:span><text:span text:style-name="_32_065">I</text:span><text:span text:style-name="_32_38">n</text:span><text:span text:style-name="_31_327">d</text:span><text:span text:style-name="_32_461">i</text:span><text:span text:style-name="_38_59">a</text:span><text:span text:style-name="_31_726">n</text:span><text:span text:style-name="_31_803"> </text:span><text:span text:style-name="_33_37">S</text:span><text:span text:style-name="_31_186">a</text:span><text:span text:style-name="_32_500">v</text:span><text:span text:style-name="_36_34">a</text:span><text:span text:style-name="_31_531">g</text:span><text:span text:style-name="_32_155">e</text:span><text:span text:style-name="_36_46">s</text:span><text:span text:style-name="_31_417">,</text:span><text:span text:style-name="_31_802"> </text:span><text:span text:style-name="_34_57">w</text:span><text:span text:style-name="_31_438">h</text:span><text:span text:style-name="_32_695">o</text:span><text:span text:style-name="_35_02">s</text:span><text:span text:style-name="_31_531">e</text:span><text:span text:style-name="_31_803"> </text:span><text:span text:style-name="_36_46">k</text:span><text:span text:style-name="_31_687">n</text:span><text:span text:style-name="_32_110">o</text:span><text:span text:style-name="_32_41">w</text:span><text:span text:style-name="_31_171">n</text:span><text:span text:style-name="_31_802"> </text:span><text:span text:style-name="_32_41">r</text:span><text:span text:style-name="_31_759">u</text:span><text:span text:style-name="_32_401">l</text:span><text:span text:style-name="_32_74">e</text:span><text:span text:style-name="_39_02"> </text:span><text:span text:style-name="_32_065">o</text:span><text:span text:style-name="_36_37">f</text:span><text:span text:style-name="_39_02"> </text:span><text:span text:style-name="_32_329">w</text:span><text:span text:style-name="_32_47">a</text:span><text:span text:style-name="_31_573">r</text:span><text:span text:style-name="_32_605">f</text:span><text:span text:style-name="_36_10">a</text:span><text:span text:style-name="_31_345">r</text:span><text:span text:style-name="_32_401">e</text:span><text:span text:style-name="_34_45">,</text:span><text:span text:style-name="_39_03"> </text:span><text:span text:style-name="_32_113">i</text:span><text:span text:style-name="_32_65">s</text:span><text:span text:style-name="_39_02"> </text:span><text:span text:style-name="_32_662">a</text:span><text:span text:style-name="_34_15">n</text:span><text:span text:style-name="_39_03"> </text:span><text:span text:style-name="_32_113">r</text:span><text:span text:style-name="_35_38">u</text:span><text:span text:style-name="_31_759">n</text:span>-<text:span text:style-name="_35_23">o</text:span><text:span text:style-name="_31_777">f</text:span>-<text:span text:style-name="_35_17">t</text:span><text:span text:style-name="_31_174">h</text:span><text:span text:style-name="_32_050">e</text:span>-<text:span text:style-name="_31_177">m</text:span><text:span text:style-name="_32_101">i</text:span><text:span text:style-name="_34_87">n</text:span><text:span text:style-name="_31_741">e</text:span><text:span text:style-name="_31_802"> </text:span><text:span text:style-name="_36_67">d</text:span><text:span text:style-name="_31_390">e</text:span><text:span text:style-name="_32_032">s</text:span><text:span text:style-name="_34_45">t</text:span><text:span text:style-name="_31_177">r</text:span><text:span text:style-name="_32_074">u</text:span><text:span text:style-name="_34_18">c</text:span><text:span text:style-name="_31_141">t</text:span><text:span text:style-name="_32_245">i</text:span><text:span text:style-name="_32_83">o</text:span><text:span text:style-name="_31_525">n</text:span><text:span text:style-name="_31_802"> </text:span><text:span text:style-name="_38_89">o</text:span><text:span text:style-name="_31_489">f</text:span><text:span text:style-name="_31_802"> </text:span><text:span text:style-name="_36_25">a</text:span><text:span text:style-name="_31_129">l</text:span><text:span text:style-name="_32_029">l</text:span><text:span text:style-name="_32_"> </text:span><text:span text:style-name="_31_534">a</text:span><text:span text:style-name="_32_251">g</text:span><text:span text:style-name="_35_23">e</text:span><text:span text:style-name="_31_258">s</text:span><text:span text:style-name="_32_605">,</text:span><text:span text:style-name="_33_"> </text:span><text:span text:style-name="_31_792">s</text:span><text:span text:style-name="_32_578">e</text:span><text:span text:style-name="_35_98">x</text:span><text:span text:style-name="_31_723">e</text:span><text:span text:style-name="_32_029">s</text:span><text:span text:style-name="_33_"> </text:span><text:span text:style-name="_31_546">a</text:span><text:span text:style-name="_32_467">n</text:span><text:span text:style-name="_36_61">d</text:span><text:span text:style-name="_39_03"> </text:span><text:span text:style-name="_32_086">c</text:span><text:span text:style-name="_33_43">o</text:span><text:span text:style-name="_31_675">n</text:span><text:span text:style-name="_32_650">d</text:span><text:span text:style-name="_36_37">i</text:span><text:span text:style-name="_31_717">t</text:span><text:span text:style-name="_32_257">i</text:span><text:span text:style-name="_38_86">o</text:span><text:span text:style-name="_31_615">n</text:span><text:span text:style-name="_32_209">s</text:span><text:span text:style-name="_36_37">.</text:span></text:p>
      <text:p text:style-name="P1"><text:span text:style-name="_32_653">I</text:span><text:span text:style-name="_36_01">n</text:span><text:span text:style-name="_39_03"> </text:span><text:span text:style-name="_32_575">e</text:span><text:span text:style-name="_36_46">v</text:span><text:span text:style-name="_31_783">e</text:span><text:span text:style-name="_32_077">r</text:span><text:span text:style-name="_36_82">y</text:span><text:span text:style-name="_39_03"> </text:span><text:span text:style-name="_32_146">s</text:span><text:span text:style-name="_38_53">t</text:span><text:span text:style-name="_31_615">a</text:span><text:span text:style-name="_32_287">g</text:span><text:span text:style-name="_35_38">e</text:span><text:span text:style-name="_39_02"> </text:span><text:span text:style-name="_32_641">o</text:span><text:span text:style-name="_34_93">f</text:span><text:span text:style-name="_39_03"> </text:span><text:span text:style-name="_32_677">t</text:span><text:span text:style-name="_38_47">h</text:span><text:span text:style-name="_31_618">e</text:span><text:span text:style-name="_32_662">s</text:span><text:span text:style-name="_36_31">e</text:span><text:span text:style-name="_39_03"> </text:span><text:span text:style-name="_32_509">O</text:span><text:span text:style-name="_33_10">p</text:span><text:span text:style-name="_31_219">p</text:span><text:span text:style-name="_32_113">r</text:span><text:span text:style-name="_34_51">e</text:span><text:span text:style-name="_31_246">s</text:span><text:span text:style-name="_32_158">s</text:span><text:span text:style-name="_38_05">i</text:span><text:span text:style-name="_31_675">o</text:span><text:span text:style-name="_32_479">n</text:span><text:span text:style-name="_36_10">s</text:span><text:span text:style-name="_39_02"> </text:span><text:span text:style-name="_32_497">W</text:span><text:span text:style-name="_36_37">e</text:span><text:span text:style-name="_39_03"> </text:span><text:span text:style-name="_32_659">h</text:span><text:span text:style-name="_33_10">a</text:span><text:span text:style-name="_31_720">v</text:span><text:span text:style-name="_32_518">e</text:span><text:span text:style-name="_32_"> </text:span><text:span text:style-name="_31_669">P</text:span><text:span text:style-name="_32_146">e</text:span><text:span text:style-name="_38_17">t</text:span><text:span text:style-name="_31_309">i</text:span><text:span text:style-name="_32_653">t</text:span><text:span text:style-name="_36_01">i</text:span><text:span text:style-name="_31_675">o</text:span><text:span text:style-name="_32_287">n</text:span><text:span text:style-name="_34_66">e</text:span><text:span text:style-name="_31_681">d</text:span><text:span text:style-name="_31_803"> </text:span><text:span text:style-name="_36_73">f</text:span><text:span text:style-name="_31_717">o</text:span><text:span text:style-name="_32_113">r</text:span><text:span text:style-name="_32_"> </text:span><text:span text:style-name="_31_141">R</text:span><text:span text:style-name="_32_623">e</text:span><text:span text:style-name="_33_46">d</text:span><text:span text:style-name="_31_201">r</text:span><text:span text:style-name="_32_290">e</text:span><text:span text:style-name="_33_40">s</text:span><text:span text:style-name="_31_357">s</text:span><text:span text:style-name="_31_802"> </text:span><text:span text:style-name="_33_13">i</text:span><text:span text:style-name="_31_249">n</text:span><text:span text:style-name="_31_803"> </text:span><text:span text:style-name="_34_21">t</text:span><text:span text:style-name="_31_711">h</text:span><text:span text:style-name="_32_050">e</text:span><text:span text:style-name="_33_"> </text:span><text:span text:style-name="_31_201">m</text:span><text:span text:style-name="_32_299">o</text:span><text:span text:style-name="_34_66">s</text:span><text:span text:style-name="_31_705">t</text:span><text:span text:style-name="_31_803"> </text:span><text:soft-page-break/><text:span text:style-name="_32_71">h</text:span><text:span text:style-name="_31_402">u</text:span><text:span text:style-name="_32_149">m</text:span><text:span text:style-name="_34_63">b</text:span><text:span text:style-name="_31_789">l</text:span><text:span text:style-name="_32_506">e</text:span><text:span text:style-name="_32_"> </text:span><text:span text:style-name="_31_201">t</text:span><text:span text:style-name="_32_650">e</text:span><text:span text:style-name="_36_97">r</text:span><text:span text:style-name="_31_249">m</text:span><text:span text:style-name="_32_584">s</text:span><text:span text:style-name="_34_21">:</text:span><text:span text:style-name="_39_02"> </text:span><text:span text:style-name="_32_077">O</text:span><text:span text:style-name="_33_13">u</text:span><text:span text:style-name="_31_609">r</text:span><text:span text:style-name="_31_802"> </text:span><text:span text:style-name="_34_93">r</text:span><text:span text:style-name="_31_723">e</text:span><text:span text:style-name="_32_506">c</text:span><text:span text:style-name="_36_70">u</text:span><text:span text:style-name="_31_165">r</text:span><text:span text:style-name="_32_617">r</text:span><text:span text:style-name="_34_15">e</text:span><text:span text:style-name="_31_321">n</text:span><text:span text:style-name="_32_569">t</text:span><text:span text:style-name="_33_"> </text:span><text:span text:style-name="_31_165">P</text:span><text:span text:style-name="_32_218">e</text:span><text:span text:style-name="_36_61">t</text:span><text:span text:style-name="_31_177">i</text:span><text:span text:style-name="_32_605">t</text:span><text:span text:style-name="_34_45">i</text:span><text:span text:style-name="_31_723">o</text:span><text:span text:style-name="_32_686">n</text:span><text:span text:style-name="_35_20">s</text:span><text:span text:style-name="_39_02"> </text:span><text:span text:style-name="_32_431">h</text:span><text:span text:style-name="_37_90">a</text:span><text:span text:style-name="_31_174">v</text:span><text:span text:style-name="_32_395">e</text:span><text:span text:style-name="_32_"> </text:span><text:span text:style-name="_31_402">b</text:span><text:span text:style-name="_32_215">e</text:span><text:span text:style-name="_36_34">e</text:span><text:span text:style-name="_31_615">n</text:span><text:span text:style-name="_31_803"> </text:span><text:span text:style-name="_32_47">a</text:span><text:span text:style-name="_31_138">n</text:span><text:span text:style-name="_32_338">s</text:span><text:span text:style-name="_33_37">w</text:span><text:span text:style-name="_31_531">e</text:span><text:span text:style-name="_32_029">r</text:span><text:span text:style-name="_35_35">e</text:span><text:span text:style-name="_31_438">d</text:span><text:span text:style-name="_31_802"> </text:span><text:span text:style-name="_38_62">o</text:span><text:span text:style-name="_31_759">n</text:span><text:span text:style-name="_32_149">l</text:span><text:span text:style-name="_38_17">y</text:span><text:span text:style-name="_39_02"> </text:span><text:span text:style-name="_32_395">b</text:span><text:span text:style-name="_32_50">y</text:span><text:span text:style-name="_39_03"> </text:span><text:span text:style-name="_32_401">r</text:span><text:span text:style-name="_35_95">e</text:span><text:span text:style-name="_31_534">p</text:span><text:span text:style-name="_32_407">e</text:span><text:span text:style-name="_38_98">a</text:span><text:span text:style-name="_31_213">t</text:span><text:span text:style-name="_32_515">e</text:span><text:span text:style-name="_35_98">d</text:span><text:span text:style-name="_39_03"> </text:span><text:span text:style-name="_32_077">i</text:span><text:span text:style-name="_35_98">n</text:span><text:span text:style-name="_31_393">j</text:span><text:span text:style-name="_32_647">u</text:span><text:span text:style-name="_32_65">r</text:span><text:span text:style-name="_31_321">y</text:span><text:span text:style-name="_32_389">.</text:span><text:span text:style-name="_33_"> </text:span><text:span text:style-name="_31_381">A</text:span><text:span text:style-name="_31_803"> </text:span><text:span text:style-name="_37_69">P</text:span><text:span text:style-name="_31_489">r</text:span><text:span text:style-name="_32_401">i</text:span><text:span text:style-name="_34_51">n</text:span><text:span text:style-name="_31_210">c</text:span><text:span text:style-name="_32_497">e</text:span><text:span text:style-name="_33_"> </text:span><text:span text:style-name="_31_777">w</text:span><text:span text:style-name="_32_470">h</text:span><text:span text:style-name="_34_87">o</text:span><text:span text:style-name="_31_438">s</text:span><text:span text:style-name="_32_479">e</text:span><text:span text:style-name="_33_"> </text:span><text:span text:style-name="_31_384">c</text:span><text:span text:style-name="_32_506">h</text:span><text:span text:style-name="_35_95">a</text:span><text:span text:style-name="_31_429">r</text:span><text:span text:style-name="_32_686">a</text:span><text:span text:style-name="_33_52">c</text:span><text:span text:style-name="_31_753">t</text:span><text:span text:style-name="_32_698">e</text:span><text:span text:style-name="_32_65">r</text:span><text:span text:style-name="_39_02"> </text:span><text:span text:style-name="_32_581">i</text:span><text:span text:style-name="_34_09">s</text:span><text:span text:style-name="_39_02"> </text:span><text:span text:style-name="_32_677">t</text:span><text:span text:style-name="_32_50">h</text:span><text:span text:style-name="_31_135">u</text:span><text:span text:style-name="_32_581">s</text:span><text:span text:style-name="_33_"> </text:span><text:span text:style-name="_31_213">m</text:span><text:span text:style-name="_32_218">a</text:span><text:span text:style-name="_32_65">r</text:span><text:span text:style-name="_31_396">k</text:span><text:span text:style-name="_32_626">e</text:span><text:span text:style-name="_38_95">d</text:span><text:span text:style-name="_39_03"> </text:span><text:span text:style-name="_32_158">b</text:span><text:span text:style-name="_34_96">y</text:span><text:span text:style-name="_39_02"> </text:span><text:span text:style-name="_32_578">e</text:span><text:span text:style-name="_33_04">v</text:span><text:span text:style-name="_31_438">e</text:span><text:span text:style-name="_32_281">r</text:span><text:span text:style-name="_33_52">y</text:span><text:span text:style-name="_39_03"> </text:span><text:span text:style-name="_32_158">a</text:span><text:span text:style-name="_37_12">c</text:span><text:span text:style-name="_31_129">t</text:span><text:span text:style-name="_31_802"> </text:span><text:span text:style-name="_34_93">w</text:span><text:span text:style-name="_31_351">h</text:span><text:span text:style-name="_32_149">i</text:span><text:span text:style-name="_36_46">c</text:span><text:span text:style-name="_31_753">h</text:span><text:span text:style-name="_31_802"> </text:span><text:span text:style-name="_38_17">m</text:span><text:span text:style-name="_31_675">a</text:span><text:span text:style-name="_32_410">y</text:span><text:span text:style-name="_32_"> </text:span><text:span text:style-name="_31_687">d</text:span><text:span text:style-name="_32_482">e</text:span><text:span text:style-name="_35_89">f</text:span><text:span text:style-name="_31_213">i</text:span><text:span text:style-name="_32_590">n</text:span><text:span text:style-name="_33_19">e</text:span><text:span text:style-name="_39_02"> </text:span><text:span text:style-name="_32_473">a</text:span><text:span text:style-name="_33_"> </text:span><text:span text:style-name="_31_417">T</text:span><text:span text:style-name="_32_260">y</text:span><text:span text:style-name="_38_17">r</text:span><text:span text:style-name="_31_366">a</text:span><text:span text:style-name="_32_245">n</text:span><text:span text:style-name="_38_05">t</text:span><text:span text:style-name="_31_573">,</text:span><text:span text:style-name="_31_803"> </text:span><text:span text:style-name="_38_77">i</text:span><text:span text:style-name="_31_141">s</text:span><text:span text:style-name="_31_803"> </text:span><text:span text:style-name="_33_58">u</text:span><text:span text:style-name="_31_219">n</text:span><text:span text:style-name="_32_509">f</text:span><text:span text:style-name="_38_41">i</text:span><text:span text:style-name="_31_177">t</text:span><text:span text:style-name="_31_802"> </text:span><text:span text:style-name="_34_81">t</text:span><text:span text:style-name="_31_393">o</text:span><text:span text:style-name="_31_802"> </text:span><text:span text:style-name="_38_50">b</text:span><text:span text:style-name="_31_183">e</text:span><text:span text:style-name="_31_803"> </text:span><text:span text:style-name="_35_89">t</text:span><text:span text:style-name="_31_207">h</text:span><text:span text:style-name="_32_578">e</text:span><text:span text:style-name="_33_"> </text:span><text:span text:style-name="_31_177">r</text:span><text:span text:style-name="_32_686">u</text:span><text:span text:style-name="_32_77">l</text:span><text:span text:style-name="_31_615">e</text:span><text:span text:style-name="_32_605">r</text:span><text:span text:style-name="_32_"> </text:span><text:span text:style-name="_31_357">o</text:span><text:span text:style-name="_32_641">f</text:span><text:span text:style-name="_32_"> </text:span><text:span text:style-name="_31_129">a</text:span><text:span text:style-name="_31_802"> </text:span><text:span text:style-name="_32_29">f</text:span><text:span text:style-name="_31_309">r</text:span><text:span text:style-name="_32_038">e</text:span><text:span text:style-name="_35_95">e</text:span><text:span text:style-name="_39_02"> </text:span><text:span text:style-name="_32_431">p</text:span><text:span text:style-name="_38_26">e</text:span><text:span text:style-name="_31_606">o</text:span><text:span text:style-name="_32_407">p</text:span><text:span text:style-name="_32_41">l</text:span><text:span text:style-name="_31_525">e</text:span><text:span text:style-name="_32_509">.</text:span></text:p>
      <text:p text:style-name="P1"><text:span text:style-name="_31_357">N</text:span><text:span text:style-name="_32_641">o</text:span><text:span text:style-name="_33_13">r</text:span><text:span text:style-name="_39_03"> </text:span><text:span text:style-name="_32_647">h</text:span><text:span text:style-name="_37_90">a</text:span><text:span text:style-name="_31_684">v</text:span><text:span text:style-name="_32_410">e</text:span><text:span text:style-name="_33_"> </text:span><text:span text:style-name="_31_417">W</text:span><text:span text:style-name="_32_257">e</text:span><text:span text:style-name="_32_"> </text:span><text:span text:style-name="_31_750">b</text:span><text:span text:style-name="_32_119">e</text:span><text:span text:style-name="_38_14">e</text:span><text:span text:style-name="_31_579">n</text:span><text:span text:style-name="_31_802"> </text:span><text:span text:style-name="_38_17">w</text:span><text:span text:style-name="_31_210">a</text:span><text:span text:style-name="_32_263">n</text:span><text:span text:style-name="_37_09">t</text:span><text:span text:style-name="_31_237">i</text:span><text:span text:style-name="_32_071">n</text:span><text:span text:style-name="_37_90">g</text:span><text:span text:style-name="_39_02"> </text:span><text:span text:style-name="_32_113">i</text:span><text:span text:style-name="_32_77">n</text:span><text:span text:style-name="_39_02"> </text:span><text:span text:style-name="_32_695">a</text:span><text:span text:style-name="_34_57">t</text:span><text:span text:style-name="_31_609">t</text:span><text:span text:style-name="_32_338">e</text:span><text:span text:style-name="_33_19">n</text:span><text:span text:style-name="_31_489">t</text:span><text:span text:style-name="_32_041">i</text:span><text:span text:style-name="_36_82">o</text:span><text:span text:style-name="_31_726">n</text:span><text:span text:style-name="_32_692">s</text:span><text:span text:style-name="_33_"> </text:span><text:span text:style-name="_31_681">t</text:span><text:span text:style-name="_32_137">o</text:span><text:span text:style-name="_32_"> </text:span><text:span text:style-name="_31_723">o</text:span><text:span text:style-name="_32_434">u</text:span><text:span text:style-name="_35_29">r</text:span><text:span text:style-name="_39_02"> </text:span><text:span text:style-name="_32_149">B</text:span><text:span text:style-name="_33_13">r</text:span><text:span text:style-name="_31_489">i</text:span><text:span text:style-name="_32_101">t</text:span><text:span text:style-name="_36_25">t</text:span><text:span text:style-name="_31_753">i</text:span><text:span text:style-name="_32_230">s</text:span><text:span text:style-name="_37_87">h</text:span><text:span text:style-name="_39_03"> </text:span><text:span text:style-name="_32_410">b</text:span><text:span text:style-name="_38_41">r</text:span><text:span text:style-name="_31_135">e</text:span><text:span text:style-name="_32_653">t</text:span><text:span text:style-name="_36_43">h</text:span><text:span text:style-name="_31_501">r</text:span><text:span text:style-name="_32_590">e</text:span><text:span text:style-name="_36_25">n</text:span><text:span text:style-name="_31_525">.</text:span><text:span text:style-name="_31_803"> </text:span><text:span text:style-name="_32_29">W</text:span><text:span text:style-name="_31_669">e</text:span><text:span text:style-name="_31_802"> </text:span><text:span text:style-name="_35_98">h</text:span><text:span text:style-name="_31_243">a</text:span><text:span text:style-name="_32_626">v</text:span><text:span text:style-name="_34_15">e</text:span><text:span text:style-name="_39_02"> </text:span><text:span text:style-name="_32_677">w</text:span><text:span text:style-name="_36_82">a</text:span><text:span text:style-name="_31_525">r</text:span><text:span text:style-name="_32_215">n</text:span><text:span text:style-name="_34_18">e</text:span><text:span text:style-name="_31_351">d</text:span><text:span text:style-name="_31_803"> </text:span><text:span text:style-name="_36_37">t</text:span><text:span text:style-name="_31_363">h</text:span><text:span text:style-name="_32_290">e</text:span><text:span text:style-name="_36_25">m</text:span><text:span text:style-name="_39_02"> </text:span><text:span text:style-name="_32_497">f</text:span><text:span text:style-name="_32_41">r</text:span><text:span text:style-name="_31_129">o</text:span><text:span text:style-name="_32_029">m</text:span><text:span text:style-name="_33_"> </text:span><text:span text:style-name="_31_573">t</text:span><text:span text:style-name="_32_029">i</text:span><text:span text:style-name="_38_17">m</text:span><text:span text:style-name="_31_213">e</text:span><text:span text:style-name="_31_802"> </text:span><text:span text:style-name="_37_81">t</text:span><text:span text:style-name="_31_573">o</text:span><text:span text:style-name="_31_803"> </text:span><text:span text:style-name="_36_25">t</text:span><text:span text:style-name="_31_681">i</text:span><text:span text:style-name="_32_389">m</text:span><text:span text:style-name="_38_17">e</text:span><text:span text:style-name="_39_02"> </text:span><text:span text:style-name="_32_329">o</text:span><text:span text:style-name="_34_81">f</text:span><text:span text:style-name="_39_02"> </text:span><text:span text:style-name="_32_122">a</text:span><text:span text:style-name="_36_73">t</text:span><text:span text:style-name="_31_177">t</text:span><text:span text:style-name="_32_227">e</text:span><text:span text:style-name="_36_61">m</text:span><text:span text:style-name="_31_690">p</text:span><text:span text:style-name="_32_425">t</text:span><text:span text:style-name="_38_56">s</text:span><text:span text:style-name="_39_02"> </text:span><text:span text:style-name="_32_086">b</text:span><text:span text:style-name="_38_08">y</text:span><text:span text:style-name="_39_03"> </text:span><text:span text:style-name="_32_209">t</text:span><text:span text:style-name="_36_70">h</text:span><text:span text:style-name="_31_759">e</text:span><text:span text:style-name="_32_317">i</text:span><text:span text:style-name="_32_65">r</text:span><text:span text:style-name="_39_03"> </text:span><text:span text:style-name="_32_617">l</text:span><text:span text:style-name="_34_51">e</text:span><text:span text:style-name="_31_258">g</text:span><text:span text:style-name="_32_461">i</text:span><text:span text:style-name="_37_72">s</text:span><text:span text:style-name="_31_573">l</text:span><text:span text:style-name="_32_470">a</text:span><text:span text:style-name="_34_45">t</text:span><text:span text:style-name="_31_354">u</text:span><text:span text:style-name="_32_137">r</text:span><text:span text:style-name="_34_27">e</text:span><text:span text:style-name="_39_03"> </text:span><text:span text:style-name="_32_437">t</text:span><text:span text:style-name="_33_13">o</text:span><text:span text:style-name="_39_03"> </text:span><text:span text:style-name="_32_122">e</text:span><text:span text:style-name="_33_16">x</text:span><text:span text:style-name="_31_777">t</text:span><text:span text:style-name="_32_083">e</text:span><text:span text:style-name="_32_50">n</text:span><text:span text:style-name="_31_309">d</text:span><text:span text:style-name="_31_802"> </text:span><text:span text:style-name="_32_35">a</text:span><text:span text:style-name="_31_138">n</text:span><text:span text:style-name="_31_803"> </text:span><text:span text:style-name="_36_31">u</text:span><text:span text:style-name="_31_762">n</text:span><text:span text:style-name="_32_689">j</text:span><text:span text:style-name="_34_30">u</text:span><text:span text:style-name="_31_540">s</text:span><text:span text:style-name="_32_257">t</text:span><text:span text:style-name="_35_17">i</text:span><text:span text:style-name="_31_741">f</text:span><text:span text:style-name="_32_461">i</text:span><text:span text:style-name="_36_79">a</text:span><text:span text:style-name="_31_570">b</text:span><text:span text:style-name="_32_137">l</text:span><text:span text:style-name="_36_37">e</text:span><text:span text:style-name="_39_02"> </text:span><text:span text:style-name="_32_389">j</text:span><text:span text:style-name="_32_83">u</text:span><text:span text:style-name="_31_213">r</text:span><text:span text:style-name="_32_497">i</text:span><text:span text:style-name="_34_30">s</text:span><text:span text:style-name="_31_255">d</text:span><text:span text:style-name="_32_677">i</text:span><text:span text:style-name="_35_02">c</text:span><text:span text:style-name="_31_501">t</text:span><text:span text:style-name="_32_605">i</text:span><text:span text:style-name="_37_06">o</text:span><text:span text:style-name="_31_567">n</text:span><text:span text:style-name="_31_803"> </text:span><text:span text:style-name="_33_10">o</text:span><text:span text:style-name="_31_204">v</text:span><text:span text:style-name="_32_113">e</text:span><text:span text:style-name="_34_81">r</text:span><text:span text:style-name="_39_03"> </text:span><text:span text:style-name="_32_614">u</text:span><text:span text:style-name="_35_32">s</text:span><text:span text:style-name="_31_561">.</text:span><text:span text:style-name="_31_802"> </text:span><text:span text:style-name="_35_29">W</text:span><text:span text:style-name="_31_165">e</text:span><text:span text:style-name="_31_803"> </text:span><text:span text:style-name="_33_58">h</text:span><text:span text:style-name="_31_435">a</text:span><text:span text:style-name="_32_614">v</text:span><text:span text:style-name="_32_35">e</text:span><text:span text:style-name="_39_03"> </text:span><text:span text:style-name="_32_401">r</text:span><text:span text:style-name="_36_31">e</text:span><text:span text:style-name="_31_393">m</text:span><text:span text:style-name="_32_497">i</text:span><text:span text:style-name="_38_86">n</text:span><text:span text:style-name="_31_570">d</text:span><text:span text:style-name="_32_251">e</text:span><text:span text:style-name="_36_25">d</text:span><text:span text:style-name="_39_02"> </text:span><text:span text:style-name="_32_653">t</text:span><text:span text:style-name="_32_50">h</text:span><text:span text:style-name="_31_723">e</text:span><text:span text:style-name="_32_113">m</text:span><text:span text:style-name="_32_"> </text:span><text:span text:style-name="_31_741">o</text:span><text:span text:style-name="_32_641">f</text:span><text:span text:style-name="_32_"> </text:span><text:span text:style-name="_31_609">t</text:span><text:span text:style-name="_32_614">h</text:span><text:span text:style-name="_37_03">e</text:span><text:span text:style-name="_39_03"> </text:span><text:span text:style-name="_32_620">c</text:span><text:span text:style-name="_32_41">i</text:span><text:span text:style-name="_31_537">r</text:span><text:span text:style-name="_32_446">c</text:span><text:span text:style-name="_32_35">u</text:span><text:span text:style-name="_31_381">m</text:span><text:span text:style-name="_32_218">s</text:span><text:span text:style-name="_37_69">t</text:span><text:span text:style-name="_31_150">a</text:span><text:span text:style-name="_32_659">n</text:span><text:span text:style-name="_33_40">c</text:span><text:span text:style-name="_31_138">e</text:span><text:span text:style-name="_32_677">s</text:span><text:span text:style-name="_33_"> </text:span><text:span text:style-name="_31_345">o</text:span><text:span text:style-name="_32_605">f</text:span><text:span text:style-name="_33_"> </text:span><text:span text:style-name="_31_315">o</text:span><text:span text:style-name="_32_650">u</text:span><text:span text:style-name="_34_57">r</text:span><text:span text:style-name="_39_02"> </text:span><text:span text:style-name="_32_110">o</text:span><text:span text:style-name="_32_35">u</text:span><text:span text:style-name="_31_717">t</text:span>-<text:span text:style-name="_37_69">m</text:span><text:span text:style-name="_31_489">i</text:span><text:span text:style-name="_32_506">g</text:span><text:span text:style-name="_37_69">r</text:span><text:span text:style-name="_31_711">a</text:span><text:span text:style-name="_32_497">t</text:span><text:span text:style-name="_38_41">i</text:span><text:span text:style-name="_31_675">o</text:span><text:span text:style-name="_32_626">n</text:span><text:span text:style-name="_33_"> </text:span><text:span text:style-name="_31_330">a</text:span><text:span text:style-name="_32_155">n</text:span><text:span text:style-name="_33_37">d</text:span><text:span text:style-name="_39_02"> </text:span><text:span text:style-name="_32_326">s</text:span><text:span text:style-name="_38_83">e</text:span><text:span text:style-name="_31_249">t</text:span><text:span text:style-name="_32_617">t</text:span><text:span text:style-name="_37_69">l</text:span><text:span text:style-name="_31_246">e</text:span><text:span text:style-name="_32_065">m</text:span><text:span text:style-name="_34_99">e</text:span><text:span text:style-name="_31_717">n</text:span><text:span text:style-name="_32_137">t</text:span><text:span text:style-name="_32_"> </text:span><text:span text:style-name="_31_582">h</text:span><text:span text:style-name="_32_251">e</text:span><text:span text:style-name="_33_49">r</text:span><text:span text:style-name="_31_141">e</text:span><text:span text:style-name="_32_641">.</text:span><text:span text:style-name="_32_"> </text:span><text:span text:style-name="_31_249">W</text:span><text:span text:style-name="_32_293">e</text:span><text:span text:style-name="_32_"> </text:span><text:span text:style-name="_31_570">h</text:span><text:span text:style-name="_32_071">a</text:span><text:span text:style-name="_32_74">v</text:span><text:span text:style-name="_31_351">e</text:span><text:span text:style-name="_31_803"> </text:span><text:span text:style-name="_32_47">a</text:span><text:span text:style-name="_31_354">p</text:span><text:span text:style-name="_32_575">p</text:span><text:span text:style-name="_36_82">e</text:span><text:span text:style-name="_31_147">a</text:span><text:span text:style-name="_32_245">l</text:span><text:span text:style-name="_38_14">e</text:span><text:span text:style-name="_31_393">d</text:span><text:span text:style-name="_31_802"> </text:span><text:span text:style-name="_35_17">t</text:span><text:span text:style-name="_31_717">o</text:span><text:span text:style-name="_31_802"> </text:span><text:span text:style-name="_36_73">t</text:span><text:span text:style-name="_31_543">h</text:span><text:span text:style-name="_32_074">e</text:span><text:span text:style-name="_33_49">i</text:span><text:span text:style-name="_31_201">r</text:span><text:span text:style-name="_31_803"> </text:span><text:span text:style-name="_35_26">n</text:span><text:span text:style-name="_31_795">a</text:span><text:span text:style-name="_32_425">t</text:span><text:span text:style-name="_34_57">i</text:span><text:span text:style-name="_31_330">v</text:span><text:span text:style-name="_32_335">e</text:span><text:span text:style-name="_33_"> </text:span><text:span text:style-name="_31_309">j</text:span><text:span text:style-name="_32_662">u</text:span><text:span text:style-name="_34_96">s</text:span><text:span text:style-name="_31_609">t</text:span><text:span text:style-name="_32_617">i</text:span><text:span text:style-name="_34_66">c</text:span><text:span text:style-name="_31_351">e</text:span><text:span text:style-name="_31_803"> </text:span><text:span text:style-name="_37_15">a</text:span><text:span text:style-name="_31_786">n</text:span><text:span text:style-name="_32_497">d</text:span><text:span text:style-name="_33_"> </text:span><text:span text:style-name="_31_201">m</text:span><text:span text:style-name="_32_326">a</text:span><text:span text:style-name="_35_35">g</text:span><text:span text:style-name="_31_399">n</text:span><text:span text:style-name="_32_446">a</text:span><text:span text:style-name="_33_55">n</text:span><text:span text:style-name="_31_561">i</text:span><text:span text:style-name="_32_077">m</text:span><text:span text:style-name="_32_29">i</text:span><text:span text:style-name="_31_417">t</text:span><text:span text:style-name="_32_470">y</text:span><text:span text:style-name="_36_73">,</text:span><text:span text:style-name="_39_03"> </text:span><text:span text:style-name="_32_290">a</text:span><text:span text:style-name="_34_27">n</text:span><text:span text:style-name="_31_609">d</text:span><text:span text:style-name="_31_803"> </text:span><text:span text:style-name="_38_05">w</text:span><text:span text:style-name="_31_165">e</text:span><text:span text:style-name="_31_802"> </text:span><text:span text:style-name="_32_47">h</text:span><text:span text:style-name="_31_186">a</text:span><text:span text:style-name="_32_662">v</text:span><text:span text:style-name="_34_87">e</text:span><text:span text:style-name="_39_02"> </text:span><text:span text:style-name="_32_104">c</text:span><text:span text:style-name="_33_22">o</text:span><text:span text:style-name="_31_510">n</text:span><text:span text:style-name="_32_245">j</text:span><text:span text:style-name="_36_43">u</text:span><text:span text:style-name="_31_393">r</text:span><text:span text:style-name="_32_698">e</text:span><text:span text:style-name="_37_15">d</text:span><text:span text:style-name="_39_02"> </text:span><text:span text:style-name="_32_605">t</text:span><text:span text:style-name="_38_95">h</text:span><text:span text:style-name="_31_582">e</text:span><text:span text:style-name="_32_113">m</text:span><text:span text:style-name="_33_"> </text:span><text:span text:style-name="_31_498">b</text:span><text:span text:style-name="_32_608">y</text:span><text:span text:style-name="_32_"> </text:span><text:span text:style-name="_31_777">t</text:span><text:span text:style-name="_32_227">h</text:span><text:span text:style-name="_37_06">e</text:span><text:span text:style-name="_39_02"> </text:span><text:span text:style-name="_32_317">t</text:span><text:span text:style-name="_33_13">i</text:span><text:span text:style-name="_31_366">e</text:span><text:span text:style-name="_32_428">s</text:span><text:span text:style-name="_32_"> </text:span><text:span text:style-name="_31_237">o</text:span><text:span text:style-name="_32_641">f</text:span><text:span text:style-name="_33_"> </text:span><text:span text:style-name="_31_219">o</text:span><text:span text:style-name="_32_110">u</text:span><text:span text:style-name="_33_01">r</text:span><text:span text:style-name="_39_03"> </text:span><text:span text:style-name="_32_686">c</text:span><text:span text:style-name="_33_19">o</text:span><text:span text:style-name="_31_597">m</text:span><text:span text:style-name="_32_029">m</text:span><text:span text:style-name="_36_67">o</text:span><text:span text:style-name="_31_762">n</text:span><text:span text:style-name="_31_802"> </text:span><text:span text:style-name="_32_68">k</text:span><text:span text:style-name="_31_741">i</text:span><text:span text:style-name="_32_506">n</text:span><text:span text:style-name="_38_95">d</text:span><text:span text:style-name="_31_129">r</text:span><text:span text:style-name="_32_038">e</text:span><text:span text:style-name="_36_25">d</text:span><text:span text:style-name="_39_02"> </text:span><text:span text:style-name="_32_101">t</text:span><text:span text:style-name="_34_45">o</text:span><text:span text:style-name="_39_02"> </text:span><text:span text:style-name="_32_503">d</text:span><text:span text:style-name="_32_77">i</text:span><text:span text:style-name="_31_402">s</text:span><text:span text:style-name="_32_254">a</text:span><text:span text:style-name="_37_84">v</text:span><text:span text:style-name="_31_753">o</text:span><text:span text:style-name="_32_281">w</text:span><text:span text:style-name="_32_"> </text:span><text:span text:style-name="_31_357">t</text:span><text:span text:style-name="_32_266">h</text:span><text:span text:style-name="_34_63">e</text:span><text:span text:style-name="_31_618">s</text:span><text:span text:style-name="_32_515">e</text:span><text:span text:style-name="_33_"> </text:span><text:span text:style-name="_31_687">u</text:span><text:span text:style-name="_32_518">s</text:span><text:span text:style-name="_35_38">u</text:span><text:span text:style-name="_31_393">r</text:span><text:span text:style-name="_32_431">p</text:span><text:span text:style-name="_32_35">a</text:span><text:span text:style-name="_31_741">t</text:span><text:span text:style-name="_32_497">i</text:span><text:span text:style-name="_38_62">o</text:span><text:span text:style-name="_31_390">n</text:span><text:span text:style-name="_32_476">s</text:span><text:span text:style-name="_36_01">,</text:span><text:span text:style-name="_39_02"> </text:span><text:span text:style-name="_32_317">w</text:span><text:span text:style-name="_33_55">h</text:span><text:span text:style-name="_31_213">i</text:span><text:span text:style-name="_32_290">c</text:span><text:span text:style-name="_32_29">h</text:span><text:span text:style-name="_31_753">,</text:span><text:span text:style-name="_31_803"> </text:span><text:span text:style-name="_38_77">w</text:span><text:span text:style-name="_31_138">o</text:span><text:span text:style-name="_32_287">u</text:span><text:span text:style-name="_33_49">l</text:span><text:span text:style-name="_31_537">d</text:span><text:span text:style-name="_31_802"> </text:span><text:span text:style-name="_33_49">i</text:span><text:span text:style-name="_31_438">n</text:span><text:span text:style-name="_32_251">e</text:span><text:span text:style-name="_36_40">v</text:span><text:span text:style-name="_31_501">i</text:span><text:span text:style-name="_32_473">t</text:span><text:span text:style-name="_32_86">a</text:span><text:span text:style-name="_31_618">b</text:span><text:span text:style-name="_32_209">l</text:span><text:span text:style-name="_38_08">y</text:span><text:span text:style-name="_39_02"> </text:span><text:span text:style-name="_32_401">i</text:span><text:span text:style-name="_33_46">n</text:span><text:span text:style-name="_31_741">t</text:span><text:span text:style-name="_32_575">e</text:span><text:span text:style-name="_33_01">r</text:span><text:span text:style-name="_31_141">r</text:span><text:span text:style-name="_32_107">u</text:span><text:span text:style-name="_34_66">p</text:span><text:span text:style-name="_31_321">t</text:span><text:span text:style-name="_31_803"> </text:span><text:span text:style-name="_35_26">o</text:span><text:span text:style-name="_31_507">u</text:span><text:span text:style-name="_32_509">r</text:span><text:span text:style-name="_33_"> </text:span><text:span text:style-name="_31_792">c</text:span><text:span text:style-name="_32_122">o</text:span><text:span text:style-name="_35_26">n</text:span><text:span text:style-name="_31_687">n</text:span><text:span text:style-name="_32_407">e</text:span><text:span text:style-name="_34_66">c</text:span><text:span text:style-name="_31_669">t</text:span><text:span text:style-name="_32_389">i</text:span><text:span text:style-name="_38_47">o</text:span><text:span text:style-name="_31_354">n</text:span><text:span text:style-name="_32_077">s</text:span><text:span text:style-name="_33_"> </text:span><text:span text:style-name="_31_714">a</text:span><text:span text:style-name="_32_299">n</text:span><text:span text:style-name="_38_77">d</text:span><text:span text:style-name="_39_02"> </text:span><text:span text:style-name="_32_074">c</text:span><text:span text:style-name="_36_07">o</text:span><text:span text:style-name="_31_357">r</text:span><text:span text:style-name="_32_101">r</text:span><text:span text:style-name="_34_18">e</text:span><text:span text:style-name="_31_564">s</text:span><text:span text:style-name="_32_443">p</text:span><text:span text:style-name="_33_10">o</text:span><text:span text:style-name="_31_723">n</text:span><text:span text:style-name="_32_470">d</text:span><text:span text:style-name="_35_26">e</text:span><text:span text:style-name="_31_783">n</text:span><text:span text:style-name="_32_158">c</text:span><text:span text:style-name="_36_31">e</text:span><text:span text:style-name="_31_705">.</text:span><text:span text:style-name="_31_803"> </text:span><text:span text:style-name="_35_89">T</text:span><text:span text:style-name="_31_435">h</text:span><text:span text:style-name="_32_698">e</text:span><text:span text:style-name="_35_89">y</text:span><text:span text:style-name="_39_03"> </text:span><text:span text:style-name="_32_617">t</text:span><text:span text:style-name="_38_47">o</text:span><text:span text:style-name="_31_330">o</text:span><text:span text:style-name="_31_803"> </text:span><text:span text:style-name="_32_35">h</text:span><text:span text:style-name="_31_606">a</text:span><text:span text:style-name="_32_656">v</text:span><text:span text:style-name="_32_86">e</text:span><text:span text:style-name="_39_02"> </text:span><text:span text:style-name="_32_647">b</text:span><text:span text:style-name="_33_10">e</text:span><text:span text:style-name="_31_438">e</text:span><text:span text:style-name="_32_515">n</text:span><text:span text:style-name="_32_"> </text:span><text:span text:style-name="_31_219">d</text:span><text:span text:style-name="_32_686">e</text:span><text:span text:style-name="_35_29">a</text:span><text:span text:style-name="_31_753">f</text:span><text:span text:style-name="_31_802"> </text:span><text:span text:style-name="_32_41">t</text:span><text:span text:style-name="_31_717">o</text:span><text:span text:style-name="_31_802"> </text:span><text:span text:style-name="_37_81">t</text:span><text:span text:style-name="_31_750">h</text:span><text:span text:style-name="_32_611">e</text:span><text:span text:style-name="_32_"> </text:span><text:span text:style-name="_31_144">v</text:span><text:span text:style-name="_32_338">o</text:span><text:span text:style-name="_32_77">i</text:span><text:span text:style-name="_31_564">c</text:span><text:span text:style-name="_32_266">e</text:span><text:span text:style-name="_33_"> </text:span><text:span text:style-name="_31_777">o</text:span><text:span text:style-name="_32_077">f</text:span><text:span text:style-name="_32_"> </text:span><text:span text:style-name="_31_129">j</text:span><text:span text:style-name="_32_215">u</text:span><text:span text:style-name="_35_98">s</text:span><text:span text:style-name="_31_249">t</text:span><text:span text:style-name="_32_029">i</text:span><text:span text:style-name="_34_96">c</text:span><text:span text:style-name="_31_582">e</text:span><text:span text:style-name="_31_803"> </text:span><text:span text:style-name="_37_78">a</text:span><text:span text:style-name="_31_711">n</text:span><text:span text:style-name="_32_221">d</text:span><text:span text:style-name="_33_"> </text:span><text:span text:style-name="_31_681">o</text:span><text:span text:style-name="_32_401">f</text:span><text:span text:style-name="_32_"> </text:span><text:span text:style-name="_31_510">c</text:span><text:span text:style-name="_32_083">o</text:span><text:span text:style-name="_33_55">n</text:span><text:span text:style-name="_31_438">s</text:span><text:span text:style-name="_32_254">a</text:span><text:span text:style-name="_37_15">n</text:span><text:span text:style-name="_31_138">g</text:span><text:span text:style-name="_32_659">u</text:span><text:span text:style-name="_36_73">i</text:span><text:span text:style-name="_31_366">n</text:span><text:span text:style-name="_32_329">i</text:span><text:span text:style-name="_32_77">t</text:span><text:span text:style-name="_31_204">y</text:span><text:span text:style-name="_32_689">.</text:span><text:span text:style-name="_33_"> </text:span><text:span text:style-name="_31_345">W</text:span><text:span text:style-name="_32_677">e</text:span><text:span text:style-name="_33_"> </text:span><text:span text:style-name="_31_393">m</text:span><text:span text:style-name="_32_263">u</text:span><text:span text:style-name="_35_26">s</text:span><text:span text:style-name="_31_165">t</text:span><text:span text:style-name="_32_653">,</text:span><text:span text:style-name="_33_"> </text:span><text:span text:style-name="_31_501">t</text:span><text:span text:style-name="_32_299">h</text:span><text:span text:style-name="_32_86">e</text:span><text:span text:style-name="_31_597">r</text:span><text:span text:style-name="_32_050">e</text:span><text:span text:style-name="_34_09">f</text:span><text:span text:style-name="_31_675">o</text:span><text:span text:style-name="_32_137">r</text:span><text:span text:style-name="_33_01">e</text:span><text:span text:style-name="_31_777">,</text:span><text:span text:style-name="_31_802"> </text:span><text:span text:style-name="_34_63">a</text:span><text:span text:style-name="_31_438">c</text:span><text:span text:style-name="_32_290">q</text:span><text:span text:style-name="_37_03">u</text:span><text:span text:style-name="_31_357">i</text:span><text:span text:style-name="_32_650">e</text:span><text:span text:style-name="_37_12">s</text:span><text:span text:style-name="_31_606">c</text:span><text:span text:style-name="_32_251">e</text:span><text:span text:style-name="_32_"> </text:span><text:span text:style-name="_31_141">i</text:span><text:span text:style-name="_32_437">n</text:span><text:span text:style-name="_33_"> </text:span><text:span text:style-name="_31_537">t</text:span><text:span text:style-name="_32_482">h</text:span><text:span text:style-name="_33_07">e</text:span><text:span text:style-name="_39_02"> </text:span><text:span text:style-name="_32_626">n</text:span><text:span text:style-name="_35_23">e</text:span><text:span text:style-name="_31_420">c</text:span><text:span text:style-name="_32_662">e</text:span><text:span text:style-name="_36_34">s</text:span><text:span text:style-name="_31_600">s</text:span><text:span text:style-name="_32_437">i</text:span><text:span text:style-name="_38_89">t</text:span><text:span text:style-name="_31_789">y</text:span><text:span text:style-name="_32_677">,</text:span><text:span text:style-name="_33_"> </text:span><text:span text:style-name="_31_393">w</text:span><text:span text:style-name="_32_434">h</text:span><text:span text:style-name="_36_61">i</text:span><text:span text:style-name="_31_576">c</text:span><text:span text:style-name="_32_041">h</text:span><text:span text:style-name="_32_"> </text:span><text:span text:style-name="_31_318">d</text:span><text:span text:style-name="_32_611">e</text:span><text:span text:style-name="_37_18">n</text:span><text:span text:style-name="_31_327">o</text:span><text:span text:style-name="_32_611">u</text:span><text:span text:style-name="_33_22">n</text:span><text:span text:style-name="_31_720">c</text:span><text:span text:style-name="_32_398">e</text:span><text:span text:style-name="_36_25">s</text:span><text:span text:style-name="_39_03"> </text:span><text:span text:style-name="_32_050">o</text:span><text:span text:style-name="_38_47">u</text:span><text:span text:style-name="_31_165">r</text:span><text:span text:style-name="_31_802"> </text:span><text:span text:style-name="_33_37">S</text:span><text:span text:style-name="_31_327">e</text:span><text:span text:style-name="_32_506">p</text:span><text:span text:style-name="_36_79">a</text:span><text:span text:style-name="_31_669">r</text:span><text:span text:style-name="_32_146">a</text:span><text:span text:style-name="_38_41">t</text:span><text:span text:style-name="_31_753">i</text:span><text:span text:style-name="_32_695">o</text:span><text:span text:style-name="_36_10">n</text:span><text:span text:style-name="_31_681">,</text:span><text:span text:style-name="_31_802"> </text:span><text:span text:style-name="_36_07">a</text:span><text:span text:style-name="_31_426">n</text:span><text:span text:style-name="_32_473">d</text:span><text:span text:style-name="_32_"> </text:span><text:span text:style-name="_31_426">h</text:span><text:span text:style-name="_32_215">o</text:span><text:span text:style-name="_34_57">l</text:span><text:span text:style-name="_31_357">d</text:span><text:span text:style-name="_31_803"> </text:span><text:span text:style-name="_37_81">t</text:span><text:span text:style-name="_31_438">h</text:span><text:span text:style-name="_32_107">e</text:span><text:span text:style-name="_36_61">m</text:span><text:span text:style-name="_31_501">,</text:span><text:span text:style-name="_31_802"> </text:span><text:span text:style-name="_37_03">a</text:span><text:span text:style-name="_31_366">s</text:span><text:span text:style-name="_31_802"> </text:span><text:span text:style-name="_36_97">w</text:span><text:span text:style-name="_31_393">e</text:span><text:span text:style-name="_31_803"> </text:span><text:span text:style-name="_34_66">h</text:span><text:span text:style-name="_31_135">o</text:span><text:span text:style-name="_32_473">l</text:span><text:span text:style-name="_36_61">d</text:span><text:span text:style-name="_39_03"> </text:span><text:span text:style-name="_32_641">t</text:span><text:span text:style-name="_32_50">h</text:span><text:span text:style-name="_31_219">e</text:span><text:span text:style-name="_31_803"> </text:span><text:span text:style-name="_33_13">r</text:span><text:span text:style-name="_31_243">e</text:span><text:span text:style-name="_32_266">s</text:span><text:span text:style-name="_33_01">t</text:span><text:span text:style-name="_39_02"> </text:span><text:span text:style-name="_32_653">o</text:span><text:span text:style-name="_35_89">f</text:span><text:span text:style-name="_39_02"> </text:span><text:span text:style-name="_32_041">m</text:span><text:span text:style-name="_34_90">a</text:span><text:span text:style-name="_31_219">n</text:span><text:span text:style-name="_32_614">k</text:span><text:span text:style-name="_32_41">i</text:span><text:span text:style-name="_31_579">n</text:span><text:span text:style-name="_32_113">d</text:span><text:span text:style-name="_36_97">,</text:span><text:span text:style-name="_39_03"> </text:span><text:span text:style-name="_32_605">E</text:span><text:span text:style-name="_32_47">n</text:span><text:span text:style-name="_31_762">e</text:span><text:span text:style-name="_32_281">m</text:span><text:span text:style-name="_32_77">i</text:span><text:span text:style-name="_31_366">e</text:span><text:span text:style-name="_32_440">s</text:span><text:span text:style-name="_33_"> </text:span><text:span text:style-name="_31_489">i</text:span><text:span text:style-name="_32_641">n</text:span><text:span text:style-name="_32_"> </text:span><text:span text:style-name="_31_669">W</text:span><text:span text:style-name="_32_509">a</text:span><text:span text:style-name="_32_65">r</text:span><text:span text:style-name="_31_417">,</text:span><text:span text:style-name="_31_802"> </text:span><text:span text:style-name="_35_17">i</text:span><text:span text:style-name="_31_129">n</text:span><text:span text:style-name="_31_803"> </text:span><text:span text:style-name="_38_17">P</text:span><text:span text:style-name="_31_219">e</text:span><text:span text:style-name="_32_110">a</text:span><text:span text:style-name="_33_58">c</text:span><text:span text:style-name="_31_255">e</text:span><text:span text:style-name="_31_802"> </text:span><text:span text:style-name="_35_89">F</text:span><text:span text:style-name="_31_669">r</text:span><text:span text:style-name="_32_041">i</text:span><text:span text:style-name="_37_15">e</text:span><text:span text:style-name="_31_138">n</text:span><text:span text:style-name="_32_467">d</text:span><text:span text:style-name="_38_98">s</text:span><text:span text:style-name="_31_537">.</text:span></text:p>
      <text:p text:style-name="P1"><text:span text:style-name="_33_37">W</text:span><text:span text:style-name="_31_417">e</text:span><text:span text:style-name="_32_653">,</text:span><text:span text:style-name="_32_"> </text:span><text:span text:style-name="_31_753">t</text:span><text:span text:style-name="_32_443">h</text:span><text:span text:style-name="_35_26">e</text:span><text:span text:style-name="_31_429">r</text:span><text:span text:style-name="_32_590">e</text:span><text:span text:style-name="_38_77">f</text:span><text:span text:style-name="_31_531">o</text:span><text:span text:style-name="_32_041">r</text:span><text:span text:style-name="_38_77">e</text:span><text:span text:style-name="_31_753">,</text:span><text:span text:style-name="_31_803"> </text:span><text:span text:style-name="_34_57">t</text:span><text:span text:style-name="_31_726">h</text:span><text:span text:style-name="_32_143">e</text:span><text:span text:style-name="_32_"> </text:span><text:span text:style-name="_31_717">R</text:span><text:span text:style-name="_32_647">e</text:span><text:span text:style-name="_38_26">p</text:span><text:span text:style-name="_31_393">r</text:span><text:span text:style-name="_32_038">e</text:span><text:span text:style-name="_32_32">s</text:span><text:span text:style-name="_31_318">e</text:span><text:span text:style-name="_32_143">n</text:span><text:span text:style-name="_33_13">t</text:span><text:span text:style-name="_31_783">a</text:span><text:span text:style-name="_32_113">t</text:span><text:span text:style-name="_34_93">i</text:span><text:span text:style-name="_31_678">v</text:span><text:span text:style-name="_32_587">e</text:span><text:span text:style-name="_33_58">s</text:span><text:span text:style-name="_39_03"> </text:span><text:span text:style-name="_32_689">o</text:span><text:span text:style-name="_36_97">f</text:span><text:span text:style-name="_39_03"> </text:span><text:span text:style-name="_32_065">t</text:span><text:span text:style-name="_36_10">h</text:span><text:span text:style-name="_31_135">e</text:span><text:span text:style-name="_31_802"> </text:span><text:span text:style-name="_38_26">u</text:span><text:span text:style-name="_31_615">n</text:span><text:span text:style-name="_32_137">i</text:span><text:span text:style-name="_34_81">t</text:span><text:span text:style-name="_31_258">e</text:span><text:span text:style-name="_32_611">d</text:span><text:span text:style-name="_33_"> </text:span><text:span text:style-name="_31_537">S</text:span><text:span text:style-name="_32_029">t</text:span><text:span text:style-name="_34_30">a</text:span><text:span text:style-name="_31_573">t</text:span><text:span text:style-name="_32_227">e</text:span><text:span text:style-name="_34_57">s</text:span><text:span text:style-name="_39_03"> </text:span><text:span text:style-name="_32_581">o</text:span><text:span text:style-name="_34_93">f</text:span><text:span text:style-name="_39_02"> </text:span><text:span text:style-name="_32_137">A</text:span><text:span text:style-name="_36_73">m</text:span><text:span text:style-name="_31_795">e</text:span><text:span text:style-name="_32_041">r</text:span><text:span text:style-name="_34_57">i</text:span><text:span text:style-name="_31_690">c</text:span><text:span text:style-name="_32_425">a</text:span><text:span text:style-name="_36_25">,</text:span><text:span text:style-name="_39_02"> </text:span><text:span text:style-name="_32_581">i</text:span><text:span text:style-name="_32_77">n</text:span><text:span text:style-name="_39_03"> </text:span><text:span text:style-name="_32_389">G</text:span><text:span text:style-name="_36_43">e</text:span><text:span text:style-name="_31_258">n</text:span><text:span text:style-name="_32_518">e</text:span><text:span text:style-name="_38_17">r</text:span><text:span text:style-name="_31_315">a</text:span><text:span text:style-name="_32_329">l</text:span><text:span text:style-name="_33_"> </text:span><text:span text:style-name="_31_417">C</text:span><text:span text:style-name="_32_503">o</text:span><text:span text:style-name="_32_86">n</text:span><text:span text:style-name="_31_507">g</text:span><text:span text:style-name="_32_317">r</text:span><text:span text:style-name="_33_10">e</text:span><text:span text:style-name="_31_402">s</text:span><text:span text:style-name="_32_608">s</text:span><text:span text:style-name="_36_25">,</text:span><text:span text:style-name="_39_02"> </text:span><text:span text:style-name="_32_293">A</text:span><text:span text:style-name="_32_44">s</text:span><text:span text:style-name="_31_606">s</text:span><text:span text:style-name="_32_587">e</text:span><text:span text:style-name="_33_01">m</text:span><text:span text:style-name="_31_330">b</text:span><text:span text:style-name="_32_329">l</text:span><text:span text:style-name="_34_66">e</text:span><text:span text:style-name="_31_243">d</text:span><text:span text:style-name="_32_293">,</text:span><text:span text:style-name="_33_"> </text:span><text:span text:style-name="_31_759">a</text:span><text:span text:style-name="_32_506">p</text:span><text:span text:style-name="_37_15">p</text:span><text:span text:style-name="_31_438">e</text:span><text:span text:style-name="_32_158">a</text:span><text:span text:style-name="_37_69">l</text:span><text:span text:style-name="_31_177">i</text:span><text:span text:style-name="_32_659">n</text:span><text:span text:style-name="_36_37">g</text:span><text:span text:style-name="_39_02"> </text:span><text:span text:style-name="_32_461">t</text:span><text:span text:style-name="_38_77">o</text:span><text:span text:style-name="_39_03"> </text:span><text:span text:style-name="_32_245">t</text:span><text:span text:style-name="_32_47">h</text:span><text:span text:style-name="_31_690">e</text:span><text:span text:style-name="_31_803"> </text:span><text:span text:style-name="_34_57">S</text:span><text:span text:style-name="_31_171">u</text:span><text:span text:style-name="_32_470">p</text:span><text:span text:style-name="_36_73">r</text:span><text:span text:style-name="_31_207">e</text:span><text:span text:style-name="_32_473">m</text:span><text:span text:style-name="_32_86">e</text:span><text:span text:style-name="_39_03"> </text:span><text:span text:style-name="_32_641">J</text:span><text:span text:style-name="_38_98">u</text:span><text:span text:style-name="_31_759">d</text:span><text:span text:style-name="_32_587">g</text:span><text:span text:style-name="_32_86">e</text:span><text:span text:style-name="_39_03"> </text:span><text:span text:style-name="_32_281">o</text:span><text:span text:style-name="_33_49">f</text:span><text:span text:style-name="_39_03"> </text:span><text:span text:style-name="_32_329">t</text:span><text:span text:style-name="_32_50">h</text:span><text:span text:style-name="_31_423">e</text:span><text:span text:style-name="_31_802"> </text:span><text:span text:style-name="_36_73">w</text:span><text:span text:style-name="_31_570">o</text:span><text:span text:style-name="_32_437">r</text:span><text:span text:style-name="_34_57">l</text:span><text:span text:style-name="_31_507">d</text:span><text:span text:style-name="_31_802"> </text:span><text:span text:style-name="_32_29">f</text:span><text:span text:style-name="_31_597">o</text:span><text:span text:style-name="_32_245">r</text:span><text:span text:style-name="_33_"> </text:span><text:span text:style-name="_31_249">t</text:span><text:span text:style-name="_32_299">h</text:span><text:span text:style-name="_33_10">e</text:span><text:span text:style-name="_39_03"> </text:span><text:span text:style-name="_32_617">r</text:span><text:span text:style-name="_35_23">e</text:span><text:span text:style-name="_31_354">c</text:span><text:span text:style-name="_32_101">t</text:span><text:span text:style-name="_38_89">i</text:span><text:span text:style-name="_31_669">t</text:span><text:span text:style-name="_32_263">u</text:span><text:span text:style-name="_33_46">d</text:span><text:span text:style-name="_31_129">e</text:span><text:span text:style-name="_31_802"> </text:span><text:span text:style-name="_34_09">o</text:span><text:span text:style-name="_31_537">f</text:span><text:span text:style-name="_31_803"> </text:span><text:span text:style-name="_38_95">o</text:span><text:span text:style-name="_31_174">u</text:span><text:span text:style-name="_32_101">r</text:span><text:span text:style-name="_33_"> </text:span><text:span text:style-name="_31_609">i</text:span><text:span text:style-name="_32_119">n</text:span><text:span text:style-name="_36_97">t</text:span><text:span text:style-name="_31_750">e</text:span><text:span text:style-name="_32_647">n</text:span><text:span text:style-name="_36_97">t</text:span><text:span text:style-name="_31_753">i</text:span><text:span text:style-name="_32_662">o</text:span><text:span text:style-name="_35_98">n</text:span><text:span text:style-name="_31_720">s</text:span><text:span text:style-name="_32_317">,</text:span><text:span text:style-name="_33_"> </text:span><text:span text:style-name="_31_615">d</text:span><text:span text:style-name="_32_506">o</text:span><text:span text:style-name="_38_89">,</text:span><text:span text:style-name="_39_03"> </text:span><text:span text:style-name="_32_329">i</text:span><text:span text:style-name="_33_37">n</text:span><text:span text:style-name="_39_02"> </text:span><text:span text:style-name="_32_149">t</text:span><text:span text:style-name="_38_23">h</text:span><text:span text:style-name="_31_186">e</text:span><text:span text:style-name="_31_802"> </text:span><text:span text:style-name="_32_29">N</text:span><text:span text:style-name="_31_570">a</text:span><text:span text:style-name="_32_245">m</text:span><text:span text:style-name="_34_27">e</text:span><text:span text:style-name="_31_609">,</text:span><text:span text:style-name="_31_802"> </text:span><text:span text:style-name="_34_18">a</text:span><text:span text:style-name="_31_363">n</text:span><text:span text:style-name="_32_389">d</text:span><text:span text:style-name="_33_"> </text:span><text:span text:style-name="_31_570">b</text:span><text:span text:style-name="_32_212">y</text:span><text:span text:style-name="_32_"> </text:span><text:span text:style-name="_31_381">A</text:span><text:span text:style-name="_32_074">u</text:span><text:span text:style-name="_32_41">t</text:span><text:span text:style-name="_31_675">h</text:span><text:span text:style-name="_32_155">o</text:span><text:span text:style-name="_38_89">r</text:span><text:span text:style-name="_31_525">i</text:span><text:span text:style-name="_32_113">t</text:span><text:span text:style-name="_38_98">y</text:span><text:span text:style-name="_39_02"> </text:span><text:span text:style-name="_32_257">o</text:span><text:span text:style-name="_36_37">f</text:span><text:span text:style-name="_39_03"> </text:span><text:span text:style-name="_32_281">t</text:span><text:span text:style-name="_38_86">h</text:span><text:span text:style-name="_31_795">e</text:span><text:span text:style-name="_31_803"> </text:span><text:span text:style-name="_36_10">g</text:span><text:span text:style-name="_31_435">o</text:span><text:span text:style-name="_32_335">o</text:span><text:span text:style-name="_36_34">d</text:span><text:span text:style-name="_39_03"> </text:span><text:span text:style-name="_32_101">P</text:span><text:span text:style-name="_35_02">e</text:span><text:span text:style-name="_31_579">o</text:span><text:span text:style-name="_32_659">p</text:span><text:span text:style-name="_34_93">l</text:span><text:span text:style-name="_31_726">e</text:span><text:span text:style-name="_31_802"> </text:span><text:span text:style-name="_32_41">o</text:span><text:span text:style-name="_31_489">f</text:span><text:span text:style-name="_31_802"> </text:span><text:span text:style-name="_32_65">t</text:span><text:span text:style-name="_31_318">h</text:span><text:span text:style-name="_32_263">e</text:span><text:span text:style-name="_34_90">s</text:span><text:span text:style-name="_31_615">e</text:span><text:span text:style-name="_31_802"> </text:span><text:span text:style-name="_34_09">C</text:span><text:span text:style-name="_31_762">o</text:span><text:span text:style-name="_32_029">l</text:span><text:span text:style-name="_33_19">o</text:span><text:span text:style-name="_31_678">n</text:span><text:span text:style-name="_32_497">i</text:span><text:span text:style-name="_38_11">e</text:span><text:span text:style-name="_31_609">s</text:span><text:span text:style-name="_32_101">,</text:span><text:span text:style-name="_33_"> </text:span><text:span text:style-name="_31_606">s</text:span><text:span text:style-name="_32_587">o</text:span><text:span text:style-name="_38_41">l</text:span><text:span text:style-name="_31_510">e</text:span><text:span text:style-name="_32_101">m</text:span><text:span text:style-name="_38_95">n</text:span><text:span text:style-name="_31_357">l</text:span><text:span text:style-name="_32_149">y</text:span><text:span text:style-name="_32_"> </text:span><text:span text:style-name="_31_714">p</text:span><text:span text:style-name="_32_407">u</text:span><text:span text:style-name="_36_79">b</text:span><text:span text:style-name="_31_573">l</text:span><text:span text:style-name="_32_041">i</text:span><text:span text:style-name="_35_98">s</text:span><text:span text:style-name="_31_537">h</text:span><text:span text:style-name="_31_802"> </text:span><text:span text:style-name="_38_47">a</text:span><text:span text:style-name="_31_510">n</text:span><text:span text:style-name="_32_245">d</text:span><text:span text:style-name="_32_"> </text:span><text:span text:style-name="_31_543">d</text:span><text:span text:style-name="_32_698">e</text:span><text:span text:style-name="_38_98">c</text:span><text:span text:style-name="_31_717">l</text:span><text:span text:style-name="_32_443">a</text:span><text:span text:style-name="_33_37">r</text:span><text:span text:style-name="_31_321">e</text:span><text:span text:style-name="_32_689">,</text:span><text:span text:style-name="_33_"> </text:span><text:span text:style-name="_31_309">T</text:span><text:span text:style-name="_32_443">h</text:span><text:span text:style-name="_38_50">a</text:span><text:span text:style-name="_31_393">t</text:span><text:span text:style-name="_31_803"> </text:span><text:span text:style-name="_35_89">t</text:span><text:span text:style-name="_31_786">h</text:span><text:span text:style-name="_32_227">e</text:span><text:span text:style-name="_34_96">s</text:span><text:span text:style-name="_31_498">e</text:span><text:span text:style-name="_31_802"> </text:span><text:span text:style-name="_37_81">U</text:span><text:span text:style-name="_31_534">n</text:span><text:span text:style-name="_32_077">i</text:span><text:span text:style-name="_34_93">t</text:span><text:span text:style-name="_31_531">e</text:span><text:span text:style-name="_32_401">d</text:span><text:span text:style-name="_33_"> </text:span><text:span text:style-name="_31_129">C</text:span><text:span text:style-name="_32_506">o</text:span><text:span text:style-name="_38_05">l</text:span><text:span text:style-name="_31_207">o</text:span><text:span text:style-name="_32_047">n</text:span><text:span text:style-name="_36_01">i</text:span><text:span text:style-name="_31_714">e</text:span><text:span text:style-name="_32_077">s</text:span><text:span text:style-name="_33_"> </text:span><text:span text:style-name="_31_318">a</text:span><text:span text:style-name="_32_437">r</text:span><text:span text:style-name="_37_87">e</text:span><text:span text:style-name="_31_309">,</text:span><text:span text:style-name="_31_803"> </text:span><text:span text:style-name="_36_67">a</text:span><text:span text:style-name="_31_366">n</text:span><text:span text:style-name="_32_581">d</text:span><text:span text:style-name="_33_"> </text:span><text:span text:style-name="_31_357">o</text:span><text:span text:style-name="_32_437">f</text:span><text:span text:style-name="_33_"> </text:span><text:span text:style-name="_31_609">R</text:span><text:span text:style-name="_32_497">i</text:span><text:span text:style-name="_34_51">g</text:span><text:span text:style-name="_31_426">h</text:span><text:span text:style-name="_32_293">t</text:span><text:span text:style-name="_32_"> </text:span><text:span text:style-name="_31_675">o</text:span><text:span text:style-name="_32_590">u</text:span><text:span text:style-name="_35_38">g</text:span><text:span text:style-name="_31_243">h</text:span><text:span text:style-name="_32_401">t</text:span><text:span text:style-name="_32_"> </text:span><text:span text:style-name="_31_537">t</text:span><text:span text:style-name="_32_653">o</text:span><text:span text:style-name="_33_"> </text:span><text:span text:style-name="_31_327">b</text:span><text:span text:style-name="_32_230">e</text:span><text:span text:style-name="_33_"> </text:span><text:span text:style-name="_31_213">F</text:span><text:span text:style-name="_32_437">r</text:span><text:span text:style-name="_32_83">e</text:span><text:span text:style-name="_31_690">e</text:span><text:span text:style-name="_31_803"> </text:span><text:span text:style-name="_33_46">a</text:span><text:span text:style-name="_31_579">n</text:span><text:span text:style-name="_32_077">d</text:span><text:span text:style-name="_33_"> </text:span><text:span text:style-name="_31_393">I</text:span><text:span text:style-name="_32_215">n</text:span><text:span text:style-name="_32_38">d</text:span><text:span text:style-name="_31_690">e</text:span><text:span text:style-name="_32_143">p</text:span><text:span text:style-name="_36_10">e</text:span><text:span text:style-name="_31_435">n</text:span><text:span text:style-name="_32_287">d</text:span><text:span text:style-name="_34_54">e</text:span><text:span text:style-name="_31_213">n</text:span><text:span text:style-name="_32_677">t</text:span><text:span text:style-name="_33_"> </text:span><text:span text:style-name="_31_429">S</text:span><text:span text:style-name="_32_317">t</text:span><text:span text:style-name="_36_79">a</text:span><text:span text:style-name="_31_537">t</text:span><text:span text:style-name="_32_434">e</text:span><text:span text:style-name="_34_57">s</text:span><text:span text:style-name="_31_381">;</text:span><text:span text:style-name="_31_802"> </text:span><text:span text:style-name="_37_69">t</text:span><text:span text:style-name="_31_711">h</text:span><text:span text:style-name="_32_590">a</text:span><text:span text:style-name="_37_09">t</text:span><text:span text:style-name="_39_02"> </text:span><text:span text:style-name="_32_149">t</text:span><text:span text:style-name="_37_03">h</text:span><text:span text:style-name="_31_750">e</text:span><text:span text:style-name="_32_329">y</text:span><text:span text:style-name="_32_"> </text:span><text:span text:style-name="_31_711">a</text:span><text:span text:style-name="_32_317">r</text:span><text:span text:style-name="_35_98">e</text:span><text:span text:style-name="_39_02"> </text:span><text:span text:style-name="_32_461">A</text:span><text:span text:style-name="_35_98">b</text:span><text:span text:style-name="_31_168">s</text:span><text:span text:style-name="_32_146">o</text:span><text:span text:style-name="_36_01">l</text:span><text:span text:style-name="_31_744">v</text:span><text:span text:style-name="_32_263">e</text:span><text:span text:style-name="_35_02">d</text:span><text:span text:style-name="_39_03"> </text:span><text:span text:style-name="_32_101">f</text:span><text:span text:style-name="_35_17">r</text:span><text:span text:style-name="_31_609">o</text:span><text:span text:style-name="_32_617">m</text:span><text:span text:style-name="_32_"> </text:span><text:span text:style-name="_31_561">a</text:span><text:span text:style-name="_32_401">l</text:span><text:span text:style-name="_37_81">l</text:span><text:span text:style-name="_39_02"> </text:span><text:span text:style-name="_32_497">A</text:span><text:span text:style-name="_34_09">l</text:span><text:span text:style-name="_31_165">l</text:span><text:span text:style-name="_32_434">e</text:span><text:span text:style-name="_37_75">g</text:span><text:span text:style-name="_31_393">i</text:span><text:span text:style-name="_32_626">a</text:span><text:span text:style-name="_32_71">n</text:span><text:span text:style-name="_31_390">c</text:span><text:span text:style-name="_32_647">e</text:span><text:span text:style-name="_32_"> </text:span><text:span text:style-name="_31_501">t</text:span><text:span text:style-name="_32_581">o</text:span><text:span text:style-name="_32_"> </text:span><text:span text:style-name="_31_357">t</text:span><text:span text:style-name="_32_263">h</text:span><text:span text:style-name="_35_26">e</text:span><text:span text:style-name="_39_02"> </text:span><text:span text:style-name="_32_569">B</text:span><text:span text:style-name="_36_73">r</text:span><text:span text:style-name="_31_141">i</text:span><text:span text:style-name="_32_497">t</text:span><text:span text:style-name="_34_45">i</text:span><text:span text:style-name="_31_576">s</text:span><text:span text:style-name="_32_482">h</text:span><text:span text:style-name="_33_"> </text:span><text:span text:style-name="_31_741">C</text:span><text:span text:style-name="_32_065">r</text:span><text:span text:style-name="_36_07">o</text:span><text:span text:style-name="_31_213">w</text:span><text:span text:style-name="_32_074">n</text:span><text:span text:style-name="_38_05">,</text:span><text:span text:style-name="_39_02"> </text:span><text:span text:style-name="_32_623">a</text:span><text:span text:style-name="_38_50">n</text:span><text:span text:style-name="_31_393">d</text:span><text:span text:style-name="_31_803"> </text:span><text:span text:style-name="_33_13">t</text:span><text:span text:style-name="_31_507">h</text:span><text:span text:style-name="_32_650">a</text:span><text:span text:style-name="_34_21">t</text:span><text:span text:style-name="_39_03"> </text:span><text:span text:style-name="_32_293">a</text:span><text:span text:style-name="_34_21">l</text:span><text:span text:style-name="_31_789">l</text:span><text:span text:style-name="_31_803"> </text:span><text:span text:style-name="_35_35">p</text:span><text:span text:style-name="_31_678">o</text:span><text:span text:style-name="_32_101">l</text:span><text:span text:style-name="_36_01">i</text:span><text:span text:style-name="_31_345">t</text:span><text:span text:style-name="_32_401">i</text:span><text:span text:style-name="_34_24">c</text:span><text:span text:style-name="_31_426">a</text:span><text:span text:style-name="_32_281">l</text:span><text:span text:style-name="_32_"> </text:span><text:span text:style-name="_31_426">c</text:span><text:span text:style-name="_32_071">o</text:span><text:span text:style-name="_34_87">n</text:span><text:span text:style-name="_31_762">n</text:span><text:span text:style-name="_32_590">e</text:span><text:span text:style-name="_34_12">c</text:span><text:span text:style-name="_31_669">t</text:span><text:span text:style-name="_32_473">i</text:span><text:span text:style-name="_34_51">o</text:span><text:span text:style-name="_31_150">n</text:span><text:span text:style-name="_31_802"> </text:span><text:span text:style-name="_33_46">b</text:span><text:span text:style-name="_31_603">e</text:span><text:span text:style-name="_32_437">t</text:span><text:span text:style-name="_37_81">w</text:span><text:span text:style-name="_31_315">e</text:span><text:span text:style-name="_32_578">e</text:span><text:span text:style-name="_32_41">n</text:span><text:span text:style-name="_39_02"> </text:span><text:span text:style-name="_32_425">t</text:span><text:span text:style-name="_36_79">h</text:span><text:span text:style-name="_31_318">e</text:span><text:span text:style-name="_32_329">m</text:span><text:span text:style-name="_33_"> </text:span><text:span text:style-name="_31_186">a</text:span><text:span text:style-name="_32_071">n</text:span><text:span text:style-name="_36_01">d</text:span><text:span text:style-name="_39_03"> </text:span><text:span text:style-name="_32_029">t</text:span><text:span text:style-name="_35_95">h</text:span><text:span text:style-name="_31_762">e</text:span><text:span text:style-name="_31_803"> </text:span><text:span text:style-name="_36_37">S</text:span><text:span text:style-name="_31_489">t</text:span><text:span text:style-name="_32_518">a</text:span><text:span text:style-name="_37_09">t</text:span><text:span text:style-name="_31_783">e</text:span><text:span text:style-name="_31_802"> </text:span><text:span text:style-name="_33_49">o</text:span><text:span text:style-name="_31_489">f</text:span><text:span text:style-name="_31_803"> </text:span><text:span text:style-name="_37_09">G</text:span><text:span text:style-name="_31_597">r</text:span><text:span text:style-name="_32_683">e</text:span><text:span text:style-name="_34_18">a</text:span><text:span text:style-name="_31_309">t</text:span><text:span text:style-name="_31_803"> </text:span><text:span text:style-name="_34_81">B</text:span><text:span text:style-name="_31_213">r</text:span><text:span text:style-name="_32_425">i</text:span><text:span text:style-name="_34_45">t</text:span><text:span text:style-name="_31_402">a</text:span><text:span text:style-name="_32_281">i</text:span><text:span text:style-name="_38_83">n</text:span><text:span text:style-name="_31_525">,</text:span><text:span text:style-name="_31_802"> </text:span><text:span text:style-name="_34_21">i</text:span><text:span text:style-name="_31_321">s</text:span><text:span text:style-name="_31_802"> </text:span><text:span text:style-name="_35_98">a</text:span><text:span text:style-name="_31_543">n</text:span><text:span text:style-name="_32_329">d</text:span><text:span text:style-name="_33_"> </text:span><text:span text:style-name="_31_243">o</text:span><text:span text:style-name="_32_086">u</text:span><text:span text:style-name="_35_38">g</text:span><text:span text:style-name="_31_675">h</text:span><text:span text:style-name="_32_569">t</text:span><text:span text:style-name="_33_"> </text:span><text:span text:style-name="_31_237">t</text:span><text:span text:style-name="_32_581">o</text:span><text:span text:style-name="_32_"> </text:span><text:span text:style-name="_31_387">b</text:span><text:span text:style-name="_32_686">e</text:span><text:span text:style-name="_32_"> </text:span><text:span text:style-name="_31_249">t</text:span><text:span text:style-name="_32_323">o</text:span><text:span text:style-name="_34_09">t</text:span><text:span text:style-name="_31_438">a</text:span><text:span text:style-name="_32_101">l</text:span><text:span text:style-name="_32_29">l</text:span><text:span text:style-name="_31_681">y</text:span><text:span text:style-name="_31_802"> </text:span><text:span text:style-name="_34_90">d</text:span><text:span text:style-name="_31_717">i</text:span><text:span text:style-name="_32_260">s</text:span><text:span text:style-name="_35_92">s</text:span><text:span text:style-name="_31_438">o</text:span><text:span text:style-name="_32_065">l</text:span><text:span text:style-name="_35_92">v</text:span><text:span text:style-name="_31_510">e</text:span><text:span text:style-name="_32_605">d</text:span><text:span text:style-name="_33_49">;</text:span><text:span text:style-name="_39_02"> </text:span><text:span text:style-name="_32_410">a</text:span><text:span text:style-name="_38_47">n</text:span><text:span text:style-name="_31_345">d</text:span><text:span text:style-name="_31_803"> </text:span><text:span text:style-name="_36_37">t</text:span><text:span text:style-name="_31_174">h</text:span><text:span text:style-name="_32_287">a</text:span><text:span text:style-name="_38_05">t</text:span><text:span text:style-name="_39_03"> </text:span><text:span text:style-name="_32_227">a</text:span><text:span text:style-name="_37_06">s</text:span><text:span text:style-name="_39_03"> </text:span><text:span text:style-name="_32_137">F</text:span><text:span text:style-name="_35_17">r</text:span><text:span text:style-name="_31_795">e</text:span><text:span text:style-name="_32_290">e</text:span><text:span text:style-name="_33_"> </text:span><text:span text:style-name="_31_135">a</text:span><text:span text:style-name="_32_506">n</text:span><text:span text:style-name="_34_21">d</text:span><text:span text:style-name="_39_03"> </text:span><text:span text:style-name="_32_077">I</text:span><text:span text:style-name="_36_07">n</text:span><text:span text:style-name="_31_678">d</text:span><text:span text:style-name="_32_695">e</text:span><text:span text:style-name="_37_78">p</text:span><text:span text:style-name="_31_387">e</text:span><text:span text:style-name="_32_266">n</text:span><text:span text:style-name="_35_23">d</text:span><text:span text:style-name="_31_246">e</text:span><text:span text:style-name="_32_221">n</text:span><text:span text:style-name="_33_37">t</text:span><text:span text:style-name="_39_03"> </text:span><text:span text:style-name="_32_029">S</text:span><text:span text:style-name="_32_41">t</text:span><text:span text:style-name="_31_150">a</text:span><text:span text:style-name="_32_065">t</text:span><text:span text:style-name="_38_59">e</text:span><text:span text:style-name="_31_249">s</text:span><text:span text:style-name="_32_101">,</text:span><text:span text:style-name="_33_"> </text:span><text:span text:style-name="_31_237">t</text:span><text:span text:style-name="_32_263">h</text:span><text:span text:style-name="_33_46">e</text:span><text:span text:style-name="_31_393">y</text:span><text:span text:style-name="_31_803"> </text:span><text:span text:style-name="_36_07">h</text:span><text:span text:style-name="_31_786">a</text:span><text:span text:style-name="_32_140">v</text:span><text:span text:style-name="_32_86">e</text:span><text:span text:style-name="_39_03"> </text:span><text:span text:style-name="_32_509">f</text:span><text:span text:style-name="_34_81">u</text:span><text:span text:style-name="_31_717">l</text:span><text:span text:style-name="_32_113">l</text:span><text:span text:style-name="_32_"> </text:span><text:span text:style-name="_31_249">P</text:span><text:span text:style-name="_32_035">o</text:span><text:span text:style-name="_34_81">w</text:span><text:span text:style-name="_31_750">e</text:span><text:span text:style-name="_32_509">r</text:span><text:span text:style-name="_33_"> </text:span><text:span text:style-name="_31_777">t</text:span><text:span text:style-name="_32_077">o</text:span><text:span text:style-name="_32_"> </text:span><text:span text:style-name="_31_741">l</text:span><text:span text:style-name="_32_443">e</text:span><text:span text:style-name="_33_58">v</text:span><text:span text:style-name="_31_429">y</text:span><text:span text:style-name="_31_803"> </text:span><text:span text:style-name="_32_77">W</text:span><text:span text:style-name="_31_165">a</text:span><text:span text:style-name="_32_389">r</text:span><text:span text:style-name="_33_49">,</text:span><text:span text:style-name="_39_02"> </text:span><text:span text:style-name="_32_626">c</text:span><text:span text:style-name="_38_95">o</text:span><text:span text:style-name="_31_138">n</text:span><text:span text:style-name="_32_692">c</text:span><text:span text:style-name="_36_01">l</text:span><text:span text:style-name="_31_582">u</text:span><text:span text:style-name="_32_431">d</text:span><text:span text:style-name="_34_93">e</text:span><text:span text:style-name="_39_02"> </text:span><text:span text:style-name="_32_065">P</text:span><text:span text:style-name="_33_19">e</text:span><text:span text:style-name="_31_750">a</text:span><text:span text:style-name="_32_500">c</text:span><text:span text:style-name="_35_26">e</text:span><text:span text:style-name="_31_573">,</text:span><text:span text:style-name="_31_802"> </text:span><text:span text:style-name="_38_50">c</text:span><text:span text:style-name="_31_711">o</text:span><text:span text:style-name="_32_302">n</text:span><text:span text:style-name="_34_21">t</text:span><text:span text:style-name="_31_753">r</text:span><text:span text:style-name="_32_251">a</text:span><text:span text:style-name="_37_81">c</text:span><text:span text:style-name="_31_165">t</text:span><text:span text:style-name="_31_802"> </text:span><text:span text:style-name="_32_41">A</text:span><text:span text:style-name="_31_777">l</text:span><text:span text:style-name="_32_425">l</text:span><text:span text:style-name="_35_29">i</text:span><text:span text:style-name="_31_531">a</text:span><text:span text:style-name="_32_626">n</text:span><text:span text:style-name="_36_70">c</text:span><text:span text:style-name="_31_351">e</text:span><text:span text:style-name="_32_041">s</text:span><text:span text:style-name="_38_05">,</text:span><text:span text:style-name="_39_02"> </text:span><text:span text:style-name="_32_038">e</text:span><text:span text:style-name="_36_40">s</text:span><text:span text:style-name="_31_393">t</text:span><text:span text:style-name="_32_050">a</text:span><text:span text:style-name="_36_43">b</text:span><text:span text:style-name="_31_249">l</text:span><text:span text:style-name="_32_077">i</text:span><text:span text:style-name="_34_54">s</text:span><text:span text:style-name="_31_423">h</text:span><text:span text:style-name="_31_803"> </text:span><text:span text:style-name="_37_81">C</text:span><text:span text:style-name="_31_366">o</text:span><text:span text:style-name="_32_641">m</text:span><text:span text:style-name="_37_09">m</text:span><text:span text:style-name="_31_351">e</text:span><text:span text:style-name="_32_137">r</text:span><text:span text:style-name="_38_62">c</text:span><text:span text:style-name="_31_207">e</text:span><text:span text:style-name="_32_653">,</text:span><text:span text:style-name="_33_"> </text:span><text:span text:style-name="_31_783">a</text:span><text:span text:style-name="_32_662">n</text:span><text:span text:style-name="_37_09">d</text:span><text:span text:style-name="_39_02"> </text:span><text:span text:style-name="_32_497">t</text:span><text:span text:style-name="_34_93">o</text:span><text:span text:style-name="_39_03"> </text:span><text:span text:style-name="_32_695">d</text:span><text:span text:style-name="_36_34">o</text:span><text:span text:style-name="_39_03"> </text:span><text:span text:style-name="_32_317">a</text:span><text:span text:style-name="_37_69">l</text:span><text:span text:style-name="_31_381">l</text:span><text:span text:style-name="_31_802"> </text:span><text:span text:style-name="_35_38">o</text:span><text:span text:style-name="_31_321">t</text:span><text:span text:style-name="_32_335">h</text:span><text:span text:style-name="_37_09">e</text:span><text:span text:style-name="_31_597">r</text:span><text:span text:style-name="_31_802"> </text:span><text:span text:style-name="_35_29">A</text:span><text:span text:style-name="_31_222">c</text:span><text:span text:style-name="_32_569">t</text:span><text:span text:style-name="_35_32">s</text:span><text:span text:style-name="_39_03"> </text:span><text:span text:style-name="_32_686">a</text:span><text:span text:style-name="_33_19">n</text:span><text:span text:style-name="_31_717">d</text:span><text:span text:style-name="_31_803"> </text:span><text:span text:style-name="_35_29">T</text:span><text:span text:style-name="_31_150">h</text:span><text:span text:style-name="_32_113">i</text:span><text:span text:style-name="_37_03">n</text:span><text:span text:style-name="_31_510">g</text:span><text:span text:style-name="_32_680">s</text:span><text:span text:style-name="_33_"> </text:span><text:span text:style-name="_31_165">w</text:span><text:span text:style-name="_32_578">h</text:span><text:span text:style-name="_37_09">i</text:span><text:span text:style-name="_31_168">c</text:span><text:span text:style-name="_32_581">h</text:span><text:span text:style-name="_32_"> </text:span><text:span text:style-name="_31_525">I</text:span><text:span text:style-name="_32_446">n</text:span><text:span text:style-name="_36_07">d</text:span><text:span text:style-name="_31_327">e</text:span><text:span text:style-name="_32_506">p</text:span><text:span text:style-name="_32_47">e</text:span><text:span text:style-name="_31_138">n</text:span><text:span text:style-name="_32_227">d</text:span><text:span text:style-name="_32_38">e</text:span><text:span text:style-name="_31_393">n</text:span><text:span text:style-name="_32_653">t</text:span><text:span text:style-name="_32_"> </text:span><text:span text:style-name="_31_381">S</text:span><text:span text:style-name="_32_641">t</text:span><text:span text:style-name="_38_23">a</text:span><text:span text:style-name="_31_321">t</text:span><text:span text:style-name="_32_698">e</text:span><text:span text:style-name="_38_05">s</text:span><text:span text:style-name="_39_02"> </text:span><text:span text:style-name="_32_029">m</text:span><text:span text:style-name="_36_46">a</text:span><text:span text:style-name="_31_360">y</text:span><text:span text:style-name="_31_803"> </text:span><text:span text:style-name="_37_81">o</text:span><text:span text:style-name="_31_201">f</text:span><text:span text:style-name="_31_802"> </text:span><text:span text:style-name="_32_77">r</text:span><text:span text:style-name="_31_777">i</text:span><text:span text:style-name="_32_110">g</text:span><text:span text:style-name="_37_87">h</text:span><text:span text:style-name="_31_681">t</text:span><text:span text:style-name="_31_802"> </text:span><text:span text:style-name="_34_99">d</text:span><text:span text:style-name="_31_678">o</text:span><text:span text:style-name="_32_041">.</text:span><text:span text:style-name="_33_"> </text:span><text:span text:style-name="_31_129">A</text:span><text:span text:style-name="_32_074">n</text:span><text:span text:style-name="_33_19">d</text:span><text:span text:style-name="_39_02"> </text:span><text:span text:style-name="_32_221">f</text:span><text:span text:style-name="_36_61">o</text:span><text:span text:style-name="_31_525">r</text:span><text:span text:style-name="_31_802"> </text:span><text:span text:style-name="_38_41">t</text:span><text:span text:style-name="_31_138">h</text:span><text:span text:style-name="_32_107">e</text:span><text:span text:style-name="_32_"> </text:span><text:span text:style-name="_31_366">s</text:span><text:span text:style-name="_32_119">u</text:span><text:span text:style-name="_32_35">p</text:span><text:span text:style-name="_31_510">p</text:span><text:span text:style-name="_32_509">o</text:span><text:span text:style-name="_37_69">r</text:span><text:span text:style-name="_31_201">t</text:span><text:span text:style-name="_31_802"> </text:span><text:span text:style-name="_35_89">o</text:span><text:span text:style-name="_31_573">f</text:span><text:span text:style-name="_31_803"> </text:span><text:span text:style-name="_34_57">t</text:span><text:span text:style-name="_31_786">h</text:span><text:span text:style-name="_32_137">i</text:span><text:span text:style-name="_34_96">s</text:span><text:span text:style-name="_39_02"> </text:span><text:span text:style-name="_32_653">D</text:span><text:span text:style-name="_36_82">e</text:span><text:span text:style-name="_31_708">c</text:span><text:span text:style-name="_32_329">l</text:span><text:span text:style-name="_36_10">a</text:span><text:span text:style-name="_31_309">r</text:span><text:span text:style-name="_32_395">a</text:span><text:span text:style-name="_33_13">t</text:span><text:span text:style-name="_31_201">i</text:span><text:span text:style-name="_32_623">o</text:span><text:span text:style-name="_37_90">n</text:span><text:span text:style-name="_31_393">,</text:span><text:span text:style-name="_31_802"> </text:span><text:span text:style-name="_38_89">w</text:span><text:span text:style-name="_31_609">i</text:span><text:span text:style-name="_32_461">t</text:span><text:span text:style-name="_34_93">h</text:span><text:span text:style-name="_39_02"> </text:span><text:span text:style-name="_32_473">a</text:span><text:span text:style-name="_32_"> </text:span><text:span text:style-name="_31_345">f</text:span><text:span text:style-name="_32_461">i</text:span><text:span text:style-name="_33_49">r</text:span><text:span text:style-name="_31_417">m</text:span><text:span text:style-name="_31_802"> </text:span><text:span text:style-name="_35_89">r</text:span><text:span text:style-name="_31_783">e</text:span><text:span text:style-name="_32_677">l</text:span><text:span text:style-name="_34_81">i</text:span><text:span text:style-name="_31_534">a</text:span><text:span text:style-name="_32_230">n</text:span><text:span text:style-name="_34_60">c</text:span><text:span text:style-name="_31_309">e</text:span><text:span text:style-name="_31_802"> </text:span><text:span text:style-name="_32_47">o</text:span><text:span text:style-name="_31_366">n</text:span><text:span text:style-name="_31_803"> </text:span><text:span text:style-name="_33_49">t</text:span><text:span text:style-name="_31_351">h</text:span><text:span text:style-name="_32_506">e</text:span><text:span text:style-name="_33_"> </text:span><text:span text:style-name="_31_615">p</text:span><text:span text:style-name="_32_461">r</text:span><text:span text:style-name="_34_66">o</text:span><text:span text:style-name="_31_741">t</text:span><text:span text:style-name="_32_038">e</text:span><text:span text:style-name="_37_00">c</text:span><text:span text:style-name="_31_237">t</text:span><text:span text:style-name="_32_473">i</text:span><text:span text:style-name="_33_07">o</text:span><text:span text:style-name="_31_678">n</text:span><text:span text:style-name="_31_802"> </text:span><text:span text:style-name="_37_81">o</text:span><text:span text:style-name="_31_237">f</text:span><text:span text:style-name="_31_802"> </text:span><text:span text:style-name="_32_35">d</text:span><text:span text:style-name="_31_345">i</text:span><text:span text:style-name="_32_110">v</text:span><text:span text:style-name="_36_01">i</text:span><text:span text:style-name="_31_687">n</text:span><text:span text:style-name="_32_338">e</text:span><text:span text:style-name="_33_"> </text:span><text:span text:style-name="_31_213">P</text:span><text:span text:style-name="_32_029">r</text:span><text:span text:style-name="_34_18">o</text:span><text:span text:style-name="_31_168">v</text:span><text:span text:style-name="_32_569">i</text:span><text:span text:style-name="_33_22">d</text:span><text:span text:style-name="_31_171">e</text:span><text:span text:style-name="_32_662">n</text:span><text:span text:style-name="_36_64">c</text:span><text:span text:style-name="_31_501">e</text:span><text:span text:style-name="_32_101">,</text:span><text:span text:style-name="_33_"> </text:span><text:span text:style-name="_31_573">w</text:span><text:span text:style-name="_32_113">e</text:span><text:span text:style-name="_33_"> </text:span><text:span text:style-name="_31_537">m</text:span><text:span text:style-name="_32_647">u</text:span><text:span text:style-name="_37_81">t</text:span><text:span text:style-name="_31_246">u</text:span><text:span text:style-name="_32_482">a</text:span><text:span text:style-name="_36_61">l</text:span><text:span text:style-name="_31_249">l</text:span><text:span text:style-name="_32_068">y</text:span><text:span text:style-name="_33_"> </text:span><text:span text:style-name="_31_747">p</text:span><text:span text:style-name="_32_029">l</text:span><text:span text:style-name="_36_46">e</text:span><text:span text:style-name="_31_618">d</text:span><text:span text:style-name="_32_107">g</text:span><text:span text:style-name="_38_77">e</text:span><text:span text:style-name="_39_03"> </text:span><text:span text:style-name="_32_509">t</text:span><text:span text:style-name="_35_29">o</text:span><text:span text:style-name="_39_03"> </text:span><text:span text:style-name="_32_470">e</text:span><text:span text:style-name="_32_47">a</text:span><text:span text:style-name="_31_744">c</text:span><text:span text:style-name="_32_302">h</text:span><text:span text:style-name="_33_"> </text:span><text:span text:style-name="_31_687">o</text:span><text:span text:style-name="_32_029">t</text:span><text:span text:style-name="_34_30">h</text:span><text:span text:style-name="_31_417">e</text:span><text:span text:style-name="_32_293">r</text:span><text:span text:style-name="_32_"> </text:span><text:span text:style-name="_31_138">o</text:span><text:span text:style-name="_32_155">u</text:span><text:span text:style-name="_35_29">r</text:span><text:span text:style-name="_39_02"> </text:span><text:span text:style-name="_32_569">L</text:span><text:span text:style-name="_38_17">i</text:span><text:span text:style-name="_31_222">v</text:span><text:span text:style-name="_32_299">e</text:span><text:span text:style-name="_37_09">s</text:span><text:span text:style-name="_31_717">,</text:span><text:span text:style-name="_31_802"> </text:span><text:span text:style-name="_33_43">o</text:span><text:span text:style-name="_31_210">u</text:span><text:span text:style-name="_32_221">r</text:span><text:span text:style-name="_32_"> </text:span><text:span text:style-name="_31_501">F</text:span><text:span text:style-name="_32_695">o</text:span><text:span text:style-name="_37_69">r</text:span><text:span text:style-name="_31_237">t</text:span><text:span text:style-name="_32_614">u</text:span><text:span text:style-name="_35_98">n</text:span><text:span text:style-name="_31_531">e</text:span><text:span text:style-name="_32_149">s</text:span><text:span text:style-name="_33_"> </text:span><text:span text:style-name="_31_507">a</text:span><text:span text:style-name="_32_338">n</text:span><text:span text:style-name="_38_41">d</text:span><text:span text:style-name="_39_03"> </text:span><text:span text:style-name="_32_074">o</text:span><text:span text:style-name="_35_35">u</text:span><text:span text:style-name="_31_789">r</text:span><text:span text:style-name="_31_802"> </text:span><text:span text:style-name="_33_22">s</text:span><text:span text:style-name="_31_543">a</text:span><text:span text:style-name="_32_572">c</text:span><text:span text:style-name="_34_57">r</text:span><text:span text:style-name="_31_750">e</text:span><text:span text:style-name="_32_065">d</text:span><text:span text:style-name="_33_"> </text:span><text:span text:style-name="_31_249">H</text:span><text:span text:style-name="_32_335">o</text:span><text:span text:style-name="_37_78">n</text:span><text:span text:style-name="_31_429">o</text:span><text:span text:style-name="_32_293">r</text:span><text:span text:style-name="_35_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